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3" office:value-type="float" office:value="295.3" calcext:value-type="float">
            <text:p>295.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92301436616782" calcext:value-type="float">
            <text:p>0.892301436616782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78835224878084" calcext:value-type="float">
            <text:p>0.007788352248781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18M33.311S" calcext:value-type="time">
            <text:p>14:18:33.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256612" calcext:value-type="float">
            <text:p>4.26E-10</text:p>
          </table:table-cell>
          <table:table-cell table:formula="of:=[.C4]*10^9" office:value-type="float" office:value="0.4256612" calcext:value-type="float">
            <text:p>0.4256612</text:p>
          </table:table-cell>
          <table:table-cell table:formula="of:=[.$N$1]*[.D4]" office:value-type="float" office:value="0.379818100272023" calcext:value-type="float">
            <text:p>0.37981810027202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18M33.685S" calcext:value-type="time">
            <text:p>14:18:33.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71508" calcext:value-type="float">
            <text:p>3.87E-10</text:p>
          </table:table-cell>
          <table:table-cell table:formula="of:=[.C5]*10^9" office:value-type="float" office:value="0.3871508" calcext:value-type="float">
            <text:p>0.3871508</text:p>
          </table:table-cell>
          <table:table-cell table:formula="of:=[.$N$1]*[.D5]" office:value-type="float" office:value="0.345455215027337" calcext:value-type="float">
            <text:p>0.345455215027337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270702126793904" calcext:value-type="float">
            <text:p>0.270702126793904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27848787037903" calcext:value-type="float">
            <text:p>0.127848787037903</text:p>
          </table:table-cell>
          <table:table-cell/>
          <table:table-cell table:formula="of:=(MAX([.E4:.E8])-MIN([.E4:.E8]))/2" office:value-type="float" office:value="0.143260334100979" calcext:value-type="float">
            <text:p>0.143260334100979</text:p>
          </table:table-cell>
          <table:table-cell table:number-columns-repeated="2"/>
        </table:table-row>
        <table:table-row table:style-name="ro1">
          <table:table-cell office:value-type="time" office:time-value="PT14H18M34.052S" calcext:value-type="time">
            <text:p>14:18:34.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96133" calcext:value-type="float">
            <text:p>1.20E-10</text:p>
          </table:table-cell>
          <table:table-cell table:formula="of:=[.C6]*10^9" office:value-type="float" office:value="0.1196133" calcext:value-type="float">
            <text:p>0.1196133</text:p>
          </table:table-cell>
          <table:table-cell table:formula="of:=[.$N$1]*[.D6]" office:value-type="float" office:value="0.106731119428474" calcext:value-type="float">
            <text:p>0.106731119428474</text:p>
          </table:table-cell>
          <table:table-cell table:number-columns-repeated="9"/>
        </table:table-row>
        <table:table-row table:style-name="ro1">
          <table:table-cell office:value-type="time" office:time-value="PT14H18M34.42S" calcext:value-type="time">
            <text:p>14:18:34.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407163" calcext:value-type="float">
            <text:p>4.41E-10</text:p>
          </table:table-cell>
          <table:table-cell table:formula="of:=[.C7]*10^9" office:value-type="float" office:value="0.4407163" calcext:value-type="float">
            <text:p>0.4407163</text:p>
          </table:table-cell>
          <table:table-cell table:formula="of:=[.$N$1]*[.D7]" office:value-type="float" office:value="0.393251787630433" calcext:value-type="float">
            <text:p>0.393251787630433</text:p>
          </table:table-cell>
          <table:table-cell table:number-columns-repeated="9"/>
        </table:table-row>
        <table:table-row table:style-name="ro1">
          <table:table-cell office:value-type="time" office:time-value="PT14H18M34.788S" calcext:value-type="time">
            <text:p>14:18:34.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37344" calcext:value-type="float">
            <text:p>1.44E-10</text:p>
          </table:table-cell>
          <table:table-cell table:formula="of:=[.C8]*10^9" office:value-type="float" office:value="0.1437344" calcext:value-type="float">
            <text:p>0.1437344</text:p>
          </table:table-cell>
          <table:table-cell table:formula="of:=[.$N$1]*[.D8]" office:value-type="float" office:value="0.128254411611251" calcext:value-type="float">
            <text:p>0.128254411611251</text:p>
          </table:table-cell>
          <table:table-cell table:number-columns-repeated="9"/>
        </table:table-row>
        <table:table-row table:style-name="ro1">
          <table:table-cell office:value-type="time" office:time-value="PT14H18M35.164S" calcext:value-type="time">
            <text:p>14:18:35.1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856356" calcext:value-type="float">
            <text:p>8.56E-11</text:p>
          </table:table-cell>
          <table:table-cell table:formula="of:=[.C9]*10^9" office:value-type="float" office:value="0.0856356" calcext:value-type="float">
            <text:p>0.0856356</text:p>
          </table:table-cell>
          <table:table-cell table:formula="of:=[.$N$1]*[.D9]" office:value-type="float" office:value="0.0764127689055401" calcext:value-type="float">
            <text:p>0.07641276890554</text:p>
          </table:table-cell>
          <table:table-cell table:number-columns-repeated="9"/>
        </table:table-row>
        <table:table-row table:style-name="ro1">
          <table:table-cell office:value-type="time" office:time-value="PT14H18M35.547S" calcext:value-type="time">
            <text:p>14:18:35.5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956881" calcext:value-type="float">
            <text:p>-1.96E-10</text:p>
          </table:table-cell>
          <table:table-cell table:formula="of:=[.C10]*10^9" office:value-type="float" office:value="-0.1956881" calcext:value-type="float">
            <text:p>-0.1956881</text:p>
          </table:table-cell>
          <table:table-cell table:formula="of:=[.$N$1]*[.D10]" office:value-type="float" office:value="-0.174612772758809" calcext:value-type="float">
            <text:p>-0.174612772758809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549247029988778" calcext:value-type="float">
            <text:p>-0.054924702998878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11996042677376" calcext:value-type="float">
            <text:p>0.111996042677376</text:p>
          </table:table-cell>
          <table:table-cell/>
          <table:table-cell table:formula="of:=(MAX([.E9:.E13])-MIN([.E9:.E13]))/2" office:value-type="float" office:value="0.125512770832174" calcext:value-type="float">
            <text:p>0.125512770832174</text:p>
          </table:table-cell>
          <table:table-cell table:number-columns-repeated="2"/>
        </table:table-row>
        <table:table-row table:style-name="ro1">
          <table:table-cell office:value-type="time" office:time-value="PT14H18M35.931S" calcext:value-type="time">
            <text:p>14:18:35.93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4234207" calcext:value-type="float">
            <text:p>4.23E-11</text:p>
          </table:table-cell>
          <table:table-cell table:formula="of:=[.C11]*10^9" office:value-type="float" office:value="0.04234207" calcext:value-type="float">
            <text:p>0.04234207</text:p>
          </table:table-cell>
          <table:table-cell table:formula="of:=[.$N$1]*[.D11]" office:value-type="float" office:value="0.0377818898903284" calcext:value-type="float">
            <text:p>0.037781889890328</text:p>
          </table:table-cell>
          <table:table-cell table:number-columns-repeated="9"/>
        </table:table-row>
        <table:table-row table:style-name="ro1">
          <table:table-cell office:value-type="time" office:time-value="PT14H18M36.315S" calcext:value-type="time">
            <text:p>14:18:36.3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568399" calcext:value-type="float">
            <text:p>-1.57E-10</text:p>
          </table:table-cell>
          <table:table-cell table:formula="of:=[.C12]*10^9" office:value-type="float" office:value="-0.1568399" calcext:value-type="float">
            <text:p>-0.1568399</text:p>
          </table:table-cell>
          <table:table-cell table:formula="of:=[.$N$1]*[.D12]" office:value-type="float" office:value="-0.139948468088832" calcext:value-type="float">
            <text:p>-0.139948468088832</text:p>
          </table:table-cell>
          <table:table-cell table:number-columns-repeated="9"/>
        </table:table-row>
        <table:table-row table:style-name="ro1">
          <table:table-cell office:value-type="time" office:time-value="PT14H18M36.699S" calcext:value-type="time">
            <text:p>14:18:36.7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8321956" calcext:value-type="float">
            <text:p>-8.32E-11</text:p>
          </table:table-cell>
          <table:table-cell table:formula="of:=[.C13]*10^9" office:value-type="float" office:value="-0.08321956" calcext:value-type="float">
            <text:p>-0.08321956</text:p>
          </table:table-cell>
          <table:table-cell table:formula="of:=[.$N$1]*[.D13]" office:value-type="float" office:value="-0.0742569329426165" calcext:value-type="float">
            <text:p>-0.074256932942617</text:p>
          </table:table-cell>
          <table:table-cell table:number-columns-repeated="9"/>
        </table:table-row>
        <table:table-row table:style-name="ro1">
          <table:table-cell office:value-type="time" office:time-value="PT14H18M37.083S" calcext:value-type="time">
            <text:p>14:18:37.0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060959" calcext:value-type="float">
            <text:p>-1.06E-10</text:p>
          </table:table-cell>
          <table:table-cell table:formula="of:=[.C14]*10^9" office:value-type="float" office:value="-0.1060959" calcext:value-type="float">
            <text:p>-0.1060959</text:p>
          </table:table-cell>
          <table:table-cell table:formula="of:=[.$N$1]*[.D14]" office:value-type="float" office:value="-0.0946695239891505" calcext:value-type="float">
            <text:p>-0.094669523989151</text:p>
          </table:table-cell>
          <table:table-cell table:number-columns-repeated="9"/>
        </table:table-row>
        <table:table-row table:style-name="ro1">
          <table:table-cell office:value-type="time" office:time-value="PT14H18M37.467S" calcext:value-type="time">
            <text:p>14:18:37.4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80349" calcext:value-type="float">
            <text:p>-1.88E-10</text:p>
          </table:table-cell>
          <table:table-cell table:formula="of:=[.C15]*10^9" office:value-type="float" office:value="-0.1880349" calcext:value-type="float">
            <text:p>-0.1880349</text:p>
          </table:table-cell>
          <table:table-cell table:formula="of:=[.$N$1]*[.D15]" office:value-type="float" office:value="-0.167783811404093" calcext:value-type="float">
            <text:p>-0.167783811404093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31649773838028" calcext:value-type="float">
            <text:p>-0.131649773838028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863082528001496" calcext:value-type="float">
            <text:p>0.08630825280015</text:p>
          </table:table-cell>
          <table:table-cell/>
          <table:table-cell table:formula="of:=(MAX([.E14:.E18])-MIN([.E14:.E18]))/2" office:value-type="float" office:value="0.0967186183927188" calcext:value-type="float">
            <text:p>0.096718618392719</text:p>
          </table:table-cell>
          <table:table-cell table:number-columns-repeated="2"/>
        </table:table-row>
        <table:table-row table:style-name="ro1">
          <table:table-cell office:value-type="time" office:time-value="PT14H18M37.853S" calcext:value-type="time">
            <text:p>14:18:37.8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303865" calcext:value-type="float">
            <text:p>-1.30E-10</text:p>
          </table:table-cell>
          <table:table-cell table:formula="of:=[.C16]*10^9" office:value-type="float" office:value="-0.1303865" calcext:value-type="float">
            <text:p>-0.1303865</text:p>
          </table:table-cell>
          <table:table-cell table:formula="of:=[.$N$1]*[.D16]" office:value-type="float" office:value="-0.116344061265434" calcext:value-type="float">
            <text:p>-0.116344061265434</text:p>
          </table:table-cell>
          <table:table-cell table:number-columns-repeated="9"/>
        </table:table-row>
        <table:table-row table:style-name="ro1">
          <table:table-cell office:value-type="time" office:time-value="PT14H18M38.234S" calcext:value-type="time">
            <text:p>14:18:38.2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49826" calcext:value-type="float">
            <text:p>-2.65E-10</text:p>
          </table:table-cell>
          <table:table-cell table:formula="of:=[.C17]*10^9" office:value-type="float" office:value="-0.2649826" calcext:value-type="float">
            <text:p>-0.2649826</text:p>
          </table:table-cell>
          <table:table-cell table:formula="of:=[.$N$1]*[.D17]" office:value-type="float" office:value="-0.23644435465845" calcext:value-type="float">
            <text:p>-0.23644435465845</text:p>
          </table:table-cell>
          <table:table-cell table:number-columns-repeated="9"/>
        </table:table-row>
        <table:table-row table:style-name="ro1">
          <table:table-cell office:value-type="time" office:time-value="PT14H18M38.617S" calcext:value-type="time">
            <text:p>14:18:38.6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819797" calcext:value-type="float">
            <text:p>-4.82E-11</text:p>
          </table:table-cell>
          <table:table-cell table:formula="of:=[.C18]*10^9" office:value-type="float" office:value="-0.04819797" calcext:value-type="float">
            <text:p>-0.04819797</text:p>
          </table:table-cell>
          <table:table-cell table:formula="of:=[.$N$1]*[.D18]" office:value-type="float" office:value="-0.0430071178730126" calcext:value-type="float">
            <text:p>-0.043007117873013</text:p>
          </table:table-cell>
          <table:table-cell table:number-columns-repeated="9"/>
        </table:table-row>
        <table:table-row table:style-name="ro1">
          <table:table-cell office:value-type="time" office:time-value="PT14H18M39.003S" calcext:value-type="time">
            <text:p>14:18:39.0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207368" calcext:value-type="float">
            <text:p>-1.21E-10</text:p>
          </table:table-cell>
          <table:table-cell table:formula="of:=[.C19]*10^9" office:value-type="float" office:value="-0.1207368" calcext:value-type="float">
            <text:p>-0.1207368</text:p>
          </table:table-cell>
          <table:table-cell table:formula="of:=[.$N$1]*[.D19]" office:value-type="float" office:value="-0.107733620092513" calcext:value-type="float">
            <text:p>-0.107733620092513</text:p>
          </table:table-cell>
          <table:table-cell table:number-columns-repeated="9"/>
        </table:table-row>
        <table:table-row table:style-name="ro1">
          <table:table-cell office:value-type="time" office:time-value="PT14H18M39.384S" calcext:value-type="time">
            <text:p>14:18:39.3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451011" calcext:value-type="float">
            <text:p>-2.45E-10</text:p>
          </table:table-cell>
          <table:table-cell table:formula="of:=[.C20]*10^9" office:value-type="float" office:value="-0.2451011" calcext:value-type="float">
            <text:p>-0.2451011</text:p>
          </table:table-cell>
          <table:table-cell table:formula="of:=[.$N$1]*[.D20]" office:value-type="float" office:value="-0.218704063646354" calcext:value-type="float">
            <text:p>-0.21870406364635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989836515285513" calcext:value-type="float">
            <text:p>-0.098983651528551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1301018608886" calcext:value-type="float">
            <text:p>0.11301018608886</text:p>
          </table:table-cell>
          <table:table-cell/>
          <table:table-cell table:formula="of:=(MAX([.E19:.E23])-MIN([.E19:.E23]))/2" office:value-type="float" office:value="0.126647287493761" calcext:value-type="float">
            <text:p>0.126647287493761</text:p>
          </table:table-cell>
          <table:table-cell table:number-columns-repeated="2"/>
        </table:table-row>
        <table:table-row table:style-name="ro1">
          <table:table-cell office:value-type="time" office:time-value="PT14H18M39.768S" calcext:value-type="time">
            <text:p>14:18:39.77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87655" calcext:value-type="float">
            <text:p>3.88E-11</text:p>
          </table:table-cell>
          <table:table-cell table:formula="of:=[.C21]*10^9" office:value-type="float" office:value="0.0387655" calcext:value-type="float">
            <text:p>0.0387655</text:p>
          </table:table-cell>
          <table:table-cell table:formula="of:=[.$N$1]*[.D21]" office:value-type="float" office:value="0.0345905113411679" calcext:value-type="float">
            <text:p>0.034590511341168</text:p>
          </table:table-cell>
          <table:table-cell table:number-columns-repeated="9"/>
        </table:table-row>
        <table:table-row table:style-name="ro1">
          <table:table-cell office:value-type="time" office:time-value="PT14H18M40.152S" calcext:value-type="time">
            <text:p>14:18:40.1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805063" calcext:value-type="float">
            <text:p>-1.81E-10</text:p>
          </table:table-cell>
          <table:table-cell table:formula="of:=[.C22]*10^9" office:value-type="float" office:value="-0.1805063" calcext:value-type="float">
            <text:p>-0.1805063</text:p>
          </table:table-cell>
          <table:table-cell table:formula="of:=[.$N$1]*[.D22]" office:value-type="float" office:value="-0.16106603080838" calcext:value-type="float">
            <text:p>-0.16106603080838</text:p>
          </table:table-cell>
          <table:table-cell table:number-columns-repeated="9"/>
        </table:table-row>
        <table:table-row table:style-name="ro1">
          <table:table-cell office:value-type="time" office:time-value="PT14H18M40.536S" calcext:value-type="time">
            <text:p>14:18:40.5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4707496" calcext:value-type="float">
            <text:p>-4.71E-11</text:p>
          </table:table-cell>
          <table:table-cell table:formula="of:=[.C23]*10^9" office:value-type="float" office:value="-0.04707496" calcext:value-type="float">
            <text:p>-0.04707496</text:p>
          </table:table-cell>
          <table:table-cell table:formula="of:=[.$N$1]*[.D23]" office:value-type="float" office:value="-0.0420050544366776" calcext:value-type="float">
            <text:p>-0.042005054436678</text:p>
          </table:table-cell>
          <table:table-cell table:number-columns-repeated="9"/>
        </table:table-row>
        <table:table-row table:style-name="ro1">
          <table:table-cell office:value-type="time" office:time-value="PT14H18M40.92S" calcext:value-type="time">
            <text:p>14:18:40.9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812038" calcext:value-type="float">
            <text:p>-2.81E-10</text:p>
          </table:table-cell>
          <table:table-cell table:formula="of:=[.C24]*10^9" office:value-type="float" office:value="-0.2812038" calcext:value-type="float">
            <text:p>-0.2812038</text:p>
          </table:table-cell>
          <table:table-cell table:formula="of:=[.$N$1]*[.D24]" office:value-type="float" office:value="-0.250918554722098" calcext:value-type="float">
            <text:p>-0.250918554722098</text:p>
          </table:table-cell>
          <table:table-cell table:number-columns-repeated="9"/>
        </table:table-row>
        <table:table-row table:style-name="ro1">
          <table:table-cell office:value-type="time" office:time-value="PT14H18M41.303S" calcext:value-type="time">
            <text:p>14:18:41.3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801417" calcext:value-type="float">
            <text:p>-8.01E-11</text:p>
          </table:table-cell>
          <table:table-cell table:formula="of:=[.C25]*10^9" office:value-type="float" office:value="-0.0801417" calcext:value-type="float">
            <text:p>-0.0801417</text:p>
          </table:table-cell>
          <table:table-cell table:formula="of:=[.$N$1]*[.D25]" office:value-type="float" office:value="-0.0715105540429112" calcext:value-type="float">
            <text:p>-0.07151055404291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01901430826613" calcext:value-type="float">
            <text:p>-0.101901430826613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24981855105955" calcext:value-type="float">
            <text:p>0.124981855105955</text:p>
          </table:table-cell>
          <table:table-cell/>
          <table:table-cell table:formula="of:=(MAX([.E24:.E28])-MIN([.E24:.E28]))/2" office:value-type="float" office:value="0.140064030047889" calcext:value-type="float">
            <text:p>0.140064030047889</text:p>
          </table:table-cell>
          <table:table-cell table:number-columns-repeated="2"/>
        </table:table-row>
        <table:table-row table:style-name="ro1">
          <table:table-cell office:value-type="time" office:time-value="PT14H18M41.686S" calcext:value-type="time">
            <text:p>14:18:41.69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1119238" calcext:value-type="float">
            <text:p>1.12E-11</text:p>
          </table:table-cell>
          <table:table-cell table:formula="of:=[.C26]*10^9" office:value-type="float" office:value="0.01119238" calcext:value-type="float">
            <text:p>0.01119238</text:p>
          </table:table-cell>
          <table:table-cell table:formula="of:=[.$N$1]*[.D26]" office:value-type="float" office:value="0.00998697675316094" calcext:value-type="float">
            <text:p>0.009986976753161</text:p>
          </table:table-cell>
          <table:table-cell table:number-columns-repeated="9"/>
        </table:table-row>
        <table:table-row table:style-name="ro1">
          <table:table-cell office:value-type="time" office:time-value="PT14H18M42.062S" calcext:value-type="time">
            <text:p>14:18:42.0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535853" calcext:value-type="float">
            <text:p>-2.54E-10</text:p>
          </table:table-cell>
          <table:table-cell table:formula="of:=[.C27]*10^9" office:value-type="float" office:value="-0.2535853" calcext:value-type="float">
            <text:p>-0.2535853</text:p>
          </table:table-cell>
          <table:table-cell table:formula="of:=[.$N$1]*[.D27]" office:value-type="float" office:value="-0.226274527494898" calcext:value-type="float">
            <text:p>-0.226274527494898</text:p>
          </table:table-cell>
          <table:table-cell table:number-columns-repeated="9"/>
        </table:table-row>
        <table:table-row table:style-name="ro1">
          <table:table-cell office:value-type="time" office:time-value="PT14H18M42.438S" calcext:value-type="time">
            <text:p>14:18:42.44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3273502" calcext:value-type="float">
            <text:p>3.27E-11</text:p>
          </table:table-cell>
          <table:table-cell table:formula="of:=[.C28]*10^9" office:value-type="float" office:value="0.03273502" calcext:value-type="float">
            <text:p>0.03273502</text:p>
          </table:table-cell>
          <table:table-cell table:formula="of:=[.$N$1]*[.D28]" office:value-type="float" office:value="0.0292095053736791" calcext:value-type="float">
            <text:p>0.029209505373679</text:p>
          </table:table-cell>
          <table:table-cell table:number-columns-repeated="9"/>
        </table:table-row>
        <table:table-row table:style-name="ro1">
          <table:table-cell office:value-type="time" office:time-value="PT14H18M42.821S" calcext:value-type="time">
            <text:p>14:18:42.8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55" calcext:value-type="float">
            <text:p>-2.55E-10</text:p>
          </table:table-cell>
          <table:table-cell table:formula="of:=[.C29]*10^9" office:value-type="float" office:value="-0.255" calcext:value-type="float">
            <text:p>-0.255</text:p>
          </table:table-cell>
          <table:table-cell table:formula="of:=[.$N$1]*[.D29]" office:value-type="float" office:value="-0.227536866337279" calcext:value-type="float">
            <text:p>-0.227536866337279</text:p>
          </table:table-cell>
          <table:table-cell table:number-columns-repeated="9"/>
        </table:table-row>
        <table:table-row table:style-name="ro1">
          <table:table-cell office:value-type="time" office:time-value="PT14H18M43.205S" calcext:value-type="time">
            <text:p>14:18:43.2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2349214" calcext:value-type="float">
            <text:p>-2.35E-11</text:p>
          </table:table-cell>
          <table:table-cell table:formula="of:=[.C30]*10^9" office:value-type="float" office:value="-0.02349214" calcext:value-type="float">
            <text:p>-0.02349214</text:p>
          </table:table-cell>
          <table:table-cell table:formula="of:=[.$N$1]*[.D30]" office:value-type="float" office:value="-0.0209620702712026" calcext:value-type="float">
            <text:p>-0.020962070271203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0810128344403048" calcext:value-type="float">
            <text:p>-0.081012834440305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0178571044513" calcext:value-type="float">
            <text:p>0.110178571044513</text:p>
          </table:table-cell>
          <table:table-cell/>
          <table:table-cell table:formula="of:=(MAX([.E29:.E33])-MIN([.E29:.E33]))/2" office:value-type="float" office:value="0.123474825735057" calcext:value-type="float">
            <text:p>0.123474825735057</text:p>
          </table:table-cell>
          <table:table-cell table:number-columns-repeated="2"/>
        </table:table-row>
        <table:table-row table:style-name="ro1">
          <table:table-cell office:value-type="time" office:time-value="PT14H18M43.589S" calcext:value-type="time">
            <text:p>14:18:43.5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500184" calcext:value-type="float">
            <text:p>-1.50E-10</text:p>
          </table:table-cell>
          <table:table-cell table:formula="of:=[.C31]*10^9" office:value-type="float" office:value="-0.1500184" calcext:value-type="float">
            <text:p>-0.1500184</text:p>
          </table:table-cell>
          <table:table-cell table:formula="of:=[.$N$1]*[.D31]" office:value-type="float" office:value="-0.133861633838951" calcext:value-type="float">
            <text:p>-0.133861633838951</text:p>
          </table:table-cell>
          <table:table-cell table:number-columns-repeated="9"/>
        </table:table-row>
        <table:table-row table:style-name="ro1">
          <table:table-cell office:value-type="time" office:time-value="PT14H18M43.972S" calcext:value-type="time">
            <text:p>14:18:43.97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2175586" calcext:value-type="float">
            <text:p>2.18E-11</text:p>
          </table:table-cell>
          <table:table-cell table:formula="of:=[.C32]*10^9" office:value-type="float" office:value="0.02175586" calcext:value-type="float">
            <text:p>0.02175586</text:p>
          </table:table-cell>
          <table:table-cell table:formula="of:=[.$N$1]*[.D32]" office:value-type="float" office:value="0.0194127851328336" calcext:value-type="float">
            <text:p>0.019412785132834</text:p>
          </table:table-cell>
          <table:table-cell table:number-columns-repeated="9"/>
        </table:table-row>
        <table:table-row table:style-name="ro1">
          <table:table-cell office:value-type="time" office:time-value="PT14H18M44.356S" calcext:value-type="time">
            <text:p>14:18:44.3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4719973" calcext:value-type="float">
            <text:p>-4.72E-11</text:p>
          </table:table-cell>
          <table:table-cell table:formula="of:=[.C33]*10^9" office:value-type="float" office:value="-0.04719973" calcext:value-type="float">
            <text:p>-0.04719973</text:p>
          </table:table-cell>
          <table:table-cell table:formula="of:=[.$N$1]*[.D33]" office:value-type="float" office:value="-0.0421163868869242" calcext:value-type="float">
            <text:p>-0.042116386886924</text:p>
          </table:table-cell>
          <table:table-cell table:number-columns-repeated="9"/>
        </table:table-row>
        <table:table-row table:style-name="ro1">
          <table:table-cell office:value-type="time" office:time-value="PT14H18M44.74S" calcext:value-type="time">
            <text:p>14:18:44.7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58254" calcext:value-type="float">
            <text:p>-1.58E-10</text:p>
          </table:table-cell>
          <table:table-cell table:formula="of:=[.C34]*10^9" office:value-type="float" office:value="-0.158254" calcext:value-type="float">
            <text:p>-0.158254</text:p>
          </table:table-cell>
          <table:table-cell table:formula="of:=[.$N$1]*[.D34]" office:value-type="float" office:value="-0.141210271550352" calcext:value-type="float">
            <text:p>-0.141210271550352</text:p>
          </table:table-cell>
          <table:table-cell table:number-columns-repeated="9"/>
        </table:table-row>
        <table:table-row table:style-name="ro1">
          <table:table-cell office:value-type="time" office:time-value="PT14H18M45.124S" calcext:value-type="time">
            <text:p>14:18:45.1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2873227" calcext:value-type="float">
            <text:p>-2.87E-11</text:p>
          </table:table-cell>
          <table:table-cell table:formula="of:=[.C35]*10^9" office:value-type="float" office:value="-0.02873227" calcext:value-type="float">
            <text:p>-0.02873227</text:p>
          </table:table-cell>
          <table:table-cell table:formula="of:=[.$N$1]*[.D35]" office:value-type="float" office:value="-0.0256378457982613" calcext:value-type="float">
            <text:p>-0.02563784579826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0999039283998089" calcext:value-type="float">
            <text:p>-0.099903928399809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22763077105934" calcext:value-type="float">
            <text:p>0.122763077105934</text:p>
          </table:table-cell>
          <table:table-cell/>
          <table:table-cell table:formula="of:=(MAX([.E34:.E38])-MIN([.E34:.E38]))/2" office:value-type="float" office:value="0.137577511634062" calcext:value-type="float">
            <text:p>0.137577511634062</text:p>
          </table:table-cell>
          <table:table-cell table:number-columns-repeated="2"/>
        </table:table-row>
        <table:table-row table:style-name="ro1">
          <table:table-cell office:value-type="time" office:time-value="PT14H18M45.508S" calcext:value-type="time">
            <text:p>14:18:45.5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755056" calcext:value-type="float">
            <text:p>-2.76E-10</text:p>
          </table:table-cell>
          <table:table-cell table:formula="of:=[.C36]*10^9" office:value-type="float" office:value="-0.2755056" calcext:value-type="float">
            <text:p>-0.2755056</text:p>
          </table:table-cell>
          <table:table-cell table:formula="of:=[.$N$1]*[.D36]" office:value-type="float" office:value="-0.245834042675969" calcext:value-type="float">
            <text:p>-0.245834042675969</text:p>
          </table:table-cell>
          <table:table-cell table:number-columns-repeated="9"/>
        </table:table-row>
        <table:table-row table:style-name="ro1">
          <table:table-cell office:value-type="time" office:time-value="PT14H18M45.892S" calcext:value-type="time">
            <text:p>14:18:45.89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3285995" calcext:value-type="float">
            <text:p>3.29E-11</text:p>
          </table:table-cell>
          <table:table-cell table:formula="of:=[.C37]*10^9" office:value-type="float" office:value="0.03285995" calcext:value-type="float">
            <text:p>0.03285995</text:p>
          </table:table-cell>
          <table:table-cell table:formula="of:=[.$N$1]*[.D37]" office:value-type="float" office:value="0.0293209805921556" calcext:value-type="float">
            <text:p>0.029320980592156</text:p>
          </table:table-cell>
          <table:table-cell table:number-columns-repeated="9"/>
        </table:table-row>
        <table:table-row table:style-name="ro1">
          <table:table-cell office:value-type="time" office:time-value="PT14H18M46.275S" calcext:value-type="time">
            <text:p>14:18:46.2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301785" calcext:value-type="float">
            <text:p>-1.30E-10</text:p>
          </table:table-cell>
          <table:table-cell table:formula="of:=[.C38]*10^9" office:value-type="float" office:value="-0.1301785" calcext:value-type="float">
            <text:p>-0.1301785</text:p>
          </table:table-cell>
          <table:table-cell table:formula="of:=[.$N$1]*[.D38]" office:value-type="float" office:value="-0.116158462566618" calcext:value-type="float">
            <text:p>-0.116158462566618</text:p>
          </table:table-cell>
          <table:table-cell table:number-columns-repeated="9"/>
        </table:table-row>
        <table:table-row table:style-name="ro1">
          <table:table-cell office:value-type="time" office:time-value="PT14H18M46.66S" calcext:value-type="time">
            <text:p>14:18:46.6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453921" calcext:value-type="float">
            <text:p>-2.45E-10</text:p>
          </table:table-cell>
          <table:table-cell table:formula="of:=[.C39]*10^9" office:value-type="float" office:value="-0.2453921" calcext:value-type="float">
            <text:p>-0.2453921</text:p>
          </table:table-cell>
          <table:table-cell table:formula="of:=[.$N$1]*[.D39]" office:value-type="float" office:value="-0.218963723364409" calcext:value-type="float">
            <text:p>-0.218963723364409</text:p>
          </table:table-cell>
          <table:table-cell table:number-columns-repeated="9"/>
        </table:table-row>
        <table:table-row table:style-name="ro1">
          <table:table-cell office:value-type="time" office:time-value="PT14H18M47.043S" calcext:value-type="time">
            <text:p>14:18:47.0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1979079" calcext:value-type="float">
            <text:p>-1.98E-11</text:p>
          </table:table-cell>
          <table:table-cell table:formula="of:=[.C40]*10^9" office:value-type="float" office:value="-0.01979079" calcext:value-type="float">
            <text:p>-0.01979079</text:p>
          </table:table-cell>
          <table:table-cell table:formula="of:=[.$N$1]*[.D40]" office:value-type="float" office:value="-0.017659350348781" calcext:value-type="float">
            <text:p>-0.017659350348781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3029932022878" calcext:value-type="float">
            <text:p>-0.13029932022878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721954088749" calcext:value-type="float">
            <text:p>0.10721954088749</text:p>
          </table:table-cell>
          <table:table-cell/>
          <table:table-cell table:formula="of:=(MAX([.E39:.E43])-MIN([.E39:.E43]))/2" office:value-type="float" office:value="0.120155290392062" calcext:value-type="float">
            <text:p>0.120155290392062</text:p>
          </table:table-cell>
          <table:table-cell table:number-columns-repeated="2"/>
        </table:table-row>
        <table:table-row table:style-name="ro1">
          <table:table-cell office:value-type="time" office:time-value="PT14H18M47.427S" calcext:value-type="time">
            <text:p>14:18:47.4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65616" calcext:value-type="float">
            <text:p>-1.66E-10</text:p>
          </table:table-cell>
          <table:table-cell table:formula="of:=[.C41]*10^9" office:value-type="float" office:value="-0.165616" calcext:value-type="float">
            <text:p>-0.165616</text:p>
          </table:table-cell>
          <table:table-cell table:formula="of:=[.$N$1]*[.D41]" office:value-type="float" office:value="-0.147779394726725" calcext:value-type="float">
            <text:p>-0.147779394726725</text:p>
          </table:table-cell>
          <table:table-cell table:number-columns-repeated="9"/>
        </table:table-row>
        <table:table-row table:style-name="ro1">
          <table:table-cell office:value-type="time" office:time-value="PT14H18M47.81S" calcext:value-type="time">
            <text:p>14:18:47.8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843236" calcext:value-type="float">
            <text:p>-2.84E-10</text:p>
          </table:table-cell>
          <table:table-cell table:formula="of:=[.C42]*10^9" office:value-type="float" office:value="-0.2843236" calcext:value-type="float">
            <text:p>-0.2843236</text:p>
          </table:table-cell>
          <table:table-cell table:formula="of:=[.$N$1]*[.D42]" office:value-type="float" office:value="-0.253702356744055" calcext:value-type="float">
            <text:p>-0.253702356744055</text:p>
          </table:table-cell>
          <table:table-cell table:number-columns-repeated="9"/>
        </table:table-row>
        <table:table-row table:style-name="ro1">
          <table:table-cell office:value-type="time" office:time-value="PT14H18M48.194S" calcext:value-type="time">
            <text:p>14:18:48.1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1500813" calcext:value-type="float">
            <text:p>-1.50E-11</text:p>
          </table:table-cell>
          <table:table-cell table:formula="of:=[.C43]*10^9" office:value-type="float" office:value="-0.01500813" calcext:value-type="float">
            <text:p>-0.01500813</text:p>
          </table:table-cell>
          <table:table-cell table:formula="of:=[.$N$1]*[.D43]" office:value-type="float" office:value="-0.0133917759599314" calcext:value-type="float">
            <text:p>-0.013391775959932</text:p>
          </table:table-cell>
          <table:table-cell table:number-columns-repeated="9"/>
        </table:table-row>
        <table:table-row table:style-name="ro1">
          <table:table-cell office:value-type="time" office:time-value="PT14H18M48.578S" calcext:value-type="time">
            <text:p>14:18:48.5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014183" calcext:value-type="float">
            <text:p>-3.01E-10</text:p>
          </table:table-cell>
          <table:table-cell table:formula="of:=[.C44]*10^9" office:value-type="float" office:value="-0.3014183" calcext:value-type="float">
            <text:p>-0.3014183</text:p>
          </table:table-cell>
          <table:table-cell table:formula="of:=[.$N$1]*[.D44]" office:value-type="float" office:value="-0.268955982112588" calcext:value-type="float">
            <text:p>-0.268955982112588</text:p>
          </table:table-cell>
          <table:table-cell table:number-columns-repeated="9"/>
        </table:table-row>
        <table:table-row table:style-name="ro1">
          <table:table-cell office:value-type="time" office:time-value="PT14H18M48.961S" calcext:value-type="time">
            <text:p>14:18:48.9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9831794" calcext:value-type="float">
            <text:p>-9.83E-11</text:p>
          </table:table-cell>
          <table:table-cell table:formula="of:=[.C45]*10^9" office:value-type="float" office:value="-0.09831794" calcext:value-type="float">
            <text:p>-0.09831794</text:p>
          </table:table-cell>
          <table:table-cell table:formula="of:=[.$N$1]*[.D45]" office:value-type="float" office:value="-0.0877292391072026" calcext:value-type="float">
            <text:p>-0.08772923910720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2807939382287" calcext:value-type="float">
            <text:p>-0.12807939382287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5365520195097" calcext:value-type="float">
            <text:p>0.105365520195097</text:p>
          </table:table-cell>
          <table:table-cell/>
          <table:table-cell table:formula="of:=(MAX([.E44:.E48])-MIN([.E44:.E48]))/2" office:value-type="float" office:value="0.118077584342929" calcext:value-type="float">
            <text:p>0.118077584342929</text:p>
          </table:table-cell>
          <table:table-cell table:number-columns-repeated="2"/>
        </table:table-row>
        <table:table-row table:style-name="ro1">
          <table:table-cell office:value-type="time" office:time-value="PT14H18M49.336S" calcext:value-type="time">
            <text:p>14:18:49.3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3675979" calcext:value-type="float">
            <text:p>-3.68E-11</text:p>
          </table:table-cell>
          <table:table-cell table:formula="of:=[.C46]*10^9" office:value-type="float" office:value="-0.03675979" calcext:value-type="float">
            <text:p>-0.03675979</text:p>
          </table:table-cell>
          <table:table-cell table:formula="of:=[.$N$1]*[.D46]" office:value-type="float" office:value="-0.0328008134267312" calcext:value-type="float">
            <text:p>-0.032800813426731</text:p>
          </table:table-cell>
          <table:table-cell table:number-columns-repeated="9"/>
        </table:table-row>
        <table:table-row table:style-name="ro1">
          <table:table-cell office:value-type="time" office:time-value="PT14H18M49.704S" calcext:value-type="time">
            <text:p>14:18:49.7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010952" calcext:value-type="float">
            <text:p>-2.01E-10</text:p>
          </table:table-cell>
          <table:table-cell table:formula="of:=[.C47]*10^9" office:value-type="float" office:value="-0.2010952" calcext:value-type="float">
            <text:p>-0.2010952</text:p>
          </table:table-cell>
          <table:table-cell table:formula="of:=[.$N$1]*[.D47]" office:value-type="float" office:value="-0.179437535856739" calcext:value-type="float">
            <text:p>-0.179437535856739</text:p>
          </table:table-cell>
          <table:table-cell table:number-columns-repeated="9"/>
        </table:table-row>
        <table:table-row table:style-name="ro1">
          <table:table-cell office:value-type="time" office:time-value="PT14H18M50.08S" calcext:value-type="time">
            <text:p>14:18:50.0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8010006" calcext:value-type="float">
            <text:p>-8.01E-11</text:p>
          </table:table-cell>
          <table:table-cell table:formula="of:=[.C48]*10^9" office:value-type="float" office:value="-0.08010006" calcext:value-type="float">
            <text:p>-0.08010006</text:p>
          </table:table-cell>
          <table:table-cell table:formula="of:=[.$N$1]*[.D48]" office:value-type="float" office:value="-0.0714733986110905" calcext:value-type="float">
            <text:p>-0.071473398611091</text:p>
          </table:table-cell>
          <table:table-cell table:number-columns-repeated="9"/>
        </table:table-row>
        <table:table-row table:style-name="ro1">
          <table:table-cell office:value-type="time" office:time-value="PT14H18M50.464S" calcext:value-type="time">
            <text:p>14:18:50.4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310422" calcext:value-type="float">
            <text:p>-2.31E-10</text:p>
          </table:table-cell>
          <table:table-cell table:formula="of:=[.C49]*10^9" office:value-type="float" office:value="-0.2310422" calcext:value-type="float">
            <text:p>-0.2310422</text:p>
          </table:table-cell>
          <table:table-cell table:formula="of:=[.$N$1]*[.D49]" office:value-type="float" office:value="-0.206159286979102" calcext:value-type="float">
            <text:p>-0.206159286979102</text:p>
          </table:table-cell>
          <table:table-cell table:number-columns-repeated="9"/>
        </table:table-row>
        <table:table-row table:style-name="ro1">
          <table:table-cell office:value-type="time" office:time-value="PT14H18M50.848S" calcext:value-type="time">
            <text:p>14:18:50.8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561743" calcext:value-type="float">
            <text:p>-1.56E-10</text:p>
          </table:table-cell>
          <table:table-cell table:formula="of:=[.C50]*10^9" office:value-type="float" office:value="-0.1561743" calcext:value-type="float">
            <text:p>-0.1561743</text:p>
          </table:table-cell>
          <table:table-cell table:formula="of:=[.$N$1]*[.D50]" office:value-type="float" office:value="-0.13935455225262" calcext:value-type="float">
            <text:p>-0.1393545522526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31263730329093" calcext:value-type="float">
            <text:p>-0.131263730329093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9096077966644" calcext:value-type="float">
            <text:p>0.09096077966644</text:p>
          </table:table-cell>
          <table:table-cell/>
          <table:table-cell table:formula="of:=(MAX([.E49:.E53])-MIN([.E49:.E53]))/2" office:value-type="float" office:value="0.10193308075857" calcext:value-type="float">
            <text:p>0.10193308075857</text:p>
          </table:table-cell>
          <table:table-cell table:number-columns-repeated="2"/>
        </table:table-row>
        <table:table-row table:style-name="ro1">
          <table:table-cell office:value-type="time" office:time-value="PT14H18M51.231S" calcext:value-type="time">
            <text:p>14:18:51.2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37966" calcext:value-type="float">
            <text:p>-3.80E-11</text:p>
          </table:table-cell>
          <table:table-cell table:formula="of:=[.C51]*10^9" office:value-type="float" office:value="-0.037966" calcext:value-type="float">
            <text:p>-0.037966</text:p>
          </table:table-cell>
          <table:table-cell table:formula="of:=[.$N$1]*[.D51]" office:value-type="float" office:value="-0.0338771163425928" calcext:value-type="float">
            <text:p>-0.033877116342593</text:p>
          </table:table-cell>
          <table:table-cell table:number-columns-repeated="9"/>
        </table:table-row>
        <table:table-row table:style-name="ro1">
          <table:table-cell office:value-type="time" office:time-value="PT14H18M51.615S" calcext:value-type="time">
            <text:p>14:18:51.6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664383" calcext:value-type="float">
            <text:p>-2.66E-10</text:p>
          </table:table-cell>
          <table:table-cell table:formula="of:=[.C52]*10^9" office:value-type="float" office:value="-0.2664383" calcext:value-type="float">
            <text:p>-0.2664383</text:p>
          </table:table-cell>
          <table:table-cell table:formula="of:=[.$N$1]*[.D52]" office:value-type="float" office:value="-0.237743277859733" calcext:value-type="float">
            <text:p>-0.237743277859733</text:p>
          </table:table-cell>
          <table:table-cell table:number-columns-repeated="9"/>
        </table:table-row>
        <table:table-row table:style-name="ro1">
          <table:table-cell office:value-type="time" office:time-value="PT14H18M51.998S" calcext:value-type="time">
            <text:p>14:18:52.0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4391388" calcext:value-type="float">
            <text:p>-4.39E-11</text:p>
          </table:table-cell>
          <table:table-cell table:formula="of:=[.C53]*10^9" office:value-type="float" office:value="-0.04391388" calcext:value-type="float">
            <text:p>-0.04391388</text:p>
          </table:table-cell>
          <table:table-cell table:formula="of:=[.$N$1]*[.D53]" office:value-type="float" office:value="-0.039184418211417" calcext:value-type="float">
            <text:p>-0.039184418211417</text:p>
          </table:table-cell>
          <table:table-cell table:number-columns-repeated="9"/>
        </table:table-row>
        <table:table-row table:style-name="ro1">
          <table:table-cell office:value-type="time" office:time-value="PT14H18M52.382S" calcext:value-type="time">
            <text:p>14:18:52.3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35764" calcext:value-type="float">
            <text:p>-3.54E-10</text:p>
          </table:table-cell>
          <table:table-cell table:formula="of:=[.C54]*10^9" office:value-type="float" office:value="-0.3535764" calcext:value-type="float">
            <text:p>-0.3535764</text:p>
          </table:table-cell>
          <table:table-cell table:formula="of:=[.$N$1]*[.D54]" office:value-type="float" office:value="-0.31549672967379" calcext:value-type="float">
            <text:p>-0.31549672967379</text:p>
          </table:table-cell>
          <table:table-cell table:number-columns-repeated="9"/>
        </table:table-row>
        <table:table-row table:style-name="ro1">
          <table:table-cell office:value-type="time" office:time-value="PT14H18M52.765S" calcext:value-type="time">
            <text:p>14:18:52.7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9137178" calcext:value-type="float">
            <text:p>-9.14E-11</text:p>
          </table:table-cell>
          <table:table-cell table:formula="of:=[.C55]*10^9" office:value-type="float" office:value="-0.09137178" calcext:value-type="float">
            <text:p>-0.09137178</text:p>
          </table:table-cell>
          <table:table-cell table:formula="of:=[.$N$1]*[.D55]" office:value-type="float" office:value="-0.0815311705602326" calcext:value-type="float">
            <text:p>-0.081531170560233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51861870105563" calcext:value-type="float">
            <text:p>-0.151861870105563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27206778491149" calcext:value-type="float">
            <text:p>0.127206778491149</text:p>
          </table:table-cell>
          <table:table-cell/>
          <table:table-cell table:formula="of:=(MAX([.E54:.E58])-MIN([.E54:.E58]))/2" office:value-type="float" office:value="0.142554157821026" calcext:value-type="float">
            <text:p>0.142554157821026</text:p>
          </table:table-cell>
          <table:table-cell table:number-columns-repeated="2"/>
        </table:table-row>
        <table:table-row table:style-name="ro1">
          <table:table-cell office:value-type="time" office:time-value="PT14H18M53.148S" calcext:value-type="time">
            <text:p>14:18:53.1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419909" calcext:value-type="float">
            <text:p>-1.42E-10</text:p>
          </table:table-cell>
          <table:table-cell table:formula="of:=[.C56]*10^9" office:value-type="float" office:value="-0.1419909" calcext:value-type="float">
            <text:p>-0.1419909</text:p>
          </table:table-cell>
          <table:table-cell table:formula="of:=[.$N$1]*[.D56]" office:value-type="float" office:value="-0.12669868405651" calcext:value-type="float">
            <text:p>-0.12669868405651</text:p>
          </table:table-cell>
          <table:table-cell table:number-columns-repeated="9"/>
        </table:table-row>
        <table:table-row table:style-name="ro1">
          <table:table-cell office:value-type="time" office:time-value="PT14H18M53.532S" calcext:value-type="time">
            <text:p>14:18:53.5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299608" calcext:value-type="float">
            <text:p>-2.30E-10</text:p>
          </table:table-cell>
          <table:table-cell table:formula="of:=[.C57]*10^9" office:value-type="float" office:value="-0.2299608" calcext:value-type="float">
            <text:p>-0.2299608</text:p>
          </table:table-cell>
          <table:table-cell table:formula="of:=[.$N$1]*[.D57]" office:value-type="float" office:value="-0.205194352205545" calcext:value-type="float">
            <text:p>-0.205194352205545</text:p>
          </table:table-cell>
          <table:table-cell table:number-columns-repeated="9"/>
        </table:table-row>
        <table:table-row table:style-name="ro1">
          <table:table-cell office:value-type="time" office:time-value="PT14H18M53.916S" calcext:value-type="time">
            <text:p>14:18:53.9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3405622" calcext:value-type="float">
            <text:p>-3.41E-11</text:p>
          </table:table-cell>
          <table:table-cell table:formula="of:=[.C58]*10^9" office:value-type="float" office:value="-0.03405622" calcext:value-type="float">
            <text:p>-0.03405622</text:p>
          </table:table-cell>
          <table:table-cell table:formula="of:=[.$N$1]*[.D58]" office:value-type="float" office:value="-0.0303884140317372" calcext:value-type="float">
            <text:p>-0.030388414031737</text:p>
          </table:table-cell>
          <table:table-cell table:number-columns-repeated="9"/>
        </table:table-row>
        <table:table-row table:style-name="ro1">
          <table:table-cell office:value-type="time" office:time-value="PT14H18M54.3S" calcext:value-type="time">
            <text:p>14:18:54.3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65264" calcext:value-type="float">
            <text:p>-3.65E-10</text:p>
          </table:table-cell>
          <table:table-cell table:formula="of:=[.C59]*10^9" office:value-type="float" office:value="-0.365264" calcext:value-type="float">
            <text:p>-0.365264</text:p>
          </table:table-cell>
          <table:table-cell table:formula="of:=[.$N$1]*[.D59]" office:value-type="float" office:value="-0.325925591944392" calcext:value-type="float">
            <text:p>-0.325925591944392</text:p>
          </table:table-cell>
          <table:table-cell table:number-columns-repeated="9"/>
        </table:table-row>
        <table:table-row table:style-name="ro1">
          <table:table-cell office:value-type="time" office:time-value="PT14H18M54.683S" calcext:value-type="time">
            <text:p>14:18:54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8434258" calcext:value-type="float">
            <text:p>-8.43E-11</text:p>
          </table:table-cell>
          <table:table-cell table:formula="of:=[.C60]*10^9" office:value-type="float" office:value="-0.08434258" calcext:value-type="float">
            <text:p>-0.08434258</text:p>
          </table:table-cell>
          <table:table-cell table:formula="of:=[.$N$1]*[.D60]" office:value-type="float" office:value="-0.0752590053019659" calcext:value-type="float">
            <text:p>-0.075259005301966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8004614611301" calcext:value-type="float">
            <text:p>-0.18004614611301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1184386859417" calcext:value-type="float">
            <text:p>0.11184386859417</text:p>
          </table:table-cell>
          <table:table-cell/>
          <table:table-cell table:formula="of:=(MAX([.E59:.E63])-MIN([.E59:.E63]))/2" office:value-type="float" office:value="0.125333293321213" calcext:value-type="float">
            <text:p>0.125333293321213</text:p>
          </table:table-cell>
          <table:table-cell table:number-columns-repeated="2"/>
        </table:table-row>
        <table:table-row table:style-name="ro1">
          <table:table-cell office:value-type="time" office:time-value="PT14H18M55.067S" calcext:value-type="time">
            <text:p>14:18:55.0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079999" calcext:value-type="float">
            <text:p>-2.08E-10</text:p>
          </table:table-cell>
          <table:table-cell table:formula="of:=[.C61]*10^9" office:value-type="float" office:value="-0.2079999" calcext:value-type="float">
            <text:p>-0.2079999</text:p>
          </table:table-cell>
          <table:table-cell table:formula="of:=[.$N$1]*[.D61]" office:value-type="float" office:value="-0.185598609586147" calcext:value-type="float">
            <text:p>-0.185598609586147</text:p>
          </table:table-cell>
          <table:table-cell table:number-columns-repeated="9"/>
        </table:table-row>
        <table:table-row table:style-name="ro1">
          <table:table-cell office:value-type="time" office:time-value="PT14H18M55.45S" calcext:value-type="time">
            <text:p>14:18:55.4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518805" calcext:value-type="float">
            <text:p>-2.52E-10</text:p>
          </table:table-cell>
          <table:table-cell table:formula="of:=[.C62]*10^9" office:value-type="float" office:value="-0.2518805" calcext:value-type="float">
            <text:p>-0.2518805</text:p>
          </table:table-cell>
          <table:table-cell table:formula="of:=[.$N$1]*[.D62]" office:value-type="float" office:value="-0.224753332005753" calcext:value-type="float">
            <text:p>-0.224753332005753</text:p>
          </table:table-cell>
          <table:table-cell table:number-columns-repeated="9"/>
        </table:table-row>
        <table:table-row table:style-name="ro1">
          <table:table-cell office:value-type="time" office:time-value="PT14H18M55.834S" calcext:value-type="time">
            <text:p>14:18:55.8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9939936" calcext:value-type="float">
            <text:p>-9.94E-11</text:p>
          </table:table-cell>
          <table:table-cell table:formula="of:=[.C63]*10^9" office:value-type="float" office:value="-0.09939936" calcext:value-type="float">
            <text:p>-0.09939936</text:p>
          </table:table-cell>
          <table:table-cell table:formula="of:=[.$N$1]*[.D63]" office:value-type="float" office:value="-0.0886941917267887" calcext:value-type="float">
            <text:p>-0.088694191726789</text:p>
          </table:table-cell>
          <table:table-cell table:number-columns-repeated="9"/>
        </table:table-row>
        <table:table-row table:style-name="ro1">
          <table:table-cell office:value-type="time" office:time-value="PT14H18M56.218S" calcext:value-type="time">
            <text:p>14:18:56.2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66446" calcext:value-type="float">
            <text:p>-4.57E-10</text:p>
          </table:table-cell>
          <table:table-cell table:formula="of:=[.C64]*10^9" office:value-type="float" office:value="-0.4566446" calcext:value-type="float">
            <text:p>-0.4566446</text:p>
          </table:table-cell>
          <table:table-cell table:formula="of:=[.$N$1]*[.D64]" office:value-type="float" office:value="-0.407464632603296" calcext:value-type="float">
            <text:p>-0.407464632603296</text:p>
          </table:table-cell>
          <table:table-cell table:number-columns-repeated="9"/>
        </table:table-row>
        <table:table-row table:style-name="ro1">
          <table:table-cell office:value-type="time" office:time-value="PT14H18M56.602S" calcext:value-type="time">
            <text:p>14:18:56.6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303032" calcext:value-type="float">
            <text:p>-1.30E-10</text:p>
          </table:table-cell>
          <table:table-cell table:formula="of:=[.C65]*10^9" office:value-type="float" office:value="-0.1303032" calcext:value-type="float">
            <text:p>-0.1303032</text:p>
          </table:table-cell>
          <table:table-cell table:formula="of:=[.$N$1]*[.D65]" office:value-type="float" office:value="-0.116269732555764" calcext:value-type="float">
            <text:p>-0.116269732555764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37045462444241" calcext:value-type="float">
            <text:p>-0.237045462444241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54483865553364" calcext:value-type="float">
            <text:p>0.154483865553364</text:p>
          </table:table-cell>
          <table:table-cell/>
          <table:table-cell table:formula="of:=(MAX([.E64:.E68])-MIN([.E64:.E68]))/2" office:value-type="float" office:value="0.173117320166111" calcext:value-type="float">
            <text:p>0.173117320166111</text:p>
          </table:table-cell>
          <table:table-cell table:number-columns-repeated="2"/>
        </table:table-row>
        <table:table-row table:style-name="ro1">
          <table:table-cell office:value-type="time" office:time-value="PT14H18M56.987S" calcext:value-type="time">
            <text:p>14:18:56.9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54048" calcext:value-type="float">
            <text:p>-2.85E-10</text:p>
          </table:table-cell>
          <table:table-cell table:formula="of:=[.C66]*10^9" office:value-type="float" office:value="-0.2854048" calcext:value-type="float">
            <text:p>-0.2854048</text:p>
          </table:table-cell>
          <table:table-cell table:formula="of:=[.$N$1]*[.D66]" office:value-type="float" office:value="-0.254667113057325" calcext:value-type="float">
            <text:p>-0.254667113057325</text:p>
          </table:table-cell>
          <table:table-cell table:number-columns-repeated="9"/>
        </table:table-row>
        <table:table-row table:style-name="ro1">
          <table:table-cell office:value-type="time" office:time-value="PT14H18M57.369S" calcext:value-type="time">
            <text:p>14:18:57.3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686203" calcext:value-type="float">
            <text:p>-6.86E-11</text:p>
          </table:table-cell>
          <table:table-cell table:formula="of:=[.C67]*10^9" office:value-type="float" office:value="-0.0686203" calcext:value-type="float">
            <text:p>-0.0686203</text:p>
          </table:table-cell>
          <table:table-cell table:formula="of:=[.$N$1]*[.D67]" office:value-type="float" office:value="-0.0612299922710746" calcext:value-type="float">
            <text:p>-0.061229992271075</text:p>
          </table:table-cell>
          <table:table-cell table:number-columns-repeated="9"/>
        </table:table-row>
        <table:table-row table:style-name="ro1">
          <table:table-cell office:value-type="time" office:time-value="PT14H18M57.745S" calcext:value-type="time">
            <text:p>14:18:57.7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873084" calcext:value-type="float">
            <text:p>-3.87E-10</text:p>
          </table:table-cell>
          <table:table-cell table:formula="of:=[.C68]*10^9" office:value-type="float" office:value="-0.3873084" calcext:value-type="float">
            <text:p>-0.3873084</text:p>
          </table:table-cell>
          <table:table-cell table:formula="of:=[.$N$1]*[.D68]" office:value-type="float" office:value="-0.345595841733747" calcext:value-type="float">
            <text:p>-0.345595841733747</text:p>
          </table:table-cell>
          <table:table-cell table:number-columns-repeated="9"/>
        </table:table-row>
        <table:table-row table:style-name="ro1">
          <table:table-cell office:value-type="time" office:time-value="PT14H18M58.121S" calcext:value-type="time">
            <text:p>14:18:58.1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055136" calcext:value-type="float">
            <text:p>-1.06E-10</text:p>
          </table:table-cell>
          <table:table-cell table:formula="of:=[.C69]*10^9" office:value-type="float" office:value="-0.1055136" calcext:value-type="float">
            <text:p>-0.1055136</text:p>
          </table:table-cell>
          <table:table-cell table:formula="of:=[.$N$1]*[.D69]" office:value-type="float" office:value="-0.0941499368626085" calcext:value-type="float">
            <text:p>-0.094149936862609</text:p>
          </table:table-cell>
          <table:table-cell table:number-columns-repeated="9"/>
        </table:table-row>
        <table:table-row table:style-name="ro1">
          <table:table-cell office:value-type="time" office:time-value="PT14H18M58.504S" calcext:value-type="time">
            <text:p>14:18:58.5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123475" calcext:value-type="float">
            <text:p>-4.12E-10</text:p>
          </table:table-cell>
          <table:table-cell table:formula="of:=[.C70]*10^9" office:value-type="float" office:value="-0.4123475" calcext:value-type="float">
            <text:p>-0.4123475</text:p>
          </table:table-cell>
          <table:table-cell table:formula="of:=[.$N$1]*[.D70]" office:value-type="float" office:value="-0.367938266635339" calcext:value-type="float">
            <text:p>-0.367938266635339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26853970201808" calcext:value-type="float">
            <text:p>-0.226853970201808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22163637163393" calcext:value-type="float">
            <text:p>0.122163637163393</text:p>
          </table:table-cell>
          <table:table-cell/>
          <table:table-cell table:formula="of:=(MAX([.E69:.E73])-MIN([.E69:.E73]))/2" office:value-type="float" office:value="0.136894164886365" calcext:value-type="float">
            <text:p>0.136894164886365</text:p>
          </table:table-cell>
          <table:table-cell table:number-columns-repeated="2"/>
        </table:table-row>
        <table:table-row table:style-name="ro1">
          <table:table-cell office:value-type="time" office:time-value="PT14H18M58.888S" calcext:value-type="time">
            <text:p>14:18:58.8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527636" calcext:value-type="float">
            <text:p>-1.53E-10</text:p>
          </table:table-cell>
          <table:table-cell table:formula="of:=[.C71]*10^9" office:value-type="float" office:value="-0.1527636" calcext:value-type="float">
            <text:p>-0.1527636</text:p>
          </table:table-cell>
          <table:table-cell table:formula="of:=[.$N$1]*[.D71]" office:value-type="float" office:value="-0.136311179742751" calcext:value-type="float">
            <text:p>-0.136311179742751</text:p>
          </table:table-cell>
          <table:table-cell table:number-columns-repeated="9"/>
        </table:table-row>
        <table:table-row table:style-name="ro1">
          <table:table-cell office:value-type="time" office:time-value="PT14H18M59.272S" calcext:value-type="time">
            <text:p>14:18:59.2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935474" calcext:value-type="float">
            <text:p>-3.94E-10</text:p>
          </table:table-cell>
          <table:table-cell table:formula="of:=[.C72]*10^9" office:value-type="float" office:value="-0.3935474" calcext:value-type="float">
            <text:p>-0.3935474</text:p>
          </table:table-cell>
          <table:table-cell table:formula="of:=[.$N$1]*[.D72]" office:value-type="float" office:value="-0.3511629103968" calcext:value-type="float">
            <text:p>-0.3511629103968</text:p>
          </table:table-cell>
          <table:table-cell table:number-columns-repeated="9"/>
        </table:table-row>
        <table:table-row table:style-name="ro1">
          <table:table-cell office:value-type="time" office:time-value="PT14H18M59.657S" calcext:value-type="time">
            <text:p>14:18:59.6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070013" calcext:value-type="float">
            <text:p>-2.07E-10</text:p>
          </table:table-cell>
          <table:table-cell table:formula="of:=[.C73]*10^9" office:value-type="float" office:value="-0.2070013" calcext:value-type="float">
            <text:p>-0.2070013</text:p>
          </table:table-cell>
          <table:table-cell table:formula="of:=[.$N$1]*[.D73]" office:value-type="float" office:value="-0.184707557371542" calcext:value-type="float">
            <text:p>-0.184707557371542</text:p>
          </table:table-cell>
          <table:table-cell table:number-columns-repeated="9"/>
        </table:table-row>
        <table:table-row table:style-name="ro1">
          <table:table-cell office:value-type="time" office:time-value="PT14H19M00.042S" calcext:value-type="time">
            <text:p>14:19:00.0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76394" calcext:value-type="float">
            <text:p>-3.18E-10</text:p>
          </table:table-cell>
          <table:table-cell table:formula="of:=[.C74]*10^9" office:value-type="float" office:value="-0.3176394" calcext:value-type="float">
            <text:p>-0.3176394</text:p>
          </table:table-cell>
          <table:table-cell table:formula="of:=[.$N$1]*[.D74]" office:value-type="float" office:value="-0.283430092946093" calcext:value-type="float">
            <text:p>-0.283430092946093</text:p>
          </table:table-cell>
          <table:table-cell table:number-columns-repeated="9"/>
        </table:table-row>
        <table:table-row table:style-name="ro1">
          <table:table-cell office:value-type="time" office:time-value="PT14H19M00.424S" calcext:value-type="time">
            <text:p>14:19:00.4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373547" calcext:value-type="float">
            <text:p>-3.37E-10</text:p>
          </table:table-cell>
          <table:table-cell table:formula="of:=[.C75]*10^9" office:value-type="float" office:value="-0.3373547" calcext:value-type="float">
            <text:p>-0.3373547</text:p>
          </table:table-cell>
          <table:table-cell table:formula="of:=[.$N$1]*[.D75]" office:value-type="float" office:value="-0.301022083459424" calcext:value-type="float">
            <text:p>-0.30102208345942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28798723336885" calcext:value-type="float">
            <text:p>-0.22879872333688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1307450624139" calcext:value-type="float">
            <text:p>0.11307450624139</text:p>
          </table:table-cell>
          <table:table-cell/>
          <table:table-cell table:formula="of:=(MAX([.E74:.E78])-MIN([.E74:.E78]))/2" office:value-type="float" office:value="0.126706580924224" calcext:value-type="float">
            <text:p>0.126706580924224</text:p>
          </table:table-cell>
          <table:table-cell table:number-columns-repeated="2"/>
        </table:table-row>
        <table:table-row table:style-name="ro1">
          <table:table-cell office:value-type="time" office:time-value="PT14H19M00.808S" calcext:value-type="time">
            <text:p>14:19:00.8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091322" calcext:value-type="float">
            <text:p>-1.09E-10</text:p>
          </table:table-cell>
          <table:table-cell table:formula="of:=[.C76]*10^9" office:value-type="float" office:value="-0.1091322" calcext:value-type="float">
            <text:p>-0.1091322</text:p>
          </table:table-cell>
          <table:table-cell table:formula="of:=[.$N$1]*[.D76]" office:value-type="float" office:value="-0.09737881884115" calcext:value-type="float">
            <text:p>-0.09737881884115</text:p>
          </table:table-cell>
          <table:table-cell table:number-columns-repeated="9"/>
        </table:table-row>
        <table:table-row table:style-name="ro1">
          <table:table-cell office:value-type="time" office:time-value="PT14H19M01.192S" calcext:value-type="time">
            <text:p>14:19:01.1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931317" calcext:value-type="float">
            <text:p>-3.93E-10</text:p>
          </table:table-cell>
          <table:table-cell table:formula="of:=[.C77]*10^9" office:value-type="float" office:value="-0.3931317" calcext:value-type="float">
            <text:p>-0.3931317</text:p>
          </table:table-cell>
          <table:table-cell table:formula="of:=[.$N$1]*[.D77]" office:value-type="float" office:value="-0.350791980689598" calcext:value-type="float">
            <text:p>-0.350791980689598</text:p>
          </table:table-cell>
          <table:table-cell table:number-columns-repeated="9"/>
        </table:table-row>
        <table:table-row table:style-name="ro1">
          <table:table-cell office:value-type="time" office:time-value="PT14H19M01.576S" calcext:value-type="time">
            <text:p>14:19:01.5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248128" calcext:value-type="float">
            <text:p>-1.25E-10</text:p>
          </table:table-cell>
          <table:table-cell table:formula="of:=[.C78]*10^9" office:value-type="float" office:value="-0.1248128" calcext:value-type="float">
            <text:p>-0.1248128</text:p>
          </table:table-cell>
          <table:table-cell table:formula="of:=[.$N$1]*[.D78]" office:value-type="float" office:value="-0.111370640748163" calcext:value-type="float">
            <text:p>-0.111370640748163</text:p>
          </table:table-cell>
          <table:table-cell table:number-columns-repeated="9"/>
        </table:table-row>
        <table:table-row table:style-name="ro1">
          <table:table-cell office:value-type="time" office:time-value="PT14H19M01.96S" calcext:value-type="time">
            <text:p>14:19:01.9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664285" calcext:value-type="float">
            <text:p>-3.66E-10</text:p>
          </table:table-cell>
          <table:table-cell table:formula="of:=[.C79]*10^9" office:value-type="float" office:value="-0.3664285" calcext:value-type="float">
            <text:p>-0.3664285</text:p>
          </table:table-cell>
          <table:table-cell table:formula="of:=[.$N$1]*[.D79]" office:value-type="float" office:value="-0.326964676967333" calcext:value-type="float">
            <text:p>-0.326964676967333</text:p>
          </table:table-cell>
          <table:table-cell table:number-columns-repeated="9"/>
        </table:table-row>
        <table:table-row table:style-name="ro1">
          <table:table-cell office:value-type="time" office:time-value="PT14H19M02.343S" calcext:value-type="time">
            <text:p>14:19:02.3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41367" calcext:value-type="float">
            <text:p>-1.41E-10</text:p>
          </table:table-cell>
          <table:table-cell table:formula="of:=[.C80]*10^9" office:value-type="float" office:value="-0.141367" calcext:value-type="float">
            <text:p>-0.141367</text:p>
          </table:table-cell>
          <table:table-cell table:formula="of:=[.$N$1]*[.D80]" office:value-type="float" office:value="-0.126141977190205" calcext:value-type="float">
            <text:p>-0.126141977190205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34447491119474" calcext:value-type="float">
            <text:p>-0.234447491119474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01767476055518" calcext:value-type="float">
            <text:p>0.101767476055518</text:p>
          </table:table-cell>
          <table:table-cell/>
          <table:table-cell table:formula="of:=(MAX([.E79:.E83])-MIN([.E79:.E83]))/2" office:value-type="float" office:value="0.114032197473304" calcext:value-type="float">
            <text:p>0.114032197473304</text:p>
          </table:table-cell>
          <table:table-cell table:number-columns-repeated="2"/>
        </table:table-row>
        <table:table-row table:style-name="ro1">
          <table:table-cell office:value-type="time" office:time-value="PT14H19M02.727S" calcext:value-type="time">
            <text:p>14:19:02.7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969582" calcext:value-type="float">
            <text:p>-3.97E-10</text:p>
          </table:table-cell>
          <table:table-cell table:formula="of:=[.C81]*10^9" office:value-type="float" office:value="-0.3969582" calcext:value-type="float">
            <text:p>-0.3969582</text:p>
          </table:table-cell>
          <table:table-cell table:formula="of:=[.$N$1]*[.D81]" office:value-type="float" office:value="-0.354206372136812" calcext:value-type="float">
            <text:p>-0.354206372136812</text:p>
          </table:table-cell>
          <table:table-cell table:number-columns-repeated="9"/>
        </table:table-row>
        <table:table-row table:style-name="ro1">
          <table:table-cell office:value-type="time" office:time-value="PT14H19M03.111S" calcext:value-type="time">
            <text:p>14:19:03.1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654495" calcext:value-type="float">
            <text:p>-1.65E-10</text:p>
          </table:table-cell>
          <table:table-cell table:formula="of:=[.C82]*10^9" office:value-type="float" office:value="-0.1654495" calcext:value-type="float">
            <text:p>-0.1654495</text:p>
          </table:table-cell>
          <table:table-cell table:formula="of:=[.$N$1]*[.D82]" office:value-type="float" office:value="-0.147630826537528" calcext:value-type="float">
            <text:p>-0.147630826537528</text:p>
          </table:table-cell>
          <table:table-cell table:number-columns-repeated="9"/>
        </table:table-row>
        <table:table-row table:style-name="ro1">
          <table:table-cell office:value-type="time" office:time-value="PT14H19M03.495S" calcext:value-type="time">
            <text:p>14:19:03.5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435204" calcext:value-type="float">
            <text:p>-2.44E-10</text:p>
          </table:table-cell>
          <table:table-cell table:formula="of:=[.C83]*10^9" office:value-type="float" office:value="-0.2435204" calcext:value-type="float">
            <text:p>-0.2435204</text:p>
          </table:table-cell>
          <table:table-cell table:formula="of:=[.$N$1]*[.D83]" office:value-type="float" office:value="-0.217293602765493" calcext:value-type="float">
            <text:p>-0.217293602765493</text:p>
          </table:table-cell>
          <table:table-cell table:number-columns-repeated="9"/>
        </table:table-row>
        <table:table-row table:style-name="ro1">
          <table:table-cell office:value-type="time" office:time-value="PT14H19M03.879S" calcext:value-type="time">
            <text:p>14:19:03.8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126997" calcext:value-type="float">
            <text:p>-2.13E-10</text:p>
          </table:table-cell>
          <table:table-cell table:formula="of:=[.C84]*10^9" office:value-type="float" office:value="-0.2126997" calcext:value-type="float">
            <text:p>-0.2126997</text:p>
          </table:table-cell>
          <table:table-cell table:formula="of:=[.$N$1]*[.D84]" office:value-type="float" office:value="-0.189792247877959" calcext:value-type="float">
            <text:p>-0.189792247877959</text:p>
          </table:table-cell>
          <table:table-cell table:number-columns-repeated="9"/>
        </table:table-row>
        <table:table-row table:style-name="ro1">
          <table:table-cell office:value-type="time" office:time-value="PT14H19M04.262S" calcext:value-type="time">
            <text:p>14:19:04.2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354606" calcext:value-type="float">
            <text:p>-1.35E-10</text:p>
          </table:table-cell>
          <table:table-cell table:formula="of:=[.C85]*10^9" office:value-type="float" office:value="-0.1354606" calcext:value-type="float">
            <text:p>-0.1354606</text:p>
          </table:table-cell>
          <table:table-cell table:formula="of:=[.$N$1]*[.D85]" office:value-type="float" office:value="-0.120871687984971" calcext:value-type="float">
            <text:p>-0.12087168798497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28739331753264" calcext:value-type="float">
            <text:p>-0.228739331753264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22312963183067" calcext:value-type="float">
            <text:p>0.122312963183067</text:p>
          </table:table-cell>
          <table:table-cell/>
          <table:table-cell table:formula="of:=(MAX([.E84:.E88])-MIN([.E84:.E88]))/2" office:value-type="float" office:value="0.137061292945443" calcext:value-type="float">
            <text:p>0.137061292945443</text:p>
          </table:table-cell>
          <table:table-cell table:number-columns-repeated="2"/>
        </table:table-row>
        <table:table-row table:style-name="ro1">
          <table:table-cell office:value-type="time" office:time-value="PT14H19M04.646S" calcext:value-type="time">
            <text:p>14:19:04.6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148017" calcext:value-type="float">
            <text:p>-4.15E-10</text:p>
          </table:table-cell>
          <table:table-cell table:formula="of:=[.C86]*10^9" office:value-type="float" office:value="-0.4148017" calcext:value-type="float">
            <text:p>-0.4148017</text:p>
          </table:table-cell>
          <table:table-cell table:formula="of:=[.$N$1]*[.D86]" office:value-type="float" office:value="-0.370128152821084" calcext:value-type="float">
            <text:p>-0.370128152821084</text:p>
          </table:table-cell>
          <table:table-cell table:number-columns-repeated="9"/>
        </table:table-row>
        <table:table-row table:style-name="ro1">
          <table:table-cell office:value-type="time" office:time-value="PT14H19M05.03S" calcext:value-type="time">
            <text:p>14:19:05.0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075932" calcext:value-type="float">
            <text:p>-1.08E-10</text:p>
          </table:table-cell>
          <table:table-cell table:formula="of:=[.C87]*10^9" office:value-type="float" office:value="-0.1075932" calcext:value-type="float">
            <text:p>-0.1075932</text:p>
          </table:table-cell>
          <table:table-cell table:formula="of:=[.$N$1]*[.D87]" office:value-type="float" office:value="-0.0960055669301968" calcext:value-type="float">
            <text:p>-0.096005566930197</text:p>
          </table:table-cell>
          <table:table-cell table:number-columns-repeated="9"/>
        </table:table-row>
        <table:table-row table:style-name="ro1">
          <table:table-cell office:value-type="time" office:time-value="PT14H19M05.414S" calcext:value-type="time">
            <text:p>14:19:05.4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111828" calcext:value-type="float">
            <text:p>-4.11E-10</text:p>
          </table:table-cell>
          <table:table-cell table:formula="of:=[.C88]*10^9" office:value-type="float" office:value="-0.4111828" calcext:value-type="float">
            <text:p>-0.4111828</text:p>
          </table:table-cell>
          <table:table-cell table:formula="of:=[.$N$1]*[.D88]" office:value-type="float" office:value="-0.366899003152111" calcext:value-type="float">
            <text:p>-0.366899003152111</text:p>
          </table:table-cell>
          <table:table-cell table:number-columns-repeated="9"/>
        </table:table-row>
        <table:table-row table:style-name="ro1">
          <table:table-cell office:value-type="time" office:time-value="PT14H19M05.798S" calcext:value-type="time">
            <text:p>14:19:05.8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548433" calcext:value-type="float">
            <text:p>-1.55E-10</text:p>
          </table:table-cell>
          <table:table-cell table:formula="of:=[.C89]*10^9" office:value-type="float" office:value="-0.1548433" calcext:value-type="float">
            <text:p>-0.1548433</text:p>
          </table:table-cell>
          <table:table-cell table:formula="of:=[.$N$1]*[.D89]" office:value-type="float" office:value="-0.138166899040483" calcext:value-type="float">
            <text:p>-0.138166899040483</text:p>
          </table:table-cell>
          <table:table-cell table:number-columns-repeated="9"/>
        </table:table-row>
        <table:table-row table:style-name="ro1">
          <table:table-cell office:value-type="time" office:time-value="PT14H19M06.181S" calcext:value-type="time">
            <text:p>14:19:06.1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854779" calcext:value-type="float">
            <text:p>-3.85E-10</text:p>
          </table:table-cell>
          <table:table-cell table:formula="of:=[.C90]*10^9" office:value-type="float" office:value="-0.3854779" calcext:value-type="float">
            <text:p>-0.3854779</text:p>
          </table:table-cell>
          <table:table-cell table:formula="of:=[.$N$1]*[.D90]" office:value-type="float" office:value="-0.34396248395402" calcext:value-type="float">
            <text:p>-0.3439624839540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20930587729086" calcext:value-type="float">
            <text:p>-0.220930587729086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21699476098359" calcext:value-type="float">
            <text:p>0.121699476098359</text:p>
          </table:table-cell>
          <table:table-cell/>
          <table:table-cell table:formula="of:=(MAX([.E89:.E93])-MIN([.E89:.E93]))/2" office:value-type="float" office:value="0.136374666989967" calcext:value-type="float">
            <text:p>0.136374666989967</text:p>
          </table:table-cell>
          <table:table-cell table:number-columns-repeated="2"/>
        </table:table-row>
        <table:table-row table:style-name="ro1">
          <table:table-cell office:value-type="time" office:time-value="PT14H19M06.565S" calcext:value-type="time">
            <text:p>14:19:06.5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672381" calcext:value-type="float">
            <text:p>-1.67E-10</text:p>
          </table:table-cell>
          <table:table-cell table:formula="of:=[.C91]*10^9" office:value-type="float" office:value="-0.1672381" calcext:value-type="float">
            <text:p>-0.1672381</text:p>
          </table:table-cell>
          <table:table-cell table:formula="of:=[.$N$1]*[.D91]" office:value-type="float" office:value="-0.149226796887061" calcext:value-type="float">
            <text:p>-0.149226796887061</text:p>
          </table:table-cell>
          <table:table-cell table:number-columns-repeated="9"/>
        </table:table-row>
        <table:table-row table:style-name="ro1">
          <table:table-cell office:value-type="time" office:time-value="PT14H19M06.948S" calcext:value-type="time">
            <text:p>14:19:06.9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18046" calcext:value-type="float">
            <text:p>-4.18E-10</text:p>
          </table:table-cell>
          <table:table-cell table:formula="of:=[.C92]*10^9" office:value-type="float" office:value="-0.418046" calcext:value-type="float">
            <text:p>-0.418046</text:p>
          </table:table-cell>
          <table:table-cell table:formula="of:=[.$N$1]*[.D92]" office:value-type="float" office:value="-0.373023046371899" calcext:value-type="float">
            <text:p>-0.373023046371899</text:p>
          </table:table-cell>
          <table:table-cell table:number-columns-repeated="9"/>
        </table:table-row>
        <table:table-row table:style-name="ro1">
          <table:table-cell office:value-type="time" office:time-value="PT14H19M07.332S" calcext:value-type="time">
            <text:p>14:19:07.3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123765" calcext:value-type="float">
            <text:p>-1.12E-10</text:p>
          </table:table-cell>
          <table:table-cell table:formula="of:=[.C93]*10^9" office:value-type="float" office:value="-0.1123765" calcext:value-type="float">
            <text:p>-0.1123765</text:p>
          </table:table-cell>
          <table:table-cell table:formula="of:=[.$N$1]*[.D93]" office:value-type="float" office:value="-0.100273712391966" calcext:value-type="float">
            <text:p>-0.100273712391966</text:p>
          </table:table-cell>
          <table:table-cell table:number-columns-repeated="9"/>
        </table:table-row>
        <table:table-row table:style-name="ro1">
          <table:table-cell office:value-type="time" office:time-value="PT14H19M07.717S" calcext:value-type="time">
            <text:p>14:19:07.7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973834" calcext:value-type="float">
            <text:p>-2.97E-10</text:p>
          </table:table-cell>
          <table:table-cell table:formula="of:=[.C94]*10^9" office:value-type="float" office:value="-0.2973834" calcext:value-type="float">
            <text:p>-0.2973834</text:p>
          </table:table-cell>
          <table:table-cell table:formula="of:=[.$N$1]*[.D94]" office:value-type="float" office:value="-0.265355635045983" calcext:value-type="float">
            <text:p>-0.265355635045983</text:p>
          </table:table-cell>
          <table:table-cell table:number-columns-repeated="9"/>
        </table:table-row>
        <table:table-row table:style-name="ro1">
          <table:table-cell office:value-type="time" office:time-value="PT14H19M08.1S" calcext:value-type="time">
            <text:p>14:19:08.1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69196" calcext:value-type="float">
            <text:p>-2.77E-10</text:p>
          </table:table-cell>
          <table:table-cell table:formula="of:=[.C95]*10^9" office:value-type="float" office:value="-0.2769196" calcext:value-type="float">
            <text:p>-0.2769196</text:p>
          </table:table-cell>
          <table:table-cell table:formula="of:=[.$N$1]*[.D95]" office:value-type="float" office:value="-0.247095756907345" calcext:value-type="float">
            <text:p>-0.24709575690734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48342766011045" calcext:value-type="float">
            <text:p>-0.24834276601104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504572443352155" calcext:value-type="float">
            <text:p>0.050457244335216</text:p>
          </table:table-cell>
          <table:table-cell/>
          <table:table-cell table:formula="of:=(MAX([.E94:.E98])-MIN([.E94:.E98]))/2" office:value-type="float" office:value="0.0565057469299789" calcext:value-type="float">
            <text:p>0.056505746929979</text:p>
          </table:table-cell>
          <table:table-cell table:number-columns-repeated="2"/>
        </table:table-row>
        <table:table-row table:style-name="ro1">
          <table:table-cell office:value-type="time" office:time-value="PT14H19M08.484S" calcext:value-type="time">
            <text:p>14:19:08.4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930259" calcext:value-type="float">
            <text:p>-1.93E-10</text:p>
          </table:table-cell>
          <table:table-cell table:formula="of:=[.C96]*10^9" office:value-type="float" office:value="-0.1930259" calcext:value-type="float">
            <text:p>-0.1930259</text:p>
          </table:table-cell>
          <table:table-cell table:formula="of:=[.$N$1]*[.D96]" office:value-type="float" office:value="-0.172237287874247" calcext:value-type="float">
            <text:p>-0.172237287874247</text:p>
          </table:table-cell>
          <table:table-cell table:number-columns-repeated="9"/>
        </table:table-row>
        <table:table-row table:style-name="ro1">
          <table:table-cell office:value-type="time" office:time-value="PT14H19M08.867S" calcext:value-type="time">
            <text:p>14:19:08.8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196776" calcext:value-type="float">
            <text:p>-3.20E-10</text:p>
          </table:table-cell>
          <table:table-cell table:formula="of:=[.C97]*10^9" office:value-type="float" office:value="-0.3196776" calcext:value-type="float">
            <text:p>-0.3196776</text:p>
          </table:table-cell>
          <table:table-cell table:formula="of:=[.$N$1]*[.D97]" office:value-type="float" office:value="-0.285248781734205" calcext:value-type="float">
            <text:p>-0.285248781734205</text:p>
          </table:table-cell>
          <table:table-cell table:number-columns-repeated="9"/>
        </table:table-row>
        <table:table-row table:style-name="ro1">
          <table:table-cell office:value-type="time" office:time-value="PT14H19M09.244S" calcext:value-type="time">
            <text:p>14:19:09.2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045791" calcext:value-type="float">
            <text:p>-3.05E-10</text:p>
          </table:table-cell>
          <table:table-cell table:formula="of:=[.C98]*10^9" office:value-type="float" office:value="-0.3045791" calcext:value-type="float">
            <text:p>-0.3045791</text:p>
          </table:table-cell>
          <table:table-cell table:formula="of:=[.$N$1]*[.D98]" office:value-type="float" office:value="-0.271776368493447" calcext:value-type="float">
            <text:p>-0.271776368493447</text:p>
          </table:table-cell>
          <table:table-cell table:number-columns-repeated="9"/>
        </table:table-row>
        <table:table-row table:style-name="ro1">
          <table:table-cell office:value-type="time" office:time-value="PT14H19M09.621S" calcext:value-type="time">
            <text:p>14:19:09.6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28287" calcext:value-type="float">
            <text:p>-4.23E-10</text:p>
          </table:table-cell>
          <table:table-cell table:formula="of:=[.C99]*10^9" office:value-type="float" office:value="-0.4228287" calcext:value-type="float">
            <text:p>-0.4228287</text:p>
          </table:table-cell>
          <table:table-cell table:formula="of:=[.$N$1]*[.D99]" office:value-type="float" office:value="-0.377290656452806" calcext:value-type="float">
            <text:p>-0.377290656452806</text:p>
          </table:table-cell>
          <table:table-cell table:number-columns-repeated="9"/>
        </table:table-row>
        <table:table-row table:style-name="ro1">
          <table:table-cell office:value-type="time" office:time-value="PT14H19M10.003S" calcext:value-type="time">
            <text:p>14:19:10.0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551343" calcext:value-type="float">
            <text:p>-1.55E-10</text:p>
          </table:table-cell>
          <table:table-cell table:formula="of:=[.C100]*10^9" office:value-type="float" office:value="-0.1551343" calcext:value-type="float">
            <text:p>-0.1551343</text:p>
          </table:table-cell>
          <table:table-cell table:formula="of:=[.$N$1]*[.D100]" office:value-type="float" office:value="-0.138426558758539" calcext:value-type="float">
            <text:p>-0.138426558758539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94564248118226" calcext:value-type="float">
            <text:p>-0.294564248118226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1925875000418" calcext:value-type="float">
            <text:p>0.11925875000418</text:p>
          </table:table-cell>
          <table:table-cell/>
          <table:table-cell table:formula="of:=(MAX([.E99:.E103])-MIN([.E99:.E103]))/2" office:value-type="float" office:value="0.133628252398204" calcext:value-type="float">
            <text:p>0.133628252398204</text:p>
          </table:table-cell>
          <table:table-cell table:number-columns-repeated="2"/>
        </table:table-row>
        <table:table-row table:style-name="ro1">
          <table:table-cell office:value-type="time" office:time-value="PT14H19M10.387S" calcext:value-type="time">
            <text:p>14:19:10.3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54648" calcext:value-type="float">
            <text:p>-4.55E-10</text:p>
          </table:table-cell>
          <table:table-cell table:formula="of:=[.C101]*10^9" office:value-type="float" office:value="-0.454648" calcext:value-type="float">
            <text:p>-0.454648</text:p>
          </table:table-cell>
          <table:table-cell table:formula="of:=[.$N$1]*[.D101]" office:value-type="float" office:value="-0.405683063554947" calcext:value-type="float">
            <text:p>-0.405683063554947</text:p>
          </table:table-cell>
          <table:table-cell table:number-columns-repeated="9"/>
        </table:table-row>
        <table:table-row table:style-name="ro1">
          <table:table-cell office:value-type="time" office:time-value="PT14H19M10.77S" calcext:value-type="time">
            <text:p>14:19:10.7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17542" calcext:value-type="float">
            <text:p>-1.82E-10</text:p>
          </table:table-cell>
          <table:table-cell table:formula="of:=[.C102]*10^9" office:value-type="float" office:value="-0.1817542" calcext:value-type="float">
            <text:p>-0.1817542</text:p>
          </table:table-cell>
          <table:table-cell table:formula="of:=[.$N$1]*[.D102]" office:value-type="float" office:value="-0.162179533771134" calcext:value-type="float">
            <text:p>-0.162179533771134</text:p>
          </table:table-cell>
          <table:table-cell table:number-columns-repeated="9"/>
        </table:table-row>
        <table:table-row table:style-name="ro1">
          <table:table-cell office:value-type="time" office:time-value="PT14H19M11.155S" calcext:value-type="time">
            <text:p>14:19:11.1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362219" calcext:value-type="float">
            <text:p>-4.36E-10</text:p>
          </table:table-cell>
          <table:table-cell table:formula="of:=[.C103]*10^9" office:value-type="float" office:value="-0.4362219" calcext:value-type="float">
            <text:p>-0.4362219</text:p>
          </table:table-cell>
          <table:table-cell table:formula="of:=[.$N$1]*[.D103]" office:value-type="float" office:value="-0.389241428053702" calcext:value-type="float">
            <text:p>-0.389241428053702</text:p>
          </table:table-cell>
          <table:table-cell table:number-columns-repeated="9"/>
        </table:table-row>
        <table:table-row table:style-name="ro1">
          <table:table-cell office:value-type="time" office:time-value="PT14H19M11.54S" calcext:value-type="time">
            <text:p>14:19:11.5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218086" calcext:value-type="float">
            <text:p>-2.22E-10</text:p>
          </table:table-cell>
          <table:table-cell table:formula="of:=[.C104]*10^9" office:value-type="float" office:value="-0.2218086" calcext:value-type="float">
            <text:p>-0.2218086</text:p>
          </table:table-cell>
          <table:table-cell table:formula="of:=[.$N$1]*[.D104]" office:value-type="float" office:value="-0.197920132433957" calcext:value-type="float">
            <text:p>-0.197920132433957</text:p>
          </table:table-cell>
          <table:table-cell table:number-columns-repeated="9"/>
        </table:table-row>
        <table:table-row table:style-name="ro1">
          <table:table-cell office:value-type="time" office:time-value="PT14H19M11.923S" calcext:value-type="time">
            <text:p>14:19:11.9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01475" calcext:value-type="float">
            <text:p>-3.60E-10</text:p>
          </table:table-cell>
          <table:table-cell table:formula="of:=[.C105]*10^9" office:value-type="float" office:value="-0.3601475" calcext:value-type="float">
            <text:p>-0.3601475</text:p>
          </table:table-cell>
          <table:table-cell table:formula="of:=[.$N$1]*[.D105]" office:value-type="float" office:value="-0.321360131643943" calcext:value-type="float">
            <text:p>-0.32136013164394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49864354112822" calcext:value-type="float">
            <text:p>-0.249864354112822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551072156800402" calcext:value-type="float">
            <text:p>0.05510721568004</text:p>
          </table:table-cell>
          <table:table-cell/>
          <table:table-cell table:formula="of:=(MAX([.E104:.E108])-MIN([.E104:.E108]))/2" office:value-type="float" office:value="0.0617199996049927" calcext:value-type="float">
            <text:p>0.061719999604993</text:p>
          </table:table-cell>
          <table:table-cell table:number-columns-repeated="2"/>
        </table:table-row>
        <table:table-row table:style-name="ro1">
          <table:table-cell office:value-type="time" office:time-value="PT14H19M12.306S" calcext:value-type="time">
            <text:p>14:19:12.3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432706" calcext:value-type="float">
            <text:p>-2.43E-10</text:p>
          </table:table-cell>
          <table:table-cell table:formula="of:=[.C106]*10^9" office:value-type="float" office:value="-0.2432706" calcext:value-type="float">
            <text:p>-0.2432706</text:p>
          </table:table-cell>
          <table:table-cell table:formula="of:=[.$N$1]*[.D106]" office:value-type="float" office:value="-0.217070705866627" calcext:value-type="float">
            <text:p>-0.217070705866627</text:p>
          </table:table-cell>
          <table:table-cell table:number-columns-repeated="9"/>
        </table:table-row>
        <table:table-row table:style-name="ro1">
          <table:table-cell office:value-type="time" office:time-value="PT14H19M12.69S" calcext:value-type="time">
            <text:p>14:19:12.6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21312" calcext:value-type="float">
            <text:p>-3.22E-10</text:p>
          </table:table-cell>
          <table:table-cell table:formula="of:=[.C107]*10^9" office:value-type="float" office:value="-0.3221312" calcext:value-type="float">
            <text:p>-0.3221312</text:p>
          </table:table-cell>
          <table:table-cell table:formula="of:=[.$N$1]*[.D107]" office:value-type="float" office:value="-0.287438132539088" calcext:value-type="float">
            <text:p>-0.287438132539088</text:p>
          </table:table-cell>
          <table:table-cell table:number-columns-repeated="9"/>
        </table:table-row>
        <table:table-row table:style-name="ro1">
          <table:table-cell office:value-type="time" office:time-value="PT14H19M13.066S" calcext:value-type="time">
            <text:p>14:19:13.0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27539" calcext:value-type="float">
            <text:p>-2.53E-10</text:p>
          </table:table-cell>
          <table:table-cell table:formula="of:=[.C108]*10^9" office:value-type="float" office:value="-0.2527539" calcext:value-type="float">
            <text:p>-0.2527539</text:p>
          </table:table-cell>
          <table:table-cell table:formula="of:=[.$N$1]*[.D108]" office:value-type="float" office:value="-0.225532668080494" calcext:value-type="float">
            <text:p>-0.225532668080494</text:p>
          </table:table-cell>
          <table:table-cell table:number-columns-repeated="9"/>
        </table:table-row>
        <table:table-row table:style-name="ro1">
          <table:table-cell office:value-type="time" office:time-value="PT14H19M13.443S" calcext:value-type="time">
            <text:p>14:19:13.4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021347" calcext:value-type="float">
            <text:p>-2.02E-10</text:p>
          </table:table-cell>
          <table:table-cell table:formula="of:=[.C109]*10^9" office:value-type="float" office:value="-0.2021347" calcext:value-type="float">
            <text:p>-0.2021347</text:p>
          </table:table-cell>
          <table:table-cell table:formula="of:=[.$N$1]*[.D109]" office:value-type="float" office:value="-0.180365083200102" calcext:value-type="float">
            <text:p>-0.180365083200102</text:p>
          </table:table-cell>
          <table:table-cell table:number-columns-repeated="9"/>
        </table:table-row>
        <table:table-row table:style-name="ro1">
          <table:table-cell office:value-type="time" office:time-value="PT14H19M13.827S" calcext:value-type="time">
            <text:p>14:19:13.8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4982" calcext:value-type="float">
            <text:p>-5.25E-10</text:p>
          </table:table-cell>
          <table:table-cell table:formula="of:=[.C110]*10^9" office:value-type="float" office:value="-0.524982" calcext:value-type="float">
            <text:p>-0.524982</text:p>
          </table:table-cell>
          <table:table-cell table:formula="of:=[.$N$1]*[.D110]" office:value-type="float" office:value="-0.468442192797952" calcext:value-type="float">
            <text:p>-0.468442192797952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94772047276785" calcext:value-type="float">
            <text:p>-0.294772047276785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31079310579573" calcext:value-type="float">
            <text:p>0.131079310579573</text:p>
          </table:table-cell>
          <table:table-cell/>
          <table:table-cell table:formula="of:=(MAX([.E109:.E113])-MIN([.E109:.E113]))/2" office:value-type="float" office:value="0.146877724125024" calcext:value-type="float">
            <text:p>0.146877724125024</text:p>
          </table:table-cell>
          <table:table-cell table:number-columns-repeated="2"/>
        </table:table-row>
        <table:table-row table:style-name="ro1">
          <table:table-cell office:value-type="time" office:time-value="PT14H19M14.21S" calcext:value-type="time">
            <text:p>14:19:14.2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195771" calcext:value-type="float">
            <text:p>-1.96E-10</text:p>
          </table:table-cell>
          <table:table-cell table:formula="of:=[.C111]*10^9" office:value-type="float" office:value="-0.195771" calcext:value-type="float">
            <text:p>-0.195771</text:p>
          </table:table-cell>
          <table:table-cell table:formula="of:=[.$N$1]*[.D111]" office:value-type="float" office:value="-0.174686744547904" calcext:value-type="float">
            <text:p>-0.174686744547904</text:p>
          </table:table-cell>
          <table:table-cell table:number-columns-repeated="9"/>
        </table:table-row>
        <table:table-row table:style-name="ro1">
          <table:table-cell office:value-type="time" office:time-value="PT14H19M14.593S" calcext:value-type="time">
            <text:p>14:19:14.5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744462" calcext:value-type="float">
            <text:p>-4.74E-10</text:p>
          </table:table-cell>
          <table:table-cell table:formula="of:=[.C112]*10^9" office:value-type="float" office:value="-0.4744462" calcext:value-type="float">
            <text:p>-0.4744462</text:p>
          </table:table-cell>
          <table:table-cell table:formula="of:=[.$N$1]*[.D112]" office:value-type="float" office:value="-0.423349025857373" calcext:value-type="float">
            <text:p>-0.423349025857373</text:p>
          </table:table-cell>
          <table:table-cell table:number-columns-repeated="9"/>
        </table:table-row>
        <table:table-row table:style-name="ro1">
          <table:table-cell office:value-type="time" office:time-value="PT14H19M14.977S" calcext:value-type="time">
            <text:p>14:19:14.9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544176" calcext:value-type="float">
            <text:p>-2.54E-10</text:p>
          </table:table-cell>
          <table:table-cell table:formula="of:=[.C113]*10^9" office:value-type="float" office:value="-0.2544176" calcext:value-type="float">
            <text:p>-0.2544176</text:p>
          </table:table-cell>
          <table:table-cell table:formula="of:=[.$N$1]*[.D113]" office:value-type="float" office:value="-0.227017189980594" calcext:value-type="float">
            <text:p>-0.227017189980594</text:p>
          </table:table-cell>
          <table:table-cell table:number-columns-repeated="9"/>
        </table:table-row>
        <table:table-row table:style-name="ro1">
          <table:table-cell office:value-type="time" office:time-value="PT14H19M15.361S" calcext:value-type="time">
            <text:p>14:19:15.3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269466" calcext:value-type="float">
            <text:p>-4.27E-10</text:p>
          </table:table-cell>
          <table:table-cell table:formula="of:=[.C114]*10^9" office:value-type="float" office:value="-0.4269466" calcext:value-type="float">
            <text:p>-0.4269466</text:p>
          </table:table-cell>
          <table:table-cell table:formula="of:=[.$N$1]*[.D114]" office:value-type="float" office:value="-0.380965064538651" calcext:value-type="float">
            <text:p>-0.380965064538651</text:p>
          </table:table-cell>
          <table:table-cell table:number-columns-repeated="9"/>
        </table:table-row>
        <table:table-row table:style-name="ro1">
          <table:table-cell office:value-type="time" office:time-value="PT14H19M15.745S" calcext:value-type="time">
            <text:p>14:19:15.7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676027" calcext:value-type="float">
            <text:p>-2.68E-10</text:p>
          </table:table-cell>
          <table:table-cell table:formula="of:=[.C115]*10^9" office:value-type="float" office:value="-0.2676027" calcext:value-type="float">
            <text:p>-0.2676027</text:p>
          </table:table-cell>
          <table:table-cell table:formula="of:=[.$N$1]*[.D115]" office:value-type="float" office:value="-0.23878227365253" calcext:value-type="float">
            <text:p>-0.2387822736525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00027381509941" calcext:value-type="float">
            <text:p>-0.300027381509941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698323694455527" calcext:value-type="float">
            <text:p>0.069832369445553</text:p>
          </table:table-cell>
          <table:table-cell/>
          <table:table-cell table:formula="of:=(MAX([.E114:.E118])-MIN([.E114:.E118]))/2" office:value-type="float" office:value="0.0782171362555947" calcext:value-type="float">
            <text:p>0.078217136255595</text:p>
          </table:table-cell>
          <table:table-cell table:number-columns-repeated="2"/>
        </table:table-row>
        <table:table-row table:style-name="ro1">
          <table:table-cell office:value-type="time" office:time-value="PT14H19M16.129S" calcext:value-type="time">
            <text:p>14:19:16.1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31573" calcext:value-type="float">
            <text:p>-3.32E-10</text:p>
          </table:table-cell>
          <table:table-cell table:formula="of:=[.C116]*10^9" office:value-type="float" office:value="-0.331573" calcext:value-type="float">
            <text:p>-0.331573</text:p>
          </table:table-cell>
          <table:table-cell table:formula="of:=[.$N$1]*[.D116]" office:value-type="float" office:value="-0.295863064243336" calcext:value-type="float">
            <text:p>-0.295863064243336</text:p>
          </table:table-cell>
          <table:table-cell table:number-columns-repeated="9"/>
        </table:table-row>
        <table:table-row table:style-name="ro1">
          <table:table-cell office:value-type="time" office:time-value="PT14H19M16.512S" calcext:value-type="time">
            <text:p>14:19:16.5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034463" calcext:value-type="float">
            <text:p>-4.03E-10</text:p>
          </table:table-cell>
          <table:table-cell table:formula="of:=[.C117]*10^9" office:value-type="float" office:value="-0.4034463" calcext:value-type="float">
            <text:p>-0.4034463</text:p>
          </table:table-cell>
          <table:table-cell table:formula="of:=[.$N$1]*[.D117]" office:value-type="float" office:value="-0.359995713087725" calcext:value-type="float">
            <text:p>-0.359995713087725</text:p>
          </table:table-cell>
          <table:table-cell table:number-columns-repeated="9"/>
        </table:table-row>
        <table:table-row table:style-name="ro1">
          <table:table-cell office:value-type="time" office:time-value="PT14H19M16.896S" calcext:value-type="time">
            <text:p>14:19:16.9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516311" calcext:value-type="float">
            <text:p>-2.52E-10</text:p>
          </table:table-cell>
          <table:table-cell table:formula="of:=[.C118]*10^9" office:value-type="float" office:value="-0.2516311" calcext:value-type="float">
            <text:p>-0.2516311</text:p>
          </table:table-cell>
          <table:table-cell table:formula="of:=[.$N$1]*[.D118]" office:value-type="float" office:value="-0.224530792027461" calcext:value-type="float">
            <text:p>-0.224530792027461</text:p>
          </table:table-cell>
          <table:table-cell table:number-columns-repeated="9"/>
        </table:table-row>
        <table:table-row table:style-name="ro1">
          <table:table-cell office:value-type="time" office:time-value="PT14H19M17.28S" calcext:value-type="time">
            <text:p>14:19:17.2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07637" calcext:value-type="float">
            <text:p>-5.31E-10</text:p>
          </table:table-cell>
          <table:table-cell table:formula="of:=[.C119]*10^9" office:value-type="float" office:value="-0.5307637" calcext:value-type="float">
            <text:p>-0.5307637</text:p>
          </table:table-cell>
          <table:table-cell table:formula="of:=[.$N$1]*[.D119]" office:value-type="float" office:value="-0.473601212014039" calcext:value-type="float">
            <text:p>-0.473601212014039</text:p>
          </table:table-cell>
          <table:table-cell table:number-columns-repeated="9"/>
        </table:table-row>
        <table:table-row table:style-name="ro1">
          <table:table-cell office:value-type="time" office:time-value="PT14H19M17.664S" calcext:value-type="time">
            <text:p>14:19:17.6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103702" calcext:value-type="float">
            <text:p>-2.10E-10</text:p>
          </table:table-cell>
          <table:table-cell table:formula="of:=[.C120]*10^9" office:value-type="float" office:value="-0.2103702" calcext:value-type="float">
            <text:p>-0.2103702</text:p>
          </table:table-cell>
          <table:table-cell table:formula="of:=[.$N$1]*[.D120]" office:value-type="float" office:value="-0.18771363168136" calcext:value-type="float">
            <text:p>-0.18771363168136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41268054843955" calcext:value-type="float">
            <text:p>-0.34126805484395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27576639669563" calcext:value-type="float">
            <text:p>0.127576639669563</text:p>
          </table:table-cell>
          <table:table-cell/>
          <table:table-cell table:formula="of:=(MAX([.E119:.E123])-MIN([.E119:.E123]))/2" office:value-type="float" office:value="0.142943790166339" calcext:value-type="float">
            <text:p>0.142943790166339</text:p>
          </table:table-cell>
          <table:table-cell table:number-columns-repeated="2"/>
        </table:table-row>
        <table:table-row table:style-name="ro1">
          <table:table-cell office:value-type="time" office:time-value="PT14H19M18.048S" calcext:value-type="time">
            <text:p>14:19:18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120878" calcext:value-type="float">
            <text:p>-5.12E-10</text:p>
          </table:table-cell>
          <table:table-cell table:formula="of:=[.C121]*10^9" office:value-type="float" office:value="-0.5120878" calcext:value-type="float">
            <text:p>-0.5120878</text:p>
          </table:table-cell>
          <table:table-cell table:formula="of:=[.$N$1]*[.D121]" office:value-type="float" office:value="-0.456936679613928" calcext:value-type="float">
            <text:p>-0.456936679613928</text:p>
          </table:table-cell>
          <table:table-cell table:number-columns-repeated="9"/>
        </table:table-row>
        <table:table-row table:style-name="ro1">
          <table:table-cell office:value-type="time" office:time-value="PT14H19M18.432S" calcext:value-type="time">
            <text:p>14:19:18.4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171499" calcext:value-type="float">
            <text:p>-2.17E-10</text:p>
          </table:table-cell>
          <table:table-cell table:formula="of:=[.C122]*10^9" office:value-type="float" office:value="-0.2171499" calcext:value-type="float">
            <text:p>-0.2171499</text:p>
          </table:table-cell>
          <table:table-cell table:formula="of:=[.$N$1]*[.D122]" office:value-type="float" office:value="-0.193763167731191" calcext:value-type="float">
            <text:p>-0.193763167731191</text:p>
          </table:table-cell>
          <table:table-cell table:number-columns-repeated="9"/>
        </table:table-row>
        <table:table-row table:style-name="ro1">
          <table:table-cell office:value-type="time" office:time-value="PT14H19M18.816S" calcext:value-type="time">
            <text:p>14:19:18.8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419197" calcext:value-type="float">
            <text:p>-4.42E-10</text:p>
          </table:table-cell>
          <table:table-cell table:formula="of:=[.C123]*10^9" office:value-type="float" office:value="-0.4419197" calcext:value-type="float">
            <text:p>-0.4419197</text:p>
          </table:table-cell>
          <table:table-cell table:formula="of:=[.$N$1]*[.D123]" office:value-type="float" office:value="-0.394325583179257" calcext:value-type="float">
            <text:p>-0.394325583179257</text:p>
          </table:table-cell>
          <table:table-cell table:number-columns-repeated="9"/>
        </table:table-row>
        <table:table-row table:style-name="ro1">
          <table:table-cell office:value-type="time" office:time-value="PT14H19M19.2S" calcext:value-type="time">
            <text:p>14:19:19.2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661275" calcext:value-type="float">
            <text:p>-4.66E-10</text:p>
          </table:table-cell>
          <table:table-cell table:formula="of:=[.C124]*10^9" office:value-type="float" office:value="-0.4661275" calcext:value-type="float">
            <text:p>-0.4661275</text:p>
          </table:table-cell>
          <table:table-cell table:formula="of:=[.$N$1]*[.D124]" office:value-type="float" office:value="-0.415926237896589" calcext:value-type="float">
            <text:p>-0.415926237896589</text:p>
          </table:table-cell>
          <table:table-cell table:number-columns-repeated="9"/>
        </table:table-row>
        <table:table-row table:style-name="ro1">
          <table:table-cell office:value-type="time" office:time-value="PT14H19M19.583S" calcext:value-type="time">
            <text:p>14:19:19.5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89087" calcext:value-type="float">
            <text:p>-4.89E-10</text:p>
          </table:table-cell>
          <table:table-cell table:formula="of:=[.C125]*10^9" office:value-type="float" office:value="-0.489087" calcext:value-type="float">
            <text:p>-0.489087</text:p>
          </table:table-cell>
          <table:table-cell table:formula="of:=[.$N$1]*[.D125]" office:value-type="float" office:value="-0.436413032730592" calcext:value-type="float">
            <text:p>-0.436413032730592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85314748505698" calcext:value-type="float">
            <text:p>-0.38531474850569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634394508870322" calcext:value-type="float">
            <text:p>0.063439450887032</text:p>
          </table:table-cell>
          <table:table-cell/>
          <table:table-cell table:formula="of:=(MAX([.E124:.E128])-MIN([.E124:.E128]))/2" office:value-type="float" office:value="0.0710168436580312" calcext:value-type="float">
            <text:p>0.071016843658031</text:p>
          </table:table-cell>
          <table:table-cell table:number-columns-repeated="2"/>
        </table:table-row>
        <table:table-row table:style-name="ro1">
          <table:table-cell office:value-type="time" office:time-value="PT14H19M19.967S" calcext:value-type="time">
            <text:p>14:19:19.9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479611" calcext:value-type="float">
            <text:p>-3.48E-10</text:p>
          </table:table-cell>
          <table:table-cell table:formula="of:=[.C126]*10^9" office:value-type="float" office:value="-0.3479611" calcext:value-type="float">
            <text:p>-0.3479611</text:p>
          </table:table-cell>
          <table:table-cell table:formula="of:=[.$N$1]*[.D126]" office:value-type="float" office:value="-0.310486189416756" calcext:value-type="float">
            <text:p>-0.310486189416756</text:p>
          </table:table-cell>
          <table:table-cell table:number-columns-repeated="9"/>
        </table:table-row>
        <table:table-row table:style-name="ro1">
          <table:table-cell office:value-type="time" office:time-value="PT14H19M20.351S" calcext:value-type="time">
            <text:p>14:19:20.3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487929" calcext:value-type="float">
            <text:p>-3.49E-10</text:p>
          </table:table-cell>
          <table:table-cell table:formula="of:=[.C127]*10^9" office:value-type="float" office:value="-0.3487929" calcext:value-type="float">
            <text:p>-0.3487929</text:p>
          </table:table-cell>
          <table:table-cell table:formula="of:=[.$N$1]*[.D127]" office:value-type="float" office:value="-0.311228405751734" calcext:value-type="float">
            <text:p>-0.311228405751734</text:p>
          </table:table-cell>
          <table:table-cell table:number-columns-repeated="9"/>
        </table:table-row>
        <table:table-row table:style-name="ro1">
          <table:table-cell office:value-type="time" office:time-value="PT14H19M20.735S" calcext:value-type="time">
            <text:p>14:19:20.7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071379" calcext:value-type="float">
            <text:p>-5.07E-10</text:p>
          </table:table-cell>
          <table:table-cell table:formula="of:=[.C128]*10^9" office:value-type="float" office:value="-0.5071379" calcext:value-type="float">
            <text:p>-0.5071379</text:p>
          </table:table-cell>
          <table:table-cell table:formula="of:=[.$N$1]*[.D128]" office:value-type="float" office:value="-0.452519876732818" calcext:value-type="float">
            <text:p>-0.452519876732818</text:p>
          </table:table-cell>
          <table:table-cell table:number-columns-repeated="9"/>
        </table:table-row>
        <table:table-row table:style-name="ro1">
          <table:table-cell office:value-type="time" office:time-value="PT14H19M21.119S" calcext:value-type="time">
            <text:p>14:19:21.1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159754" calcext:value-type="float">
            <text:p>-3.16E-10</text:p>
          </table:table-cell>
          <table:table-cell table:formula="of:=[.C129]*10^9" office:value-type="float" office:value="-0.3159754" calcext:value-type="float">
            <text:p>-0.3159754</text:p>
          </table:table-cell>
          <table:table-cell table:formula="of:=[.$N$1]*[.D129]" office:value-type="float" office:value="-0.281945303355562" calcext:value-type="float">
            <text:p>-0.281945303355562</text:p>
          </table:table-cell>
          <table:table-cell table:number-columns-repeated="9"/>
        </table:table-row>
        <table:table-row table:style-name="ro1">
          <table:table-cell office:value-type="time" office:time-value="PT14H19M21.503S" calcext:value-type="time">
            <text:p>14:19:21.5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134602" calcext:value-type="float">
            <text:p>-5.13E-10</text:p>
          </table:table-cell>
          <table:table-cell table:formula="of:=[.C130]*10^9" office:value-type="float" office:value="-0.5134602" calcext:value-type="float">
            <text:p>-0.5134602</text:p>
          </table:table-cell>
          <table:table-cell table:formula="of:=[.$N$1]*[.D130]" office:value-type="float" office:value="-0.45816127410554" calcext:value-type="float">
            <text:p>-0.45816127410554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34312886374044" calcext:value-type="float">
            <text:p>-0.334312886374044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20804598991576" calcext:value-type="float">
            <text:p>0.120804598991576</text:p>
          </table:table-cell>
          <table:table-cell/>
          <table:table-cell table:formula="of:=(MAX([.E129:.E133])-MIN([.E129:.E133]))/2" office:value-type="float" office:value="0.135353963376621" calcext:value-type="float">
            <text:p>0.135353963376621</text:p>
          </table:table-cell>
          <table:table-cell table:number-columns-repeated="2"/>
        </table:table-row>
        <table:table-row table:style-name="ro1">
          <table:table-cell office:value-type="time" office:time-value="PT14H19M21.887S" calcext:value-type="time">
            <text:p>14:19:21.8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262861" calcext:value-type="float">
            <text:p>-2.63E-10</text:p>
          </table:table-cell>
          <table:table-cell table:formula="of:=[.C131]*10^9" office:value-type="float" office:value="-0.262861" calcext:value-type="float">
            <text:p>-0.262861</text:p>
          </table:table-cell>
          <table:table-cell table:formula="of:=[.$N$1]*[.D131]" office:value-type="float" office:value="-0.234551247930524" calcext:value-type="float">
            <text:p>-0.234551247930524</text:p>
          </table:table-cell>
          <table:table-cell table:number-columns-repeated="9"/>
        </table:table-row>
        <table:table-row table:style-name="ro1">
          <table:table-cell office:value-type="time" office:time-value="PT14H19M22.27S" calcext:value-type="time">
            <text:p>14:19:22.2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422016" calcext:value-type="float">
            <text:p>-5.42E-10</text:p>
          </table:table-cell>
          <table:table-cell table:formula="of:=[.C132]*10^9" office:value-type="float" office:value="-0.5422016" calcext:value-type="float">
            <text:p>-0.5422016</text:p>
          </table:table-cell>
          <table:table-cell table:formula="of:=[.$N$1]*[.D132]" office:value-type="float" office:value="-0.483807266615918" calcext:value-type="float">
            <text:p>-0.483807266615918</text:p>
          </table:table-cell>
          <table:table-cell table:number-columns-repeated="9"/>
        </table:table-row>
        <table:table-row table:style-name="ro1">
          <table:table-cell office:value-type="time" office:time-value="PT14H19M22.654S" calcext:value-type="time">
            <text:p>14:19:22.6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2388199" calcext:value-type="float">
            <text:p>-2.39E-10</text:p>
          </table:table-cell>
          <table:table-cell table:formula="of:=[.C133]*10^9" office:value-type="float" office:value="-0.2388199" calcext:value-type="float">
            <text:p>-0.2388199</text:p>
          </table:table-cell>
          <table:table-cell table:formula="of:=[.$N$1]*[.D133]" office:value-type="float" office:value="-0.213099339862676" calcext:value-type="float">
            <text:p>-0.213099339862676</text:p>
          </table:table-cell>
          <table:table-cell table:number-columns-repeated="9"/>
        </table:table-row>
        <table:table-row table:style-name="ro1">
          <table:table-cell office:value-type="time" office:time-value="PT14H19M23.039S" calcext:value-type="time">
            <text:p>14:19:23.0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783459" calcext:value-type="float">
            <text:p>-5.78E-10</text:p>
          </table:table-cell>
          <table:table-cell table:formula="of:=[.C134]*10^9" office:value-type="float" office:value="-0.5783459" calcext:value-type="float">
            <text:p>-0.5783459</text:p>
          </table:table-cell>
          <table:table-cell table:formula="of:=[.$N$1]*[.D134]" office:value-type="float" office:value="-0.516058877431426" calcext:value-type="float">
            <text:p>-0.516058877431426</text:p>
          </table:table-cell>
          <table:table-cell table:number-columns-repeated="9"/>
        </table:table-row>
        <table:table-row table:style-name="ro1">
          <table:table-cell office:value-type="time" office:time-value="PT14H19M23.422S" calcext:value-type="time">
            <text:p>14:19:23.4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717201" calcext:value-type="float">
            <text:p>-2.72E-10</text:p>
          </table:table-cell>
          <table:table-cell table:formula="of:=[.C135]*10^9" office:value-type="float" office:value="-0.2717201" calcext:value-type="float">
            <text:p>-0.2717201</text:p>
          </table:table-cell>
          <table:table-cell table:formula="of:=[.$N$1]*[.D135]" office:value-type="float" office:value="-0.242456235587656" calcext:value-type="float">
            <text:p>-0.242456235587656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07152291408423" calcext:value-type="float">
            <text:p>-0.407152291408423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26297205753347" calcext:value-type="float">
            <text:p>0.126297205753347</text:p>
          </table:table-cell>
          <table:table-cell/>
          <table:table-cell table:formula="of:=(MAX([.E134:.E138])-MIN([.E134:.E138]))/2" office:value-type="float" office:value="0.141496343390932" calcext:value-type="float">
            <text:p>0.141496343390932</text:p>
          </table:table-cell>
          <table:table-cell table:number-columns-repeated="2"/>
        </table:table-row>
        <table:table-row table:style-name="ro1">
          <table:table-cell office:value-type="time" office:time-value="PT14H19M23.806S" calcext:value-type="time">
            <text:p>14:19:23.8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888693" calcext:value-type="float">
            <text:p>-5.89E-10</text:p>
          </table:table-cell>
          <table:table-cell table:formula="of:=[.C136]*10^9" office:value-type="float" office:value="-0.5888693" calcext:value-type="float">
            <text:p>-0.5888693</text:p>
          </table:table-cell>
          <table:table-cell table:formula="of:=[.$N$1]*[.D136]" office:value-type="float" office:value="-0.525448922369519" calcext:value-type="float">
            <text:p>-0.525448922369519</text:p>
          </table:table-cell>
          <table:table-cell table:number-columns-repeated="9"/>
        </table:table-row>
        <table:table-row table:style-name="ro1">
          <table:table-cell office:value-type="time" office:time-value="PT14H19M24.189S" calcext:value-type="time">
            <text:p>14:19:24.1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789991" calcext:value-type="float">
            <text:p>-2.79E-10</text:p>
          </table:table-cell>
          <table:table-cell table:formula="of:=[.C137]*10^9" office:value-type="float" office:value="-0.2789991" calcext:value-type="float">
            <text:p>-0.2789991</text:p>
          </table:table-cell>
          <table:table-cell table:formula="of:=[.$N$1]*[.D137]" office:value-type="float" office:value="-0.248951297744789" calcext:value-type="float">
            <text:p>-0.248951297744789</text:p>
          </table:table-cell>
          <table:table-cell table:number-columns-repeated="9"/>
        </table:table-row>
        <table:table-row table:style-name="ro1">
          <table:table-cell office:value-type="time" office:time-value="PT14H19M24.573S" calcext:value-type="time">
            <text:p>14:19:24.5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635384" calcext:value-type="float">
            <text:p>-5.64E-10</text:p>
          </table:table-cell>
          <table:table-cell table:formula="of:=[.C138]*10^9" office:value-type="float" office:value="-0.5635384" calcext:value-type="float">
            <text:p>-0.5635384</text:p>
          </table:table-cell>
          <table:table-cell table:formula="of:=[.$N$1]*[.D138]" office:value-type="float" office:value="-0.502846123908723" calcext:value-type="float">
            <text:p>-0.502846123908723</text:p>
          </table:table-cell>
          <table:table-cell table:number-columns-repeated="9"/>
        </table:table-row>
        <table:table-row table:style-name="ro1">
          <table:table-cell office:value-type="time" office:time-value="PT14H19M24.958S" calcext:value-type="time">
            <text:p>14:19:24.9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195012" calcext:value-type="float">
            <text:p>-4.20E-10</text:p>
          </table:table-cell>
          <table:table-cell table:formula="of:=[.C139]*10^9" office:value-type="float" office:value="-0.4195012" calcext:value-type="float">
            <text:p>-0.4195012</text:p>
          </table:table-cell>
          <table:table-cell table:formula="of:=[.$N$1]*[.D139]" office:value-type="float" office:value="-0.374321523422464" calcext:value-type="float">
            <text:p>-0.374321523422464</text:p>
          </table:table-cell>
          <table:table-cell table:number-columns-repeated="9"/>
        </table:table-row>
        <table:table-row table:style-name="ro1">
          <table:table-cell office:value-type="time" office:time-value="PT14H19M25.341S" calcext:value-type="time">
            <text:p>14:19:25.3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378759" calcext:value-type="float">
            <text:p>-5.38E-10</text:p>
          </table:table-cell>
          <table:table-cell table:formula="of:=[.C140]*10^9" office:value-type="float" office:value="-0.5378759" calcext:value-type="float">
            <text:p>-0.5378759</text:p>
          </table:table-cell>
          <table:table-cell table:formula="of:=[.$N$1]*[.D140]" office:value-type="float" office:value="-0.479947438291545" calcext:value-type="float">
            <text:p>-0.479947438291545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1721013474168" calcext:value-type="float">
            <text:p>-0.41721013474168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648906454069912" calcext:value-type="float">
            <text:p>0.064890645406991</text:p>
          </table:table-cell>
          <table:table-cell/>
          <table:table-cell table:formula="of:=(MAX([.E139:.E143])-MIN([.E139:.E143]))/2" office:value-type="float" office:value="0.0726315523377328" calcext:value-type="float">
            <text:p>0.072631552337733</text:p>
          </table:table-cell>
          <table:table-cell table:number-columns-repeated="2"/>
        </table:table-row>
        <table:table-row table:style-name="ro1">
          <table:table-cell office:value-type="time" office:time-value="PT14H19M25.725S" calcext:value-type="time">
            <text:p>14:19:25.7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750799" calcext:value-type="float">
            <text:p>-3.75E-10</text:p>
          </table:table-cell>
          <table:table-cell table:formula="of:=[.C141]*10^9" office:value-type="float" office:value="-0.3750799" calcext:value-type="float">
            <text:p>-0.3750799</text:p>
          </table:table-cell>
          <table:table-cell table:formula="of:=[.$N$1]*[.D141]" office:value-type="float" office:value="-0.334684333616079" calcext:value-type="float">
            <text:p>-0.334684333616079</text:p>
          </table:table-cell>
          <table:table-cell table:number-columns-repeated="9"/>
        </table:table-row>
        <table:table-row table:style-name="ro1">
          <table:table-cell office:value-type="time" office:time-value="PT14H19M26.108S" calcext:value-type="time">
            <text:p>14:19:26.1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942023" calcext:value-type="float">
            <text:p>-4.94E-10</text:p>
          </table:table-cell>
          <table:table-cell table:formula="of:=[.C142]*10^9" office:value-type="float" office:value="-0.4942023" calcext:value-type="float">
            <text:p>-0.4942023</text:p>
          </table:table-cell>
          <table:table-cell table:formula="of:=[.$N$1]*[.D142]" office:value-type="float" office:value="-0.440977422269318" calcext:value-type="float">
            <text:p>-0.440977422269318</text:p>
          </table:table-cell>
          <table:table-cell table:number-columns-repeated="9"/>
        </table:table-row>
        <table:table-row table:style-name="ro1">
          <table:table-cell office:value-type="time" office:time-value="PT14H19M26.492S" calcext:value-type="time">
            <text:p>14:19:26.4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11725" calcext:value-type="float">
            <text:p>-5.11E-10</text:p>
          </table:table-cell>
          <table:table-cell table:formula="of:=[.C143]*10^9" office:value-type="float" office:value="-0.5111725" calcext:value-type="float">
            <text:p>-0.5111725</text:p>
          </table:table-cell>
          <table:table-cell table:formula="of:=[.$N$1]*[.D143]" office:value-type="float" office:value="-0.456119956108992" calcext:value-type="float">
            <text:p>-0.456119956108992</text:p>
          </table:table-cell>
          <table:table-cell table:number-columns-repeated="9"/>
        </table:table-row>
        <table:table-row table:style-name="ro1">
          <table:table-cell office:value-type="time" office:time-value="PT14H19M26.876S" calcext:value-type="time">
            <text:p>14:19:26.8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128465" calcext:value-type="float">
            <text:p>-4.13E-10</text:p>
          </table:table-cell>
          <table:table-cell table:formula="of:=[.C144]*10^9" office:value-type="float" office:value="-0.4128465" calcext:value-type="float">
            <text:p>-0.4128465</text:p>
          </table:table-cell>
          <table:table-cell table:formula="of:=[.$N$1]*[.D144]" office:value-type="float" office:value="-0.36838352505221" calcext:value-type="float">
            <text:p>-0.36838352505221</text:p>
          </table:table-cell>
          <table:table-cell table:number-columns-repeated="9"/>
        </table:table-row>
        <table:table-row table:style-name="ro1">
          <table:table-cell office:value-type="time" office:time-value="PT14H19M27.26S" calcext:value-type="time">
            <text:p>14:19:27.2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735217" calcext:value-type="float">
            <text:p>-5.74E-10</text:p>
          </table:table-cell>
          <table:table-cell table:formula="of:=[.C145]*10^9" office:value-type="float" office:value="-0.5735217" calcext:value-type="float">
            <text:p>-0.5735217</text:p>
          </table:table-cell>
          <table:table-cell table:formula="of:=[.$N$1]*[.D145]" office:value-type="float" office:value="-0.511754236840899" calcext:value-type="float">
            <text:p>-0.511754236840899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388892502499928" calcext:value-type="float">
            <text:p>-0.38889250249992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3335545110915" calcext:value-type="float">
            <text:p>0.103335545110915</text:p>
          </table:table-cell>
          <table:table-cell/>
          <table:table-cell table:formula="of:=(MAX([.E144:.E148])-MIN([.E144:.E148]))/2" office:value-type="float" office:value="0.11575813152708" calcext:value-type="float">
            <text:p>0.11575813152708</text:p>
          </table:table-cell>
          <table:table-cell table:number-columns-repeated="2"/>
        </table:table-row>
        <table:table-row table:style-name="ro1">
          <table:table-cell office:value-type="time" office:time-value="PT14H19M27.644S" calcext:value-type="time">
            <text:p>14:19:27.6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425121" calcext:value-type="float">
            <text:p>-3.43E-10</text:p>
          </table:table-cell>
          <table:table-cell table:formula="of:=[.C146]*10^9" office:value-type="float" office:value="-0.3425121" calcext:value-type="float">
            <text:p>-0.3425121</text:p>
          </table:table-cell>
          <table:table-cell table:formula="of:=[.$N$1]*[.D146]" office:value-type="float" office:value="-0.305624038888631" calcext:value-type="float">
            <text:p>-0.305624038888631</text:p>
          </table:table-cell>
          <table:table-cell table:number-columns-repeated="9"/>
        </table:table-row>
        <table:table-row table:style-name="ro1">
          <table:table-cell office:value-type="time" office:time-value="PT14H19M28.027S" calcext:value-type="time">
            <text:p>14:19:28.0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36212" calcext:value-type="float">
            <text:p>-5.36E-10</text:p>
          </table:table-cell>
          <table:table-cell table:formula="of:=[.C147]*10^9" office:value-type="float" office:value="-0.536212" calcext:value-type="float">
            <text:p>-0.536212</text:p>
          </table:table-cell>
          <table:table-cell table:formula="of:=[.$N$1]*[.D147]" office:value-type="float" office:value="-0.478462737931158" calcext:value-type="float">
            <text:p>-0.478462737931158</text:p>
          </table:table-cell>
          <table:table-cell table:number-columns-repeated="9"/>
        </table:table-row>
        <table:table-row table:style-name="ro1">
          <table:table-cell office:value-type="time" office:time-value="PT14H19M28.411S" calcext:value-type="time">
            <text:p>14:19:28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14062" calcext:value-type="float">
            <text:p>-3.14E-10</text:p>
          </table:table-cell>
          <table:table-cell table:formula="of:=[.C148]*10^9" office:value-type="float" office:value="-0.314062" calcext:value-type="float">
            <text:p>-0.314062</text:p>
          </table:table-cell>
          <table:table-cell table:formula="of:=[.$N$1]*[.D148]" office:value-type="float" office:value="-0.28023797378674" calcext:value-type="float">
            <text:p>-0.28023797378674</text:p>
          </table:table-cell>
          <table:table-cell table:number-columns-repeated="9"/>
        </table:table-row>
        <table:table-row table:style-name="ro1">
          <table:table-cell office:value-type="time" office:time-value="PT14H19M28.795S" calcext:value-type="time">
            <text:p>14:19:28.8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679796" calcext:value-type="float">
            <text:p>-6.68E-10</text:p>
          </table:table-cell>
          <table:table-cell table:formula="of:=[.C149]*10^9" office:value-type="float" office:value="-0.6679796" calcext:value-type="float">
            <text:p>-0.6679796</text:p>
          </table:table-cell>
          <table:table-cell table:formula="of:=[.$N$1]*[.D149]" office:value-type="float" office:value="-0.596039156710704" calcext:value-type="float">
            <text:p>-0.596039156710704</text:p>
          </table:table-cell>
          <table:table-cell table:number-columns-repeated="9"/>
        </table:table-row>
        <table:table-row table:style-name="ro1">
          <table:table-cell office:value-type="time" office:time-value="PT14H19M29.179S" calcext:value-type="time">
            <text:p>14:19:29.1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729173" calcext:value-type="float">
            <text:p>-3.73E-10</text:p>
          </table:table-cell>
          <table:table-cell table:formula="of:=[.C150]*10^9" office:value-type="float" office:value="-0.3729173" calcext:value-type="float">
            <text:p>-0.3729173</text:p>
          </table:table-cell>
          <table:table-cell table:formula="of:=[.$N$1]*[.D150]" office:value-type="float" office:value="-0.332754642529252" calcext:value-type="float">
            <text:p>-0.332754642529252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474640082884634" calcext:value-type="float">
            <text:p>-0.474640082884634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18913331313422" calcext:value-type="float">
            <text:p>0.118913331313422</text:p>
          </table:table-cell>
          <table:table-cell/>
          <table:table-cell table:formula="of:=(MAX([.E149:.E153])-MIN([.E149:.E153]))/2" office:value-type="float" office:value="0.13320146462107" calcext:value-type="float">
            <text:p>0.13320146462107</text:p>
          </table:table-cell>
          <table:table-cell table:number-columns-repeated="2"/>
        </table:table-row>
        <table:table-row table:style-name="ro1">
          <table:table-cell office:value-type="time" office:time-value="PT14H19M29.563S" calcext:value-type="time">
            <text:p>14:19:29.5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350377" calcext:value-type="float">
            <text:p>-6.35E-10</text:p>
          </table:table-cell>
          <table:table-cell table:formula="of:=[.C151]*10^9" office:value-type="float" office:value="-0.6350377" calcext:value-type="float">
            <text:p>-0.6350377</text:p>
          </table:table-cell>
          <table:table-cell table:formula="of:=[.$N$1]*[.D151]" office:value-type="float" office:value="-0.566645052015817" calcext:value-type="float">
            <text:p>-0.566645052015817</text:p>
          </table:table-cell>
          <table:table-cell table:number-columns-repeated="9"/>
        </table:table-row>
        <table:table-row table:style-name="ro1">
          <table:table-cell office:value-type="time" office:time-value="PT14H19M29.946S" calcext:value-type="time">
            <text:p>14:19:29.9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694225" calcext:value-type="float">
            <text:p>-3.69E-10</text:p>
          </table:table-cell>
          <table:table-cell table:formula="of:=[.C152]*10^9" office:value-type="float" office:value="-0.3694225" calcext:value-type="float">
            <text:p>-0.3694225</text:p>
          </table:table-cell>
          <table:table-cell table:formula="of:=[.$N$1]*[.D152]" office:value-type="float" office:value="-0.329636227468563" calcext:value-type="float">
            <text:p>-0.329636227468563</text:p>
          </table:table-cell>
          <table:table-cell table:number-columns-repeated="9"/>
        </table:table-row>
        <table:table-row table:style-name="ro1">
          <table:table-cell office:value-type="time" office:time-value="PT14H19M30.33S" calcext:value-type="time">
            <text:p>14:19:30.3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142827" calcext:value-type="float">
            <text:p>-6.14E-10</text:p>
          </table:table-cell>
          <table:table-cell table:formula="of:=[.C153]*10^9" office:value-type="float" office:value="-0.6142827" calcext:value-type="float">
            <text:p>-0.6142827</text:p>
          </table:table-cell>
          <table:table-cell table:formula="of:=[.$N$1]*[.D153]" office:value-type="float" office:value="-0.548125335698836" calcext:value-type="float">
            <text:p>-0.548125335698836</text:p>
          </table:table-cell>
          <table:table-cell table:number-columns-repeated="9"/>
        </table:table-row>
        <table:table-row table:style-name="ro1">
          <table:table-cell office:value-type="time" office:time-value="PT14H19M30.714S" calcext:value-type="time">
            <text:p>14:19:30.7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199913" calcext:value-type="float">
            <text:p>-5.20E-10</text:p>
          </table:table-cell>
          <table:table-cell table:formula="of:=[.C154]*10^9" office:value-type="float" office:value="-0.5199913" calcext:value-type="float">
            <text:p>-0.5199913</text:p>
          </table:table-cell>
          <table:table-cell table:formula="of:=[.$N$1]*[.D154]" office:value-type="float" office:value="-0.463988984018228" calcext:value-type="float">
            <text:p>-0.463988984018228</text:p>
          </table:table-cell>
          <table:table-cell table:number-columns-repeated="9"/>
        </table:table-row>
        <table:table-row table:style-name="ro1">
          <table:table-cell office:value-type="time" office:time-value="PT14H19M31.098S" calcext:value-type="time">
            <text:p>14:19:31.1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468086" calcext:value-type="float">
            <text:p>-6.47E-10</text:p>
          </table:table-cell>
          <table:table-cell table:formula="of:=[.C155]*10^9" office:value-type="float" office:value="-0.6468086" calcext:value-type="float">
            <text:p>-0.6468086</text:p>
          </table:table-cell>
          <table:table-cell table:formula="of:=[.$N$1]*[.D155]" office:value-type="float" office:value="-0.57714824299609" calcext:value-type="float">
            <text:p>-0.5771482429960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500426827023624" calcext:value-type="float">
            <text:p>-0.500426827023624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16174892597288" calcext:value-type="float">
            <text:p>0.091617489259729</text:p>
          </table:table-cell>
          <table:table-cell/>
          <table:table-cell table:formula="of:=(MAX([.E154:.E158])-MIN([.E154:.E158]))/2" office:value-type="float" office:value="0.102582542359212" calcext:value-type="float">
            <text:p>0.102582542359212</text:p>
          </table:table-cell>
          <table:table-cell table:number-columns-repeated="2"/>
        </table:table-row>
        <table:table-row table:style-name="ro1">
          <table:table-cell office:value-type="time" office:time-value="PT14H19M31.482S" calcext:value-type="time">
            <text:p>14:19:31.4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168806" calcext:value-type="float">
            <text:p>-4.17E-10</text:p>
          </table:table-cell>
          <table:table-cell table:formula="of:=[.C156]*10^9" office:value-type="float" office:value="-0.4168806" calcext:value-type="float">
            <text:p>-0.4168806</text:p>
          </table:table-cell>
          <table:table-cell table:formula="of:=[.$N$1]*[.D156]" office:value-type="float" office:value="-0.371983158277666" calcext:value-type="float">
            <text:p>-0.371983158277666</text:p>
          </table:table-cell>
          <table:table-cell table:number-columns-repeated="9"/>
        </table:table-row>
        <table:table-row table:style-name="ro1">
          <table:table-cell office:value-type="time" office:time-value="PT14H19M31.866S" calcext:value-type="time">
            <text:p>14:19:31.8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141162" calcext:value-type="float">
            <text:p>-6.14E-10</text:p>
          </table:table-cell>
          <table:table-cell table:formula="of:=[.C157]*10^9" office:value-type="float" office:value="-0.6141162" calcext:value-type="float">
            <text:p>-0.6141162</text:p>
          </table:table-cell>
          <table:table-cell table:formula="of:=[.$N$1]*[.D157]" office:value-type="float" office:value="-0.547976767509639" calcext:value-type="float">
            <text:p>-0.547976767509639</text:p>
          </table:table-cell>
          <table:table-cell table:number-columns-repeated="9"/>
        </table:table-row>
        <table:table-row table:style-name="ro1">
          <table:table-cell office:value-type="time" office:time-value="PT14H19M32.25S" calcext:value-type="time">
            <text:p>14:19:32.2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063388" calcext:value-type="float">
            <text:p>-6.06E-10</text:p>
          </table:table-cell>
          <table:table-cell table:formula="of:=[.C158]*10^9" office:value-type="float" office:value="-0.6063388" calcext:value-type="float">
            <text:p>-0.6063388</text:p>
          </table:table-cell>
          <table:table-cell table:formula="of:=[.$N$1]*[.D158]" office:value-type="float" office:value="-0.541036982316496" calcext:value-type="float">
            <text:p>-0.541036982316496</text:p>
          </table:table-cell>
          <table:table-cell table:number-columns-repeated="9"/>
        </table:table-row>
        <table:table-row table:style-name="ro1">
          <table:table-cell office:value-type="time" office:time-value="PT14H19M32.634S" calcext:value-type="time">
            <text:p>14:19:32.6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576422" calcext:value-type="float">
            <text:p>-4.58E-10</text:p>
          </table:table-cell>
          <table:table-cell table:formula="of:=[.C159]*10^9" office:value-type="float" office:value="-0.4576422" calcext:value-type="float">
            <text:p>-0.4576422</text:p>
          </table:table-cell>
          <table:table-cell table:formula="of:=[.$N$1]*[.D159]" office:value-type="float" office:value="-0.408354792516465" calcext:value-type="float">
            <text:p>-0.408354792516465</text:p>
          </table:table-cell>
          <table:table-cell table:number-columns-repeated="9"/>
        </table:table-row>
        <table:table-row table:style-name="ro1">
          <table:table-cell office:value-type="time" office:time-value="PT14H19M33.017S" calcext:value-type="time">
            <text:p>14:19:33.0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131914" calcext:value-type="float">
            <text:p>-7.13E-10</text:p>
          </table:table-cell>
          <table:table-cell table:formula="of:=[.C160]*10^9" office:value-type="float" office:value="-0.7131914" calcext:value-type="float">
            <text:p>-0.7131914</text:p>
          </table:table-cell>
          <table:table-cell table:formula="of:=[.$N$1]*[.D160]" office:value-type="float" office:value="-0.636381710802734" calcext:value-type="float">
            <text:p>-0.636381710802734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510685045567487" calcext:value-type="float">
            <text:p>-0.510685045567487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18607588665487" calcext:value-type="float">
            <text:p>0.118607588665487</text:p>
          </table:table-cell>
          <table:table-cell/>
          <table:table-cell table:formula="of:=(MAX([.E159:.E163])-MIN([.E159:.E163]))/2" office:value-type="float" office:value="0.132848470172745" calcext:value-type="float">
            <text:p>0.132848470172745</text:p>
          </table:table-cell>
          <table:table-cell table:number-columns-repeated="2"/>
        </table:table-row>
        <table:table-row table:style-name="ro1">
          <table:table-cell office:value-type="time" office:time-value="PT14H19M33.392S" calcext:value-type="time">
            <text:p>14:19:33.3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154255" calcext:value-type="float">
            <text:p>-4.15E-10</text:p>
          </table:table-cell>
          <table:table-cell table:formula="of:=[.C161]*10^9" office:value-type="float" office:value="-0.4154255" calcext:value-type="float">
            <text:p>-0.4154255</text:p>
          </table:table-cell>
          <table:table-cell table:formula="of:=[.$N$1]*[.D161]" office:value-type="float" office:value="-0.370684770457245" calcext:value-type="float">
            <text:p>-0.370684770457245</text:p>
          </table:table-cell>
          <table:table-cell table:number-columns-repeated="9"/>
        </table:table-row>
        <table:table-row table:style-name="ro1">
          <table:table-cell office:value-type="time" office:time-value="PT14H19M33.769S" calcext:value-type="time">
            <text:p>14:19:33.7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947244" calcext:value-type="float">
            <text:p>-6.95E-10</text:p>
          </table:table-cell>
          <table:table-cell table:formula="of:=[.C162]*10^9" office:value-type="float" office:value="-0.6947244" calcext:value-type="float">
            <text:p>-0.6947244</text:p>
          </table:table-cell>
          <table:table-cell table:formula="of:=[.$N$1]*[.D162]" office:value-type="float" office:value="-0.619903580172732" calcext:value-type="float">
            <text:p>-0.619903580172732</text:p>
          </table:table-cell>
          <table:table-cell table:number-columns-repeated="9"/>
        </table:table-row>
        <table:table-row table:style-name="ro1">
          <table:table-cell office:value-type="time" office:time-value="PT14H19M34.153S" calcext:value-type="time">
            <text:p>14:19:34.1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806338" calcext:value-type="float">
            <text:p>-5.81E-10</text:p>
          </table:table-cell>
          <table:table-cell table:formula="of:=[.C163]*10^9" office:value-type="float" office:value="-0.5806338" calcext:value-type="float">
            <text:p>-0.5806338</text:p>
          </table:table-cell>
          <table:table-cell table:formula="of:=[.$N$1]*[.D163]" office:value-type="float" office:value="-0.518100373888262" calcext:value-type="float">
            <text:p>-0.518100373888262</text:p>
          </table:table-cell>
          <table:table-cell table:number-columns-repeated="9"/>
        </table:table-row>
        <table:table-row table:style-name="ro1">
          <table:table-cell office:value-type="time" office:time-value="PT14H19M34.537S" calcext:value-type="time">
            <text:p>14:19:34.5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850937" calcext:value-type="float">
            <text:p>-4.85E-10</text:p>
          </table:table-cell>
          <table:table-cell table:formula="of:=[.C164]*10^9" office:value-type="float" office:value="-0.4850937" calcext:value-type="float">
            <text:p>-0.4850937</text:p>
          </table:table-cell>
          <table:table-cell table:formula="of:=[.$N$1]*[.D164]" office:value-type="float" office:value="-0.43284980540375" calcext:value-type="float">
            <text:p>-0.43284980540375</text:p>
          </table:table-cell>
          <table:table-cell table:number-columns-repeated="9"/>
        </table:table-row>
        <table:table-row table:style-name="ro1">
          <table:table-cell office:value-type="time" office:time-value="PT14H19M34.92S" calcext:value-type="time">
            <text:p>14:19:34.9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880786" calcext:value-type="float">
            <text:p>-5.88E-10</text:p>
          </table:table-cell>
          <table:table-cell table:formula="of:=[.C165]*10^9" office:value-type="float" office:value="-0.5880786" calcext:value-type="float">
            <text:p>-0.5880786</text:p>
          </table:table-cell>
          <table:table-cell table:formula="of:=[.$N$1]*[.D165]" office:value-type="float" office:value="-0.524743379623586" calcext:value-type="float">
            <text:p>-0.524743379623586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51645229313483" calcext:value-type="float">
            <text:p>-0.5164522931348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22796151221105" calcext:value-type="float">
            <text:p>0.122796151221105</text:p>
          </table:table-cell>
          <table:table-cell/>
          <table:table-cell table:formula="of:=(MAX([.E164:.E168])-MIN([.E164:.E168]))/2" office:value-type="float" office:value="0.137543492641791" calcext:value-type="float">
            <text:p>0.137543492641791</text:p>
          </table:table-cell>
          <table:table-cell table:number-columns-repeated="2"/>
        </table:table-row>
        <table:table-row table:style-name="ro1">
          <table:table-cell office:value-type="time" office:time-value="PT14H19M35.304S" calcext:value-type="time">
            <text:p>14:19:35.3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583398" calcext:value-type="float">
            <text:p>-5.58E-10</text:p>
          </table:table-cell>
          <table:table-cell table:formula="of:=[.C166]*10^9" office:value-type="float" office:value="-0.5583398" calcext:value-type="float">
            <text:p>-0.5583398</text:p>
          </table:table-cell>
          <table:table-cell table:formula="of:=[.$N$1]*[.D166]" office:value-type="float" office:value="-0.498207405660327" calcext:value-type="float">
            <text:p>-0.498207405660327</text:p>
          </table:table-cell>
          <table:table-cell table:number-columns-repeated="9"/>
        </table:table-row>
        <table:table-row table:style-name="ro1">
          <table:table-cell office:value-type="time" office:time-value="PT14H19M35.688S" calcext:value-type="time">
            <text:p>14:19:35.6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853556" calcext:value-type="float">
            <text:p>-7.85E-10</text:p>
          </table:table-cell>
          <table:table-cell table:formula="of:=[.C167]*10^9" office:value-type="float" office:value="-0.7853556" calcext:value-type="float">
            <text:p>-0.7853556</text:p>
          </table:table-cell>
          <table:table-cell table:formula="of:=[.$N$1]*[.D167]" office:value-type="float" office:value="-0.700773930135035" calcext:value-type="float">
            <text:p>-0.700773930135035</text:p>
          </table:table-cell>
          <table:table-cell table:number-columns-repeated="9"/>
        </table:table-row>
        <table:table-row table:style-name="ro1">
          <table:table-cell office:value-type="time" office:time-value="PT14H19M36.072S" calcext:value-type="time">
            <text:p>14:19:36.0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770663" calcext:value-type="float">
            <text:p>-4.77E-10</text:p>
          </table:table-cell>
          <table:table-cell table:formula="of:=[.C168]*10^9" office:value-type="float" office:value="-0.4770663" calcext:value-type="float">
            <text:p>-0.4770663</text:p>
          </table:table-cell>
          <table:table-cell table:formula="of:=[.$N$1]*[.D168]" office:value-type="float" office:value="-0.425686944851453" calcext:value-type="float">
            <text:p>-0.425686944851453</text:p>
          </table:table-cell>
          <table:table-cell table:number-columns-repeated="9"/>
        </table:table-row>
        <table:table-row table:style-name="ro1">
          <table:table-cell office:value-type="time" office:time-value="PT14H19M36.456S" calcext:value-type="time">
            <text:p>14:19:36.4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762049" calcext:value-type="float">
            <text:p>-7.76E-10</text:p>
          </table:table-cell>
          <table:table-cell table:formula="of:=[.C169]*10^9" office:value-type="float" office:value="-0.7762049" calcext:value-type="float">
            <text:p>-0.7762049</text:p>
          </table:table-cell>
          <table:table-cell table:formula="of:=[.$N$1]*[.D169]" office:value-type="float" office:value="-0.692608747378986" calcext:value-type="float">
            <text:p>-0.692608747378986</text:p>
          </table:table-cell>
          <table:table-cell table:number-columns-repeated="9"/>
        </table:table-row>
        <table:table-row table:style-name="ro1">
          <table:table-cell office:value-type="time" office:time-value="PT14H19M36.839S" calcext:value-type="time">
            <text:p>14:19:36.8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387497" calcext:value-type="float">
            <text:p>-5.39E-10</text:p>
          </table:table-cell>
          <table:table-cell table:formula="of:=[.C170]*10^9" office:value-type="float" office:value="-0.5387497" calcext:value-type="float">
            <text:p>-0.5387497</text:p>
          </table:table-cell>
          <table:table-cell table:formula="of:=[.$N$1]*[.D170]" office:value-type="float" office:value="-0.48072713128686" calcext:value-type="float">
            <text:p>-0.48072713128686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640634776370225" calcext:value-type="float">
            <text:p>-0.64063477637022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5700855647961" calcext:value-type="float">
            <text:p>0.115700855647961</text:p>
          </table:table-cell>
          <table:table-cell/>
          <table:table-cell table:formula="of:=(MAX([.E169:.E173])-MIN([.E169:.E173]))/2" office:value-type="float" office:value="0.129545036409174" calcext:value-type="float">
            <text:p>0.129545036409174</text:p>
          </table:table-cell>
          <table:table-cell table:number-columns-repeated="2"/>
        </table:table-row>
        <table:table-row table:style-name="ro1">
          <table:table-cell office:value-type="time" office:time-value="PT14H19M37.223S" calcext:value-type="time">
            <text:p>14:19:37.2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291113" calcext:value-type="float">
            <text:p>-8.29E-10</text:p>
          </table:table-cell>
          <table:table-cell table:formula="of:=[.C171]*10^9" office:value-type="float" office:value="-0.8291113" calcext:value-type="float">
            <text:p>-0.8291113</text:p>
          </table:table-cell>
          <table:table-cell table:formula="of:=[.$N$1]*[.D171]" office:value-type="float" office:value="-0.739817204105208" calcext:value-type="float">
            <text:p>-0.739817204105208</text:p>
          </table:table-cell>
          <table:table-cell table:number-columns-repeated="9"/>
        </table:table-row>
        <table:table-row table:style-name="ro1">
          <table:table-cell office:value-type="time" office:time-value="PT14H19M37.608S" calcext:value-type="time">
            <text:p>14:19:37.6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753824" calcext:value-type="float">
            <text:p>-6.75E-10</text:p>
          </table:table-cell>
          <table:table-cell table:formula="of:=[.C172]*10^9" office:value-type="float" office:value="-0.6753824" calcext:value-type="float">
            <text:p>-0.6753824</text:p>
          </table:table-cell>
          <table:table-cell table:formula="of:=[.$N$1]*[.D172]" office:value-type="float" office:value="-0.60264468578569" calcext:value-type="float">
            <text:p>-0.60264468578569</text:p>
          </table:table-cell>
          <table:table-cell table:number-columns-repeated="9"/>
        </table:table-row>
        <table:table-row table:style-name="ro1">
          <table:table-cell office:value-type="time" office:time-value="PT14H19M37.991S" calcext:value-type="time">
            <text:p>14:19:37.9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703407" calcext:value-type="float">
            <text:p>-7.70E-10</text:p>
          </table:table-cell>
          <table:table-cell table:formula="of:=[.C173]*10^9" office:value-type="float" office:value="-0.7703407" calcext:value-type="float">
            <text:p>-0.7703407</text:p>
          </table:table-cell>
          <table:table-cell table:formula="of:=[.$N$1]*[.D173]" office:value-type="float" office:value="-0.687376113294378" calcext:value-type="float">
            <text:p>-0.687376113294378</text:p>
          </table:table-cell>
          <table:table-cell table:number-columns-repeated="9"/>
        </table:table-row>
        <table:table-row table:style-name="ro1">
          <table:table-cell office:value-type="time" office:time-value="PT14H19M38.376S" calcext:value-type="time">
            <text:p>14:19:38.3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364747" calcext:value-type="float">
            <text:p>-8.36E-10</text:p>
          </table:table-cell>
          <table:table-cell table:formula="of:=[.C174]*10^9" office:value-type="float" office:value="-0.8364747" calcext:value-type="float">
            <text:p>-0.8364747</text:p>
          </table:table-cell>
          <table:table-cell table:formula="of:=[.$N$1]*[.D174]" office:value-type="float" office:value="-0.746387576503592" calcext:value-type="float">
            <text:p>-0.746387576503592</text:p>
          </table:table-cell>
          <table:table-cell table:number-columns-repeated="9"/>
        </table:table-row>
        <table:table-row table:style-name="ro1">
          <table:table-cell office:value-type="time" office:time-value="PT14H19M38.759S" calcext:value-type="time">
            <text:p>14:19:38.7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321476" calcext:value-type="float">
            <text:p>-8.32E-10</text:p>
          </table:table-cell>
          <table:table-cell table:formula="of:=[.C175]*10^9" office:value-type="float" office:value="-0.8321476" calcext:value-type="float">
            <text:p>-0.8321476</text:p>
          </table:table-cell>
          <table:table-cell table:formula="of:=[.$N$1]*[.D175]" office:value-type="float" office:value="-0.742526498957208" calcext:value-type="float">
            <text:p>-0.74252649895720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698042595437551" calcext:value-type="float">
            <text:p>-0.69804259543755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557695692969255" calcext:value-type="float">
            <text:p>0.055769569296926</text:p>
          </table:table-cell>
          <table:table-cell/>
          <table:table-cell table:formula="of:=(MAX([.E174:.E178])-MIN([.E174:.E178]))/2" office:value-type="float" office:value="0.0622031362178488" calcext:value-type="float">
            <text:p>0.062203136217849</text:p>
          </table:table-cell>
          <table:table-cell table:number-columns-repeated="2"/>
        </table:table-row>
        <table:table-row table:style-name="ro1">
          <table:table-cell office:value-type="time" office:time-value="PT14H19M39.143S" calcext:value-type="time">
            <text:p>14:19:39.1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810305" calcext:value-type="float">
            <text:p>-7.81E-10</text:p>
          </table:table-cell>
          <table:table-cell table:formula="of:=[.C176]*10^9" office:value-type="float" office:value="-0.7810305" calcext:value-type="float">
            <text:p>-0.7810305</text:p>
          </table:table-cell>
          <table:table-cell table:formula="of:=[.$N$1]*[.D176]" office:value-type="float" office:value="-0.696914637191524" calcext:value-type="float">
            <text:p>-0.696914637191524</text:p>
          </table:table-cell>
          <table:table-cell table:number-columns-repeated="9"/>
        </table:table-row>
        <table:table-row table:style-name="ro1">
          <table:table-cell office:value-type="time" office:time-value="PT14H19M39.527S" calcext:value-type="time">
            <text:p>14:19:39.5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647673" calcext:value-type="float">
            <text:p>-7.65E-10</text:p>
          </table:table-cell>
          <table:table-cell table:formula="of:=[.C177]*10^9" office:value-type="float" office:value="-0.7647673" calcext:value-type="float">
            <text:p>-0.7647673</text:p>
          </table:table-cell>
          <table:table-cell table:formula="of:=[.$N$1]*[.D177]" office:value-type="float" office:value="-0.682402960467538" calcext:value-type="float">
            <text:p>-0.682402960467538</text:p>
          </table:table-cell>
          <table:table-cell table:number-columns-repeated="9"/>
        </table:table-row>
        <table:table-row table:style-name="ro1">
          <table:table-cell office:value-type="time" office:time-value="PT14H19M39.91S" calcext:value-type="time">
            <text:p>14:19:39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970529" calcext:value-type="float">
            <text:p>-6.97E-10</text:p>
          </table:table-cell>
          <table:table-cell table:formula="of:=[.C178]*10^9" office:value-type="float" office:value="-0.6970529" calcext:value-type="float">
            <text:p>-0.6970529</text:p>
          </table:table-cell>
          <table:table-cell table:formula="of:=[.$N$1]*[.D178]" office:value-type="float" office:value="-0.621981304067894" calcext:value-type="float">
            <text:p>-0.621981304067894</text:p>
          </table:table-cell>
          <table:table-cell table:number-columns-repeated="9"/>
        </table:table-row>
        <table:table-row table:style-name="ro1">
          <table:table-cell office:value-type="time" office:time-value="PT14H19M40.295S" calcext:value-type="time">
            <text:p>14:19:40.3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885069" calcext:value-type="float">
            <text:p>-8.89E-10</text:p>
          </table:table-cell>
          <table:table-cell table:formula="of:=[.C179]*10^9" office:value-type="float" office:value="-0.8885069" calcext:value-type="float">
            <text:p>-0.8885069</text:p>
          </table:table-cell>
          <table:table-cell table:formula="of:=[.$N$1]*[.D179]" office:value-type="float" office:value="-0.792815983313924" calcext:value-type="float">
            <text:p>-0.792815983313924</text:p>
          </table:table-cell>
          <table:table-cell table:number-columns-repeated="9"/>
        </table:table-row>
        <table:table-row table:style-name="ro1">
          <table:table-cell office:value-type="time" office:time-value="PT14H19M40.678S" calcext:value-type="time">
            <text:p>14:19:40.6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681359" calcext:value-type="float">
            <text:p>-7.68E-10</text:p>
          </table:table-cell>
          <table:table-cell table:formula="of:=[.C180]*10^9" office:value-type="float" office:value="-0.7681359" calcext:value-type="float">
            <text:p>-0.7681359</text:p>
          </table:table-cell>
          <table:table-cell table:formula="of:=[.$N$1]*[.D180]" office:value-type="float" office:value="-0.685408767086925" calcext:value-type="float">
            <text:p>-0.68540876708692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784287348336712" calcext:value-type="float">
            <text:p>-0.78428734833671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925647997225753" calcext:value-type="float">
            <text:p>0.092564799722575</text:p>
          </table:table-cell>
          <table:table-cell/>
          <table:table-cell table:formula="of:=(MAX([.E179:.E183])-MIN([.E179:.E183]))/2" office:value-type="float" office:value="0.103511026619083" calcext:value-type="float">
            <text:p>0.103511026619083</text:p>
          </table:table-cell>
          <table:table-cell table:number-columns-repeated="2"/>
        </table:table-row>
        <table:table-row table:style-name="ro1">
          <table:table-cell office:value-type="time" office:time-value="PT14H19M41.062S" calcext:value-type="time">
            <text:p>14:19:41.0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00145" calcext:value-type="float">
            <text:p>-1.00E-09</text:p>
          </table:table-cell>
          <table:table-cell table:formula="of:=[.C181]*10^9" office:value-type="float" office:value="-1.000145" calcext:value-type="float">
            <text:p>-1.000145</text:p>
          </table:table-cell>
          <table:table-cell table:formula="of:=[.$N$1]*[.D181]" office:value-type="float" office:value="-0.892430820325092" calcext:value-type="float">
            <text:p>-0.892430820325092</text:p>
          </table:table-cell>
          <table:table-cell table:number-columns-repeated="9"/>
        </table:table-row>
        <table:table-row table:style-name="ro1">
          <table:table-cell office:value-type="time" office:time-value="PT14H19M41.446S" calcext:value-type="time">
            <text:p>14:19:41.4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699658" calcext:value-type="float">
            <text:p>-7.70E-10</text:p>
          </table:table-cell>
          <table:table-cell table:formula="of:=[.C182]*10^9" office:value-type="float" office:value="-0.7699658" calcext:value-type="float">
            <text:p>-0.7699658</text:p>
          </table:table-cell>
          <table:table-cell table:formula="of:=[.$N$1]*[.D182]" office:value-type="float" office:value="-0.68704158948579" calcext:value-type="float">
            <text:p>-0.68704158948579</text:p>
          </table:table-cell>
          <table:table-cell table:number-columns-repeated="9"/>
        </table:table-row>
        <table:table-row table:style-name="ro1">
          <table:table-cell office:value-type="time" office:time-value="PT14H19M41.83S" calcext:value-type="time">
            <text:p>14:19:41.8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679908" calcext:value-type="float">
            <text:p>-9.68E-10</text:p>
          </table:table-cell>
          <table:table-cell table:formula="of:=[.C183]*10^9" office:value-type="float" office:value="-0.9679908" calcext:value-type="float">
            <text:p>-0.9679908</text:p>
          </table:table-cell>
          <table:table-cell table:formula="of:=[.$N$1]*[.D183]" office:value-type="float" office:value="-0.863739581471828" calcext:value-type="float">
            <text:p>-0.863739581471828</text:p>
          </table:table-cell>
          <table:table-cell table:number-columns-repeated="9"/>
        </table:table-row>
        <table:table-row table:style-name="ro1">
          <table:table-cell office:value-type="time" office:time-value="PT14H19M42.214S" calcext:value-type="time">
            <text:p>14:19:42.2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38773" calcext:value-type="float">
            <text:p>-1.14E-09</text:p>
          </table:table-cell>
          <table:table-cell table:formula="of:=[.C184]*10^9" office:value-type="float" office:value="-1.138773" calcext:value-type="float">
            <text:p>-1.138773</text:p>
          </table:table-cell>
          <table:table-cell table:formula="of:=[.$N$1]*[.D184]" office:value-type="float" office:value="-1.0161287838804" calcext:value-type="float">
            <text:p>-1.0161287838804</text:p>
          </table:table-cell>
          <table:table-cell table:number-columns-repeated="9"/>
        </table:table-row>
        <table:table-row table:style-name="ro1">
          <table:table-cell office:value-type="time" office:time-value="PT14H19M42.597S" calcext:value-type="time">
            <text:p>14:19:42.6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91608" calcext:value-type="float">
            <text:p>-1.09E-09</text:p>
          </table:table-cell>
          <table:table-cell table:formula="of:=[.C185]*10^9" office:value-type="float" office:value="-1.091608" calcext:value-type="float">
            <text:p>-1.091608</text:p>
          </table:table-cell>
          <table:table-cell table:formula="of:=[.$N$1]*[.D185]" office:value-type="float" office:value="-0.974043386622372" calcext:value-type="float">
            <text:p>-0.974043386622372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0.976470089609396" calcext:value-type="float">
            <text:p>-0.976470089609396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364676727377148" calcext:value-type="float">
            <text:p>0.036467672737715</text:p>
          </table:table-cell>
          <table:table-cell/>
          <table:table-cell table:formula="of:=(MAX([.E184:.E188])-MIN([.E184:.E188]))/2" office:value-type="float" office:value="0.0399706428532487" calcext:value-type="float">
            <text:p>0.039970642853249</text:p>
          </table:table-cell>
          <table:table-cell table:number-columns-repeated="2"/>
        </table:table-row>
        <table:table-row table:style-name="ro1">
          <table:table-cell office:value-type="time" office:time-value="PT14H19M42.981S" calcext:value-type="time">
            <text:p>14:19:42.9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87988" calcext:value-type="float">
            <text:p>-1.09E-09</text:p>
          </table:table-cell>
          <table:table-cell table:formula="of:=[.C186]*10^9" office:value-type="float" office:value="-1.087988" calcext:value-type="float">
            <text:p>-1.087988</text:p>
          </table:table-cell>
          <table:table-cell table:formula="of:=[.$N$1]*[.D186]" office:value-type="float" office:value="-0.97081325542182" calcext:value-type="float">
            <text:p>-0.97081325542182</text:p>
          </table:table-cell>
          <table:table-cell table:number-columns-repeated="9"/>
        </table:table-row>
        <table:table-row table:style-name="ro1">
          <table:table-cell office:value-type="time" office:time-value="PT14H19M43.365S" calcext:value-type="time">
            <text:p>14:19:43.3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04086" calcext:value-type="float">
            <text:p>-1.10E-09</text:p>
          </table:table-cell>
          <table:table-cell table:formula="of:=[.C187]*10^9" office:value-type="float" office:value="-1.104086" calcext:value-type="float">
            <text:p>-1.104086</text:p>
          </table:table-cell>
          <table:table-cell table:formula="of:=[.$N$1]*[.D187]" office:value-type="float" office:value="-0.985177523948477" calcext:value-type="float">
            <text:p>-0.985177523948477</text:p>
          </table:table-cell>
          <table:table-cell table:number-columns-repeated="9"/>
        </table:table-row>
        <table:table-row table:style-name="ro1">
          <table:table-cell office:value-type="time" office:time-value="PT14H19M43.749S" calcext:value-type="time">
            <text:p>14:19:43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49183" calcext:value-type="float">
            <text:p>-1.05E-09</text:p>
          </table:table-cell>
          <table:table-cell table:formula="of:=[.C188]*10^9" office:value-type="float" office:value="-1.049183" calcext:value-type="float">
            <text:p>-1.049183</text:p>
          </table:table-cell>
          <table:table-cell table:formula="of:=[.$N$1]*[.D188]" office:value-type="float" office:value="-0.936187498173906" calcext:value-type="float">
            <text:p>-0.936187498173906</text:p>
          </table:table-cell>
          <table:table-cell table:number-columns-repeated="9"/>
        </table:table-row>
        <table:table-row table:style-name="ro1">
          <table:table-cell office:value-type="time" office:time-value="PT14H19M44.133S" calcext:value-type="time">
            <text:p>14:19:44.1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280232" calcext:value-type="float">
            <text:p>-1.28E-09</text:p>
          </table:table-cell>
          <table:table-cell table:formula="of:=[.C189]*10^9" office:value-type="float" office:value="-1.280232" calcext:value-type="float">
            <text:p>-1.280232</text:p>
          </table:table-cell>
          <table:table-cell table:formula="of:=[.$N$1]*[.D189]" office:value-type="float" office:value="-1.14235285280278" calcext:value-type="float">
            <text:p>-1.14235285280278</text:p>
          </table:table-cell>
          <table:table-cell table:number-columns-repeated="9"/>
        </table:table-row>
        <table:table-row table:style-name="ro1">
          <table:table-cell office:value-type="time" office:time-value="PT14H19M44.516S" calcext:value-type="time">
            <text:p>14:19:44.5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55172" calcext:value-type="float">
            <text:p>-1.46E-09</text:p>
          </table:table-cell>
          <table:table-cell table:formula="of:=[.C190]*10^9" office:value-type="float" office:value="-1.455172" calcext:value-type="float">
            <text:p>-1.455172</text:p>
          </table:table-cell>
          <table:table-cell table:formula="of:=[.$N$1]*[.D190]" office:value-type="float" office:value="-1.29845206612452" calcext:value-type="float">
            <text:p>-1.29845206612452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.22418849445921" calcext:value-type="float">
            <text:p>-1.22418849445921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886371100546806" calcext:value-type="float">
            <text:p>0.088637110054681</text:p>
          </table:table-cell>
          <table:table-cell/>
          <table:table-cell table:formula="of:=(MAX([.E189:.E193])-MIN([.E189:.E193]))/2" office:value-type="float" office:value="0.0987590307033088" calcext:value-type="float">
            <text:p>0.098759030703309</text:p>
          </table:table-cell>
          <table:table-cell table:number-columns-repeated="2"/>
        </table:table-row>
        <table:table-row table:style-name="ro1">
          <table:table-cell office:value-type="time" office:time-value="PT14H19M44.899S" calcext:value-type="time">
            <text:p>14:19:44.9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46314" calcext:value-type="float">
            <text:p>-1.45E-09</text:p>
          </table:table-cell>
          <table:table-cell table:formula="of:=[.C191]*10^9" office:value-type="float" office:value="-1.446314" calcext:value-type="float">
            <text:p>-1.446314</text:p>
          </table:table-cell>
          <table:table-cell table:formula="of:=[.$N$1]*[.D191]" office:value-type="float" office:value="-1.29054805999897" calcext:value-type="float">
            <text:p>-1.29054805999897</text:p>
          </table:table-cell>
          <table:table-cell table:number-columns-repeated="9"/>
        </table:table-row>
        <table:table-row table:style-name="ro1">
          <table:table-cell office:value-type="time" office:time-value="PT14H19M45.284S" calcext:value-type="time">
            <text:p>14:19:45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44193" calcext:value-type="float">
            <text:p>-1.44E-09</text:p>
          </table:table-cell>
          <table:table-cell table:formula="of:=[.C192]*10^9" office:value-type="float" office:value="-1.444193" calcext:value-type="float">
            <text:p>-1.444193</text:p>
          </table:table-cell>
          <table:table-cell table:formula="of:=[.$N$1]*[.D192]" office:value-type="float" office:value="-1.2886554886519" calcext:value-type="float">
            <text:p>-1.2886554886519</text:p>
          </table:table-cell>
          <table:table-cell table:number-columns-repeated="9"/>
        </table:table-row>
        <table:table-row table:style-name="ro1">
          <table:table-cell office:value-type="time" office:time-value="PT14H19M45.668S" calcext:value-type="time">
            <text:p>14:19:45.6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233814" calcext:value-type="float">
            <text:p>-1.23E-09</text:p>
          </table:table-cell>
          <table:table-cell table:formula="of:=[.C193]*10^9" office:value-type="float" office:value="-1.233814" calcext:value-type="float">
            <text:p>-1.233814</text:p>
          </table:table-cell>
          <table:table-cell table:formula="of:=[.$N$1]*[.D193]" office:value-type="float" office:value="-1.1009340047179" calcext:value-type="float">
            <text:p>-1.1009340047179</text:p>
          </table:table-cell>
          <table:table-cell table:number-columns-repeated="9"/>
        </table:table-row>
        <table:table-row table:style-name="ro1">
          <table:table-cell office:value-type="time" office:time-value="PT14H19M46.052S" calcext:value-type="time">
            <text:p>14:19:46.0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055115" calcext:value-type="float">
            <text:p>-2.06E-09</text:p>
          </table:table-cell>
          <table:table-cell table:formula="of:=[.C194]*10^9" office:value-type="float" office:value="-2.055115" calcext:value-type="float">
            <text:p>-2.055115</text:p>
          </table:table-cell>
          <table:table-cell table:formula="of:=[.$N$1]*[.D194]" office:value-type="float" office:value="-1.8337820669127" calcext:value-type="float">
            <text:p>-1.8337820669127</text:p>
          </table:table-cell>
          <table:table-cell table:number-columns-repeated="9"/>
        </table:table-row>
        <table:table-row table:style-name="ro1">
          <table:table-cell office:value-type="time" office:time-value="PT14H19M46.435S" calcext:value-type="time">
            <text:p>14:19:46.4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913284" calcext:value-type="float">
            <text:p>-1.91E-09</text:p>
          </table:table-cell>
          <table:table-cell table:formula="of:=[.C195]*10^9" office:value-type="float" office:value="-1.913284" calcext:value-type="float">
            <text:p>-1.913284</text:p>
          </table:table-cell>
          <table:table-cell table:formula="of:=[.$N$1]*[.D195]" office:value-type="float" office:value="-1.7072260618559" calcext:value-type="float">
            <text:p>-1.7072260618559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.83102146472809" calcext:value-type="float">
            <text:p>-1.83102146472809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107993847936657" calcext:value-type="float">
            <text:p>0.107993847936657</text:p>
          </table:table-cell>
          <table:table-cell/>
          <table:table-cell table:formula="of:=(MAX([.E194:.E198])-MIN([.E194:.E198]))/2" office:value-type="float" office:value="0.119968589700971" calcext:value-type="float">
            <text:p>0.119968589700971</text:p>
          </table:table-cell>
          <table:table-cell table:number-columns-repeated="2"/>
        </table:table-row>
        <table:table-row table:style-name="ro1">
          <table:table-cell office:value-type="time" office:time-value="PT14H19M46.819S" calcext:value-type="time">
            <text:p>14:19:46.8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82181" calcext:value-type="float">
            <text:p>-2.18E-09</text:p>
          </table:table-cell>
          <table:table-cell table:formula="of:=[.C196]*10^9" office:value-type="float" office:value="-2.182181" calcext:value-type="float">
            <text:p>-2.182181</text:p>
          </table:table-cell>
          <table:table-cell table:formula="of:=[.$N$1]*[.D196]" office:value-type="float" office:value="-1.94716324125785" calcext:value-type="float">
            <text:p>-1.94716324125785</text:p>
          </table:table-cell>
          <table:table-cell table:number-columns-repeated="9"/>
        </table:table-row>
        <table:table-row table:style-name="ro1">
          <table:table-cell office:value-type="time" office:time-value="PT14H19M47.203S" calcext:value-type="time">
            <text:p>14:19:47.2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969849" calcext:value-type="float">
            <text:p>-1.97E-09</text:p>
          </table:table-cell>
          <table:table-cell table:formula="of:=[.C197]*10^9" office:value-type="float" office:value="-1.969849" calcext:value-type="float">
            <text:p>-1.969849</text:p>
          </table:table-cell>
          <table:table-cell table:formula="of:=[.$N$1]*[.D197]" office:value-type="float" office:value="-1.75769909261813" calcext:value-type="float">
            <text:p>-1.75769909261813</text:p>
          </table:table-cell>
          <table:table-cell table:number-columns-repeated="9"/>
        </table:table-row>
        <table:table-row table:style-name="ro1">
          <table:table-cell office:value-type="time" office:time-value="PT14H19M47.587S" calcext:value-type="time">
            <text:p>14:19:47.5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39677" calcext:value-type="float">
            <text:p>-2.14E-09</text:p>
          </table:table-cell>
          <table:table-cell table:formula="of:=[.C198]*10^9" office:value-type="float" office:value="-2.139677" calcext:value-type="float">
            <text:p>-2.139677</text:p>
          </table:table-cell>
          <table:table-cell table:formula="of:=[.$N$1]*[.D198]" office:value-type="float" office:value="-1.90923686099589" calcext:value-type="float">
            <text:p>-1.90923686099589</text:p>
          </table:table-cell>
          <table:table-cell table:number-columns-repeated="9"/>
        </table:table-row>
        <table:table-row table:style-name="ro1">
          <table:table-cell office:value-type="time" office:time-value="PT14H19M47.971S" calcext:value-type="time">
            <text:p>14:19:47.9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710984" calcext:value-type="float">
            <text:p>-3.71E-09</text:p>
          </table:table-cell>
          <table:table-cell table:formula="of:=[.C199]*10^9" office:value-type="float" office:value="-3.710984" calcext:value-type="float">
            <text:p>-3.710984</text:p>
          </table:table-cell>
          <table:table-cell table:formula="of:=[.$N$1]*[.D199]" office:value-type="float" office:value="-3.31131635446189" calcext:value-type="float">
            <text:p>-3.31131635446189</text:p>
          </table:table-cell>
          <table:table-cell table:number-columns-repeated="9"/>
        </table:table-row>
        <table:table-row table:style-name="ro1">
          <table:table-cell office:value-type="time" office:time-value="PT14H19M48.354S" calcext:value-type="time">
            <text:p>14:19:48.3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431311" calcext:value-type="float">
            <text:p>-3.43E-09</text:p>
          </table:table-cell>
          <table:table-cell table:formula="of:=[.C200]*10^9" office:value-type="float" office:value="-3.431311" calcext:value-type="float">
            <text:p>-3.431311</text:p>
          </table:table-cell>
          <table:table-cell table:formula="of:=[.$N$1]*[.D200]" office:value-type="float" office:value="-3.06176373477897" calcext:value-type="float">
            <text:p>-3.06176373477897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.19222480784297" calcext:value-type="float">
            <text:p>-3.1922248078429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14080216230943" calcext:value-type="float">
            <text:p>0.114080216230943</text:p>
          </table:table-cell>
          <table:table-cell/>
          <table:table-cell table:formula="of:=(MAX([.E199:.E203])-MIN([.E199:.E203]))/2" office:value-type="float" office:value="0.124776309841462" calcext:value-type="float">
            <text:p>0.124776309841462</text:p>
          </table:table-cell>
          <table:table-cell table:number-columns-repeated="2"/>
        </table:table-row>
        <table:table-row table:style-name="ro1">
          <table:table-cell office:value-type="time" office:time-value="PT14H19M48.738S" calcext:value-type="time">
            <text:p>14:19:48.7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708028" calcext:value-type="float">
            <text:p>-3.71E-09</text:p>
          </table:table-cell>
          <table:table-cell table:formula="of:=[.C201]*10^9" office:value-type="float" office:value="-3.708028" calcext:value-type="float">
            <text:p>-3.708028</text:p>
          </table:table-cell>
          <table:table-cell table:formula="of:=[.$N$1]*[.D201]" office:value-type="float" office:value="-3.30867871141525" calcext:value-type="float">
            <text:p>-3.30867871141525</text:p>
          </table:table-cell>
          <table:table-cell table:number-columns-repeated="9"/>
        </table:table-row>
        <table:table-row table:style-name="ro1">
          <table:table-cell office:value-type="time" office:time-value="PT14H19M49.122S" calcext:value-type="time">
            <text:p>14:19:49.1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589947" calcext:value-type="float">
            <text:p>-3.59E-09</text:p>
          </table:table-cell>
          <table:table-cell table:formula="of:=[.C202]*10^9" office:value-type="float" office:value="-3.589947" calcext:value-type="float">
            <text:p>-3.589947</text:p>
          </table:table-cell>
          <table:table-cell table:formula="of:=[.$N$1]*[.D202]" office:value-type="float" office:value="-3.20331486547811" calcext:value-type="float">
            <text:p>-3.20331486547811</text:p>
          </table:table-cell>
          <table:table-cell table:number-columns-repeated="9"/>
        </table:table-row>
        <table:table-row table:style-name="ro1">
          <table:table-cell office:value-type="time" office:time-value="PT14H19M49.506S" calcext:value-type="time">
            <text:p>14:19:49.5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447322" calcext:value-type="float">
            <text:p>-3.45E-09</text:p>
          </table:table-cell>
          <table:table-cell table:formula="of:=[.C203]*10^9" office:value-type="float" office:value="-3.447322" calcext:value-type="float">
            <text:p>-3.447322</text:p>
          </table:table-cell>
          <table:table-cell table:formula="of:=[.$N$1]*[.D203]" office:value-type="float" office:value="-3.07605037308064" calcext:value-type="float">
            <text:p>-3.07605037308064</text:p>
          </table:table-cell>
          <table:table-cell table:number-columns-repeated="9"/>
        </table:table-row>
        <table:table-row table:style-name="ro1">
          <table:table-cell office:value-type="time" office:time-value="PT14H19M49.89S" calcext:value-type="time">
            <text:p>14:19:49.8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7206606" calcext:value-type="float">
            <text:p>-7.21E-09</text:p>
          </table:table-cell>
          <table:table-cell table:formula="of:=[.C204]*10^9" office:value-type="float" office:value="-7.206606" calcext:value-type="float">
            <text:p>-7.206606</text:p>
          </table:table-cell>
          <table:table-cell table:formula="of:=[.$N$1]*[.D204]" office:value-type="float" office:value="-6.43046488693112" calcext:value-type="float">
            <text:p>-6.43046488693112</text:p>
          </table:table-cell>
          <table:table-cell table:number-columns-repeated="9"/>
        </table:table-row>
        <table:table-row table:style-name="ro1">
          <table:table-cell office:value-type="time" office:time-value="PT14H19M50.274S" calcext:value-type="time">
            <text:p>14:19:50.2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7205511" calcext:value-type="float">
            <text:p>-7.21E-09</text:p>
          </table:table-cell>
          <table:table-cell table:formula="of:=[.C205]*10^9" office:value-type="float" office:value="-7.205511" calcext:value-type="float">
            <text:p>-7.205511</text:p>
          </table:table-cell>
          <table:table-cell table:formula="of:=[.$N$1]*[.D205]" office:value-type="float" office:value="-6.42948781685803" calcext:value-type="float">
            <text:p>-6.42948781685803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6.4108139108528" calcext:value-type="float">
            <text:p>-6.4108139108528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0588302864095529" calcext:value-type="float">
            <text:p>0.058830286409553</text:p>
          </table:table-cell>
          <table:table-cell/>
          <table:table-cell table:formula="of:=(MAX([.E204:.E208])-MIN([.E204:.E208]))/2" office:value-type="float" office:value="0.0348684632386735" calcext:value-type="float">
            <text:p>0.034868463238674</text:p>
          </table:table-cell>
          <table:table-cell table:number-columns-repeated="2"/>
        </table:table-row>
        <table:table-row table:style-name="ro1">
          <table:table-cell office:value-type="time" office:time-value="PT14H19M50.658S" calcext:value-type="time">
            <text:p>14:19:50.6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7137976" calcext:value-type="float">
            <text:p>-7.14E-09</text:p>
          </table:table-cell>
          <table:table-cell table:formula="of:=[.C206]*10^9" office:value-type="float" office:value="-7.137976" calcext:value-type="float">
            <text:p>-7.137976</text:p>
          </table:table-cell>
          <table:table-cell table:formula="of:=[.$N$1]*[.D206]" office:value-type="float" office:value="-6.36922623933611" calcext:value-type="float">
            <text:p>-6.36922623933611</text:p>
          </table:table-cell>
          <table:table-cell table:number-columns-repeated="9"/>
        </table:table-row>
        <table:table-row table:style-name="ro1">
          <table:table-cell office:value-type="time" office:time-value="PT14H19M51.041S" calcext:value-type="time">
            <text:p>14:19:51.0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721613" calcext:value-type="float">
            <text:p>-7.22E-09</text:p>
          </table:table-cell>
          <table:table-cell table:formula="of:=[.C207]*10^9" office:value-type="float" office:value="-7.21613" calcext:value-type="float">
            <text:p>-7.21613</text:p>
          </table:table-cell>
          <table:table-cell table:formula="of:=[.$N$1]*[.D207]" office:value-type="float" office:value="-6.43896316581346" calcext:value-type="float">
            <text:p>-6.43896316581346</text:p>
          </table:table-cell>
          <table:table-cell table:number-columns-repeated="9"/>
        </table:table-row>
        <table:table-row table:style-name="ro1">
          <table:table-cell office:value-type="time" office:time-value="PT14H19M51.425S" calcext:value-type="time">
            <text:p>14:19:51.4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7156693" calcext:value-type="float">
            <text:p>-7.16E-09</text:p>
          </table:table-cell>
          <table:table-cell table:formula="of:=[.C208]*10^9" office:value-type="float" office:value="-7.156693" calcext:value-type="float">
            <text:p>-7.156693</text:p>
          </table:table-cell>
          <table:table-cell table:formula="of:=[.$N$1]*[.D208]" office:value-type="float" office:value="-6.38592744532527" calcext:value-type="float">
            <text:p>-6.38592744532527</text:p>
          </table:table-cell>
          <table:table-cell table:number-columns-repeated="9"/>
        </table:table-row>
        <table:table-row table:style-name="ro1">
          <table:table-cell office:value-type="time" office:time-value="PT14H19M51.809S" calcext:value-type="time">
            <text:p>14:19:51.8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637217" calcext:value-type="float">
            <text:p>-1.64E-08</text:p>
          </table:table-cell>
          <table:table-cell table:formula="of:=[.C209]*10^9" office:value-type="float" office:value="-16.37217" calcext:value-type="float">
            <text:p>-16.37217</text:p>
          </table:table-cell>
          <table:table-cell table:formula="of:=[.$N$1]*[.D209]" office:value-type="float" office:value="-14.6089108115342" calcext:value-type="float">
            <text:p>-14.6089108115342</text:p>
          </table:table-cell>
          <table:table-cell table:number-columns-repeated="9"/>
        </table:table-row>
        <table:table-row table:style-name="ro1">
          <table:table-cell office:value-type="time" office:time-value="PT14H19M52.193S" calcext:value-type="time">
            <text:p>14:19:52.1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604549" calcext:value-type="float">
            <text:p>-1.60E-08</text:p>
          </table:table-cell>
          <table:table-cell table:formula="of:=[.C210]*10^9" office:value-type="float" office:value="-16.04549" calcext:value-type="float">
            <text:p>-16.04549</text:p>
          </table:table-cell>
          <table:table-cell table:formula="of:=[.$N$1]*[.D210]" office:value-type="float" office:value="-14.3174137782202" calcext:value-type="float">
            <text:p>-14.3174137782202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14.5080361341247" calcext:value-type="float">
            <text:p>-14.5080361341247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172281736620802" calcext:value-type="float">
            <text:p>0.172281736620802</text:p>
          </table:table-cell>
          <table:table-cell/>
          <table:table-cell table:formula="of:=(MAX([.E209:.E213])-MIN([.E209:.E213]))/2" office:value-type="float" office:value="0.145748516656985" calcext:value-type="float">
            <text:p>0.145748516656985</text:p>
          </table:table-cell>
          <table:table-cell table:number-columns-repeated="2"/>
        </table:table-row>
        <table:table-row table:style-name="ro1">
          <table:table-cell office:value-type="time" office:time-value="PT14H19M52.577S" calcext:value-type="time">
            <text:p>14:19:52.5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637122" calcext:value-type="float">
            <text:p>-1.64E-08</text:p>
          </table:table-cell>
          <table:table-cell table:formula="of:=[.C211]*10^9" office:value-type="float" office:value="-16.37122" calcext:value-type="float">
            <text:p>-16.37122</text:p>
          </table:table-cell>
          <table:table-cell table:formula="of:=[.$N$1]*[.D211]" office:value-type="float" office:value="-14.6080631251694" calcext:value-type="float">
            <text:p>-14.6080631251694</text:p>
          </table:table-cell>
          <table:table-cell table:number-columns-repeated="9"/>
        </table:table-row>
        <table:table-row table:style-name="ro1">
          <table:table-cell office:value-type="time" office:time-value="PT14H19M52.961S" calcext:value-type="time">
            <text:p>14:19:52.9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618707" calcext:value-type="float">
            <text:p>-1.62E-08</text:p>
          </table:table-cell>
          <table:table-cell table:formula="of:=[.C212]*10^9" office:value-type="float" office:value="-16.18707" calcext:value-type="float">
            <text:p>-16.18707</text:p>
          </table:table-cell>
          <table:table-cell table:formula="of:=[.$N$1]*[.D212]" office:value-type="float" office:value="-14.4437458156164" calcext:value-type="float">
            <text:p>-14.4437458156164</text:p>
          </table:table-cell>
          <table:table-cell table:number-columns-repeated="9"/>
        </table:table-row>
        <table:table-row table:style-name="ro1">
          <table:table-cell office:value-type="time" office:time-value="PT14H19M53.345S" calcext:value-type="time">
            <text:p>14:19:53.3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631965" calcext:value-type="float">
            <text:p>-1.63E-08</text:p>
          </table:table-cell>
          <table:table-cell table:formula="of:=[.C213]*10^9" office:value-type="float" office:value="-16.31965" calcext:value-type="float">
            <text:p>-16.31965</text:p>
          </table:table-cell>
          <table:table-cell table:formula="of:=[.$N$1]*[.D213]" office:value-type="float" office:value="-14.5620471400831" calcext:value-type="float">
            <text:p>-14.5620471400831</text:p>
          </table:table-cell>
          <table:table-cell table:number-columns-repeated="9"/>
        </table:table-row>
        <table:table-row table:style-name="ro1">
          <table:table-cell office:value-type="time" office:time-value="PT14H19M53.728S" calcext:value-type="time">
            <text:p>14:19:53.7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743292" calcext:value-type="float">
            <text:p>-3.74E-08</text:p>
          </table:table-cell>
          <table:table-cell table:formula="of:=[.C214]*10^9" office:value-type="float" office:value="-37.43292" calcext:value-type="float">
            <text:p>-37.43292</text:p>
          </table:table-cell>
          <table:table-cell table:formula="of:=[.$N$1]*[.D214]" office:value-type="float" office:value="-33.4014482927611" calcext:value-type="float">
            <text:p>-33.4014482927611</text:p>
          </table:table-cell>
          <table:table-cell table:number-columns-repeated="9"/>
        </table:table-row>
        <table:table-row table:style-name="ro1">
          <table:table-cell office:value-type="time" office:time-value="PT14H19M54.112S" calcext:value-type="time">
            <text:p>14:19:54.1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737778" calcext:value-type="float">
            <text:p>-3.74E-08</text:p>
          </table:table-cell>
          <table:table-cell table:formula="of:=[.C215]*10^9" office:value-type="float" office:value="-37.37778" calcext:value-type="float">
            <text:p>-37.37778</text:p>
          </table:table-cell>
          <table:table-cell table:formula="of:=[.$N$1]*[.D215]" office:value-type="float" office:value="-33.352246791546" calcext:value-type="float">
            <text:p>-33.352246791546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33.3491754900012" calcext:value-type="float">
            <text:p>-33.3491754900012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283324849535197" calcext:value-type="float">
            <text:p>0.283324849535197</text:p>
          </table:table-cell>
          <table:table-cell/>
          <table:table-cell table:formula="of:=(MAX([.E214:.E218])-MIN([.E214:.E218]))/2" office:value-type="float" office:value="0.126845110722257" calcext:value-type="float">
            <text:p>0.126845110722257</text:p>
          </table:table-cell>
          <table:table-cell table:number-columns-repeated="2"/>
        </table:table-row>
        <table:table-row table:style-name="ro1">
          <table:table-cell office:value-type="time" office:time-value="PT14H19M54.496S" calcext:value-type="time">
            <text:p>14:19:54.5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733364" calcext:value-type="float">
            <text:p>-3.73E-08</text:p>
          </table:table-cell>
          <table:table-cell table:formula="of:=[.C216]*10^9" office:value-type="float" office:value="-37.33364" calcext:value-type="float">
            <text:p>-37.33364</text:p>
          </table:table-cell>
          <table:table-cell table:formula="of:=[.$N$1]*[.D216]" office:value-type="float" office:value="-33.3128606061338" calcext:value-type="float">
            <text:p>-33.3128606061338</text:p>
          </table:table-cell>
          <table:table-cell table:number-columns-repeated="9"/>
        </table:table-row>
        <table:table-row table:style-name="ro1">
          <table:table-cell office:value-type="time" office:time-value="PT14H19M54.88S" calcext:value-type="time">
            <text:p>14:19:54.8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722152" calcext:value-type="float">
            <text:p>-3.72E-08</text:p>
          </table:table-cell>
          <table:table-cell table:formula="of:=[.C217]*10^9" office:value-type="float" office:value="-37.22152" calcext:value-type="float">
            <text:p>-37.22152</text:p>
          </table:table-cell>
          <table:table-cell table:formula="of:=[.$N$1]*[.D217]" office:value-type="float" office:value="-33.2128157690603" calcext:value-type="float">
            <text:p>-33.2128157690603</text:p>
          </table:table-cell>
          <table:table-cell table:number-columns-repeated="9"/>
        </table:table-row>
        <table:table-row table:style-name="ro1">
          <table:table-cell office:value-type="time" office:time-value="PT14H19M55.264S" calcext:value-type="time">
            <text:p>14:19:55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750583" calcext:value-type="float">
            <text:p>-3.75E-08</text:p>
          </table:table-cell>
          <table:table-cell table:formula="of:=[.C218]*10^9" office:value-type="float" office:value="-37.50583" calcext:value-type="float">
            <text:p>-37.50583</text:p>
          </table:table-cell>
          <table:table-cell table:formula="of:=[.$N$1]*[.D218]" office:value-type="float" office:value="-33.4665059905048" calcext:value-type="float">
            <text:p>-33.4665059905048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9825511587056" calcext:value-type="float">
            <text:p>0.309825511587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94300208518516" calcext:value-type="float">
            <text:p>0.069430020851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55950450233227" calcext:value-type="float">
            <text:p>-0.085595045023323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33459074829" calcext:value-type="float">
            <text:p>0.1221334590748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6793323546224" calcext:value-type="float">
            <text:p>-0.106793323546224</text:p>
          </table:table-cell>
          <table:table-cell office:value-type="float" office:value="0.05" calcext:value-type="float">
            <text:p>0.05</text:p>
          </table:table-cell>
          <table:table-cell office:value-type="float" office:value="0.138627392578406" calcext:value-type="float">
            <text:p>0.1386273925784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377134653283" calcext:value-type="float">
            <text:p>-0.113771346532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2299729687093" calcext:value-type="float">
            <text:p>0.1122997296870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689228569954" calcext:value-type="float">
            <text:p>-0.13689228569954</text:p>
          </table:table-cell>
          <table:table-cell office:value-type="float" office:value="0.05" calcext:value-type="float">
            <text:p>0.05</text:p>
          </table:table-cell>
          <table:table-cell office:value-type="float" office:value="0.126028768399132" calcext:value-type="float">
            <text:p>0.126028768399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838268808409956" calcext:value-type="float">
            <text:p>-0.0838268808409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74661428128" calcext:value-type="float">
            <text:p>0.1058746614281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8624929645376" calcext:value-type="float">
            <text:p>-0.1586249296453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92397296935" calcext:value-type="float">
            <text:p>0.111892397296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2916870216927" calcext:value-type="float">
            <text:p>-0.152916870216927</text:p>
          </table:table-cell>
          <table:table-cell office:value-type="float" office:value="0.05" calcext:value-type="float">
            <text:p>0.05</text:p>
          </table:table-cell>
          <table:table-cell office:value-type="float" office:value="0.120948650732237" calcext:value-type="float">
            <text:p>0.120948650732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67562074497094" calcext:value-type="float">
            <text:p>-0.167562074497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2963386105325" calcext:value-type="float">
            <text:p>0.091296338610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53666565822546" calcext:value-type="float">
            <text:p>-0.153666565822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408642435765" calcext:value-type="float">
            <text:p>0.0918408642435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42569521467162" calcext:value-type="float">
            <text:p>-0.1425695214671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390975399818" calcext:value-type="float">
            <text:p>0.1093909753998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75482399031318" calcext:value-type="float">
            <text:p>-0.1754823990313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3765683176425" calcext:value-type="float">
            <text:p>0.123765683176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4518264478121" calcext:value-type="float">
            <text:p>-0.245182644781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375613593413" calcext:value-type="float">
            <text:p>0.0991375613593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2568229125895" calcext:value-type="float">
            <text:p>-0.252568229125895</text:p>
          </table:table-cell>
          <table:table-cell office:value-type="float" office:value="0.05" calcext:value-type="float">
            <text:p>0.05</text:p>
          </table:table-cell>
          <table:table-cell office:value-type="float" office:value="0.138360055425773" calcext:value-type="float">
            <text:p>0.1383600554257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19907724746263" calcext:value-type="float">
            <text:p>-0.2199077247462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01487383135" calcext:value-type="float">
            <text:p>0.121501487383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694619804881" calcext:value-type="float">
            <text:p>-0.266946198048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7186155745044" calcext:value-type="float">
            <text:p>0.117186155745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0096370332371" calcext:value-type="float">
            <text:p>-0.2500963703323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80179288038" calcext:value-type="float">
            <text:p>0.107780179288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37618694733153" calcext:value-type="float">
            <text:p>-0.237618694733153</text:p>
          </table:table-cell>
          <table:table-cell office:value-type="float" office:value="0.05" calcext:value-type="float">
            <text:p>0.05</text:p>
          </table:table-cell>
          <table:table-cell office:value-type="float" office:value="0.124533590987966" calcext:value-type="float">
            <text:p>0.1245335909879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589951061763" calcext:value-type="float">
            <text:p>-0.2658995106176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987773400779" calcext:value-type="float">
            <text:p>0.1069877734007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928160946111" calcext:value-type="float">
            <text:p>-0.289281609461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4324803428956" calcext:value-type="float">
            <text:p>0.124324803428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672933746179" calcext:value-type="float">
            <text:p>-0.276729337461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9538445949357" calcext:value-type="float">
            <text:p>0.119538445949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08654847794272" calcext:value-type="float">
            <text:p>-0.308654847794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573152308071" calcext:value-type="float">
            <text:p>0.1175731523080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29275345075538" calcext:value-type="float">
            <text:p>-0.32927534507553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691772269958" calcext:value-type="float">
            <text:p>0.1226917722699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99999880779664" calcext:value-type="float">
            <text:p>-0.2999998807796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00393178825" calcext:value-type="float">
            <text:p>0.101000393178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1588591720152" calcext:value-type="float">
            <text:p>-0.3515885917201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025066167862" calcext:value-type="float">
            <text:p>0.095002506616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35406544552848" calcext:value-type="float">
            <text:p>-0.33540654455284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47321259524" calcext:value-type="float">
            <text:p>0.102447321259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79602109786276" calcext:value-type="float">
            <text:p>-0.379602109786276</text:p>
          </table:table-cell>
          <table:table-cell office:value-type="float" office:value="0.05" calcext:value-type="float">
            <text:p>0.05</text:p>
          </table:table-cell>
          <table:table-cell office:value-type="float" office:value="0.129438345887772" calcext:value-type="float">
            <text:p>0.129438345887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04980590325956" calcext:value-type="float">
            <text:p>-0.404980590325956</text:p>
          </table:table-cell>
          <table:table-cell office:value-type="float" office:value="0.05" calcext:value-type="float">
            <text:p>0.05</text:p>
          </table:table-cell>
          <table:table-cell office:value-type="float" office:value="0.132323270741786" calcext:value-type="float">
            <text:p>0.132323270741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93675720042969" calcext:value-type="float">
            <text:p>-0.3936757200429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51197498929" calcext:value-type="float">
            <text:p>0.115751197498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80032546002569" calcext:value-type="float">
            <text:p>-0.48003254600256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133951782037" calcext:value-type="float">
            <text:p>0.093613395178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54468466764073" calcext:value-type="float">
            <text:p>-0.4544684667640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94267519220075" calcext:value-type="float">
            <text:p>0.079426751922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10399134341167" calcext:value-type="float">
            <text:p>-0.5103991343411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34691472005" calcext:value-type="float">
            <text:p>0.107934691472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38702418375818" calcext:value-type="float">
            <text:p>-0.538702418375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63801451752" calcext:value-type="float">
            <text:p>0.1212638014517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99042339963867" calcext:value-type="float">
            <text:p>-0.599042339963867</text:p>
          </table:table-cell>
          <table:table-cell office:value-type="float" office:value="0.05" calcext:value-type="float">
            <text:p>0.05</text:p>
          </table:table-cell>
          <table:table-cell office:value-type="float" office:value="0.121446736635831" calcext:value-type="float">
            <text:p>0.1214467366358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46740759408936" calcext:value-type="float">
            <text:p>-0.6467407594089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14605636804" calcext:value-type="float">
            <text:p>0.1077146056368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60837202585676" calcext:value-type="float">
            <text:p>-0.7608372025856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39355386609" calcext:value-type="float">
            <text:p>0.1103393553866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5603470918417" calcext:value-type="float">
            <text:p>-0.956034709184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6924325512776" calcext:value-type="float">
            <text:p>0.1269243255127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11562378480863" calcext:value-type="float">
            <text:p>-1.115623784808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22612428107" calcext:value-type="float">
            <text:p>0.1212226124281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62457039517922" calcext:value-type="float">
            <text:p>-1.62457039517922</text:p>
          </table:table-cell>
          <table:table-cell office:value-type="float" office:value="0.05" calcext:value-type="float">
            <text:p>0.05</text:p>
          </table:table-cell>
          <table:table-cell office:value-type="float" office:value="0.132511018576788" calcext:value-type="float">
            <text:p>0.132511018576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.68838983548219" calcext:value-type="float">
            <text:p>-2.688389835482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9385352862117" calcext:value-type="float">
            <text:p>0.119385352862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.23734543619347" calcext:value-type="float">
            <text:p>-5.237345436193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49740949185" calcext:value-type="float">
            <text:p>0.11014974094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1.4723659702567" calcext:value-type="float">
            <text:p>-11.4723659702567</text:p>
          </table:table-cell>
          <table:table-cell office:value-type="float" office:value="0.05" calcext:value-type="float">
            <text:p>0.05</text:p>
          </table:table-cell>
          <table:table-cell office:value-type="float" office:value="0.13573065652448" calcext:value-type="float">
            <text:p>0.135730656524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6.3063776652062" calcext:value-type="float">
            <text:p>-26.3063776652062</text:p>
          </table:table-cell>
          <table:table-cell office:value-type="float" office:value="0.05" calcext:value-type="float">
            <text:p>0.05</text:p>
          </table:table-cell>
          <table:table-cell office:value-type="float" office:value="0.227954918524881" calcext:value-type="float">
            <text:p>0.22795491852488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0671025519959" calcext:value-type="float">
            <text:p>0.280671025519959</text:p>
          </table:table-cell>
          <table:table-cell office:value-type="float" office:value="0.05" calcext:value-type="float">
            <text:p>0.05</text:p>
          </table:table-cell>
          <table:table-cell office:value-type="float" office:value="0.163823442335729" calcext:value-type="float">
            <text:p>0.163823442335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175771904241" calcext:value-type="float">
            <text:p>-0.07175771904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7329022224544" calcext:value-type="float">
            <text:p>0.096732902222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88145950276081" calcext:value-type="float">
            <text:p>-0.0988145950276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344048660049" calcext:value-type="float">
            <text:p>0.12344048660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51117575939732" calcext:value-type="float">
            <text:p>-0.0751117575939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97471603394467" calcext:value-type="float">
            <text:p>0.0897471603394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904260042624292" calcext:value-type="float">
            <text:p>-0.090426004262429</text:p>
          </table:table-cell>
          <table:table-cell office:value-type="float" office:value="0.05" calcext:value-type="float">
            <text:p>0.05</text:p>
          </table:table-cell>
          <table:table-cell office:value-type="float" office:value="0.128640328132678" calcext:value-type="float">
            <text:p>0.128640328132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904869752195932" calcext:value-type="float">
            <text:p>-0.090486975219593</text:p>
          </table:table-cell>
          <table:table-cell office:value-type="float" office:value="0.05" calcext:value-type="float">
            <text:p>0.05</text:p>
          </table:table-cell>
          <table:table-cell office:value-type="float" office:value="0.123953975532188" calcext:value-type="float">
            <text:p>0.1239539755321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06881474897448" calcext:value-type="float">
            <text:p>-0.1068814748974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25295278432" calcext:value-type="float">
            <text:p>0.118725295278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38146249222177" calcext:value-type="float">
            <text:p>-0.138146249222177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03799301247" calcext:value-type="float">
            <text:p>0.1172037993012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28243805894836" calcext:value-type="float">
            <text:p>-0.1282438058948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9553464259088" calcext:value-type="float">
            <text:p>0.109553464259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63175138729671" calcext:value-type="float">
            <text:p>-0.163175138729671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46933371711" calcext:value-type="float">
            <text:p>0.1313469333717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5893143443365" calcext:value-type="float">
            <text:p>-0.155893143443365</text:p>
          </table:table-cell>
          <table:table-cell office:value-type="float" office:value="0.05" calcext:value-type="float">
            <text:p>0.05</text:p>
          </table:table-cell>
          <table:table-cell office:value-type="float" office:value="0.13283636995042" calcext:value-type="float">
            <text:p>0.13283636995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63865123307755" calcext:value-type="float">
            <text:p>-0.16386512330775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299488987008" calcext:value-type="float">
            <text:p>0.103299488987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3388425082205" calcext:value-type="float">
            <text:p>-0.23388425082205</text:p>
          </table:table-cell>
          <table:table-cell office:value-type="float" office:value="0.05" calcext:value-type="float">
            <text:p>0.05</text:p>
          </table:table-cell>
          <table:table-cell office:value-type="float" office:value="0.133539699060126" calcext:value-type="float">
            <text:p>0.1335396990601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3985173468994" calcext:value-type="float">
            <text:p>-0.253985173468994</text:p>
          </table:table-cell>
          <table:table-cell office:value-type="float" office:value="0.05" calcext:value-type="float">
            <text:p>0.05</text:p>
          </table:table-cell>
          <table:table-cell office:value-type="float" office:value="0.127250518327236" calcext:value-type="float">
            <text:p>0.127250518327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01149710407619" calcext:value-type="float">
            <text:p>-0.2011497104076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39240458265" calcext:value-type="float">
            <text:p>0.112939240458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51668908846178" calcext:value-type="float">
            <text:p>-0.251668908846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504836238821" calcext:value-type="float">
            <text:p>0.111504836238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29949970650408" calcext:value-type="float">
            <text:p>-0.2299499706504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800203056337" calcext:value-type="float">
            <text:p>0.121800203056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6649646235229" calcext:value-type="float">
            <text:p>-0.2566496462352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13021750877" calcext:value-type="float">
            <text:p>0.107913021750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9139073229624" calcext:value-type="float">
            <text:p>-0.289139073229624</text:p>
          </table:table-cell>
          <table:table-cell office:value-type="float" office:value="0.05" calcext:value-type="float">
            <text:p>0.05</text:p>
          </table:table-cell>
          <table:table-cell office:value-type="float" office:value="0.131459714878285" calcext:value-type="float">
            <text:p>0.131459714878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2477998175465" calcext:value-type="float">
            <text:p>-0.3024779981754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7488549095393" calcext:value-type="float">
            <text:p>0.127488549095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82124655944322" calcext:value-type="float">
            <text:p>-0.2821246559443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816963338524" calcext:value-type="float">
            <text:p>0.117816963338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7623574977781" calcext:value-type="float">
            <text:p>-0.2976235749777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224763695555" calcext:value-type="float">
            <text:p>0.102224763695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01164048617989" calcext:value-type="float">
            <text:p>-0.3011640486179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5746515388" calcext:value-type="float">
            <text:p>0.099957465153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24189565961368" calcext:value-type="float">
            <text:p>-0.324189565961368</text:p>
          </table:table-cell>
          <table:table-cell office:value-type="float" office:value="0.05" calcext:value-type="float">
            <text:p>0.05</text:p>
          </table:table-cell>
          <table:table-cell office:value-type="float" office:value="0.133600456534229" calcext:value-type="float">
            <text:p>0.133600456534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32770329188507" calcext:value-type="float">
            <text:p>-0.3327703291885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25285171467" calcext:value-type="float">
            <text:p>0.115325285171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36852786721316" calcext:value-type="float">
            <text:p>-0.33685278672131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918926814569" calcext:value-type="float">
            <text:p>0.113918926814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92040863196829" calcext:value-type="float">
            <text:p>-0.39204086319682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781894910476" calcext:value-type="float">
            <text:p>0.1207818949104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87335061726428" calcext:value-type="float">
            <text:p>-0.387335061726428</text:p>
          </table:table-cell>
          <table:table-cell office:value-type="float" office:value="0.05" calcext:value-type="float">
            <text:p>0.05</text:p>
          </table:table-cell>
          <table:table-cell office:value-type="float" office:value="0.129836335673473" calcext:value-type="float">
            <text:p>0.1298363356734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8419496374083" calcext:value-type="float">
            <text:p>-0.38419496374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2861955379988" calcext:value-type="float">
            <text:p>0.068286195537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56054907334263" calcext:value-type="float">
            <text:p>-0.45605490733426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46028308049" calcext:value-type="float">
            <text:p>0.111246028308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94757375693734" calcext:value-type="float">
            <text:p>-0.494757375693734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87767438903" calcext:value-type="float">
            <text:p>0.120887767438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36688636801604" calcext:value-type="float">
            <text:p>-0.536688636801604</text:p>
          </table:table-cell>
          <table:table-cell office:value-type="float" office:value="0.05" calcext:value-type="float">
            <text:p>0.05</text:p>
          </table:table-cell>
          <table:table-cell office:value-type="float" office:value="0.120981253951687" calcext:value-type="float">
            <text:p>0.1209812539516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48045010723512" calcext:value-type="float">
            <text:p>-0.54804501072351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08550306328" calcext:value-type="float">
            <text:p>0.110708550306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94875470715154" calcext:value-type="float">
            <text:p>-0.5948754707151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45297478718" calcext:value-type="float">
            <text:p>0.1055452974787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54346719008628" calcext:value-type="float">
            <text:p>-0.6543467190086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90283615628" calcext:value-type="float">
            <text:p>0.096190283615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809994820416072" calcext:value-type="float">
            <text:p>-0.80999482041607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90981061642" calcext:value-type="float">
            <text:p>0.110590981061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50857237174374" calcext:value-type="float">
            <text:p>-0.9508572371743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66563758112" calcext:value-type="float">
            <text:p>0.102466563758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19560790098409" calcext:value-type="float">
            <text:p>-1.19560790098409</text:p>
          </table:table-cell>
          <table:table-cell office:value-type="float" office:value="0.05" calcext:value-type="float">
            <text:p>0.05</text:p>
          </table:table-cell>
          <table:table-cell office:value-type="float" office:value="0.144772596589535" calcext:value-type="float">
            <text:p>0.144772596589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71737634761799" calcext:value-type="float">
            <text:p>-1.71737634761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30092933363122" calcext:value-type="float">
            <text:p>0.1300929333631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.91079400549576" calcext:value-type="float">
            <text:p>-2.91079400549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053396429018" calcext:value-type="float">
            <text:p>0.0840053396429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.84892687778745" calcext:value-type="float">
            <text:p>-5.84892687778745</text:p>
          </table:table-cell>
          <table:table-cell office:value-type="float" office:value="0.05" calcext:value-type="float">
            <text:p>0.05</text:p>
          </table:table-cell>
          <table:table-cell office:value-type="float" office:value="0.116550785578396" calcext:value-type="float">
            <text:p>0.116550785578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2.875700931844" calcext:value-type="float">
            <text:p>-12.875700931844</text:p>
          </table:table-cell>
          <table:table-cell office:value-type="float" office:value="0.05" calcext:value-type="float">
            <text:p>0.05</text:p>
          </table:table-cell>
          <table:table-cell office:value-type="float" office:value="0.159509115461294" calcext:value-type="float">
            <text:p>0.159509115461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.6503201293965" calcext:value-type="float">
            <text:p>-29.6503201293965</text:p>
          </table:table-cell>
          <table:table-cell office:value-type="float" office:value="0.05" calcext:value-type="float">
            <text:p>0.05</text:p>
          </table:table-cell>
          <table:table-cell office:value-type="float" office:value="0.256251453273402" calcext:value-type="float">
            <text:p>0.25625145327340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0702126793904" calcext:value-type="float">
            <text:p>0.270702126793904</text:p>
          </table:table-cell>
          <table:table-cell office:value-type="float" office:value="0.05" calcext:value-type="float">
            <text:p>0.05</text:p>
          </table:table-cell>
          <table:table-cell office:value-type="float" office:value="0.127848787037903" calcext:value-type="float">
            <text:p>0.127848787037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49247029988778" calcext:value-type="float">
            <text:p>-0.05492470299887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996042677376" calcext:value-type="float">
            <text:p>0.111996042677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1649773838028" calcext:value-type="float">
            <text:p>-0.1316497738380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082528001496" calcext:value-type="float">
            <text:p>0.08630825280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989836515285513" calcext:value-type="float">
            <text:p>-0.0989836515285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01018608886" calcext:value-type="float">
            <text:p>0.113010186088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01901430826613" calcext:value-type="float">
            <text:p>-0.1019014308266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4981855105955" calcext:value-type="float">
            <text:p>0.124981855105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810128344403048" calcext:value-type="float">
            <text:p>-0.08101283444030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78571044513" calcext:value-type="float">
            <text:p>0.1101785710445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999039283998089" calcext:value-type="float">
            <text:p>-0.099903928399809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63077105934" calcext:value-type="float">
            <text:p>0.1227630771059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3029932022878" calcext:value-type="float">
            <text:p>-0.130299320228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21954088749" calcext:value-type="float">
            <text:p>0.107219540887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2807939382287" calcext:value-type="float">
            <text:p>-0.128079393822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65520195097" calcext:value-type="float">
            <text:p>0.105365520195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31263730329093" calcext:value-type="float">
            <text:p>-0.1312637303290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6077966644" calcext:value-type="float">
            <text:p>0.09096077966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1861870105563" calcext:value-type="float">
            <text:p>-0.1518618701055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7206778491149" calcext:value-type="float">
            <text:p>0.127206778491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8004614611301" calcext:value-type="float">
            <text:p>-0.180046146113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4386859417" calcext:value-type="float">
            <text:p>0.11184386859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37045462444241" calcext:value-type="float">
            <text:p>-0.237045462444241</text:p>
          </table:table-cell>
          <table:table-cell office:value-type="float" office:value="0.05" calcext:value-type="float">
            <text:p>0.05</text:p>
          </table:table-cell>
          <table:table-cell office:value-type="float" office:value="0.154483865553364" calcext:value-type="float">
            <text:p>0.154483865553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6853970201808" calcext:value-type="float">
            <text:p>-0.2268539702018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63637163393" calcext:value-type="float">
            <text:p>0.122163637163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28798723336885" calcext:value-type="float">
            <text:p>-0.2287987233368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07450624139" calcext:value-type="float">
            <text:p>0.113074506241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34447491119474" calcext:value-type="float">
            <text:p>-0.2344474911194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67476055518" calcext:value-type="float">
            <text:p>0.101767476055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28739331753264" calcext:value-type="float">
            <text:p>-0.228739331753264</text:p>
          </table:table-cell>
          <table:table-cell office:value-type="float" office:value="0.05" calcext:value-type="float">
            <text:p>0.05</text:p>
          </table:table-cell>
          <table:table-cell office:value-type="float" office:value="0.122312963183067" calcext:value-type="float">
            <text:p>0.122312963183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20930587729086" calcext:value-type="float">
            <text:p>-0.220930587729086</text:p>
          </table:table-cell>
          <table:table-cell office:value-type="float" office:value="0.05" calcext:value-type="float">
            <text:p>0.05</text:p>
          </table:table-cell>
          <table:table-cell office:value-type="float" office:value="0.121699476098359" calcext:value-type="float">
            <text:p>0.121699476098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48342766011045" calcext:value-type="float">
            <text:p>-0.248342766011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504572443352155" calcext:value-type="float">
            <text:p>0.0504572443352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4564248118226" calcext:value-type="float">
            <text:p>-0.29456424811822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5875000418" calcext:value-type="float">
            <text:p>0.11925875000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49864354112822" calcext:value-type="float">
            <text:p>-0.249864354112822</text:p>
          </table:table-cell>
          <table:table-cell office:value-type="float" office:value="0.05" calcext:value-type="float">
            <text:p>0.05</text:p>
          </table:table-cell>
          <table:table-cell office:value-type="float" office:value="0.0551072156800402" calcext:value-type="float">
            <text:p>0.05510721568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4772047276785" calcext:value-type="float">
            <text:p>-0.294772047276785</text:p>
          </table:table-cell>
          <table:table-cell office:value-type="float" office:value="0.05" calcext:value-type="float">
            <text:p>0.05</text:p>
          </table:table-cell>
          <table:table-cell office:value-type="float" office:value="0.131079310579573" calcext:value-type="float">
            <text:p>0.1310793105795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00027381509941" calcext:value-type="float">
            <text:p>-0.3000273815099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98323694455527" calcext:value-type="float">
            <text:p>0.069832369445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1268054843955" calcext:value-type="float">
            <text:p>-0.341268054843955</text:p>
          </table:table-cell>
          <table:table-cell office:value-type="float" office:value="0.05" calcext:value-type="float">
            <text:p>0.05</text:p>
          </table:table-cell>
          <table:table-cell office:value-type="float" office:value="0.127576639669563" calcext:value-type="float">
            <text:p>0.127576639669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85314748505698" calcext:value-type="float">
            <text:p>-0.385314748505698</text:p>
          </table:table-cell>
          <table:table-cell office:value-type="float" office:value="0.05" calcext:value-type="float">
            <text:p>0.05</text:p>
          </table:table-cell>
          <table:table-cell office:value-type="float" office:value="0.0634394508870322" calcext:value-type="float">
            <text:p>0.0634394508870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34312886374044" calcext:value-type="float">
            <text:p>-0.3343128863740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04598991576" calcext:value-type="float">
            <text:p>0.120804598991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07152291408423" calcext:value-type="float">
            <text:p>-0.40715229140842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297205753347" calcext:value-type="float">
            <text:p>0.1262972057533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1721013474168" calcext:value-type="float">
            <text:p>-0.417210134741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48906454069912" calcext:value-type="float">
            <text:p>0.064890645406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88892502499928" calcext:value-type="float">
            <text:p>-0.38889250249992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35545110915" calcext:value-type="float">
            <text:p>0.103335545110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74640082884634" calcext:value-type="float">
            <text:p>-0.47464008288463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913331313422" calcext:value-type="float">
            <text:p>0.1189133313134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00426827023624" calcext:value-type="float">
            <text:p>-0.500426827023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174892597288" calcext:value-type="float">
            <text:p>0.091617489259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10685045567487" calcext:value-type="float">
            <text:p>-0.5106850455674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607588665487" calcext:value-type="float">
            <text:p>0.1186075886654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1645229313483" calcext:value-type="float">
            <text:p>-0.51645229313483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96151221105" calcext:value-type="float">
            <text:p>0.122796151221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640634776370225" calcext:value-type="float">
            <text:p>-0.64063477637022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00855647961" calcext:value-type="float">
            <text:p>0.1157008556479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98042595437551" calcext:value-type="float">
            <text:p>-0.6980425954375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695692969255" calcext:value-type="float">
            <text:p>0.0557695692969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84287348336712" calcext:value-type="float">
            <text:p>-0.7842873483367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647997225753" calcext:value-type="float">
            <text:p>0.092564799722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76470089609396" calcext:value-type="float">
            <text:p>-0.976470089609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676727377148" calcext:value-type="float">
            <text:p>0.036467672737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2418849445921" calcext:value-type="float">
            <text:p>-1.22418849445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371100546806" calcext:value-type="float">
            <text:p>0.0886371100546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83102146472809" calcext:value-type="float">
            <text:p>-1.831021464728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93847936657" calcext:value-type="float">
            <text:p>0.107993847936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.19222480784297" calcext:value-type="float">
            <text:p>-3.19222480784297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80216230943" calcext:value-type="float">
            <text:p>0.114080216230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.4108139108528" calcext:value-type="float">
            <text:p>-6.4108139108528</text:p>
          </table:table-cell>
          <table:table-cell office:value-type="float" office:value="0.05" calcext:value-type="float">
            <text:p>0.05</text:p>
          </table:table-cell>
          <table:table-cell office:value-type="float" office:value="0.0588302864095529" calcext:value-type="float">
            <text:p>0.058830286409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4.5080361341247" calcext:value-type="float">
            <text:p>-14.5080361341247</text:p>
          </table:table-cell>
          <table:table-cell office:value-type="float" office:value="0.05" calcext:value-type="float">
            <text:p>0.05</text:p>
          </table:table-cell>
          <table:table-cell office:value-type="float" office:value="0.172281736620802" calcext:value-type="float">
            <text:p>0.172281736620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3.3491754900012" calcext:value-type="float">
            <text:p>-33.3491754900012</text:p>
          </table:table-cell>
          <table:table-cell office:value-type="float" office:value="0.05" calcext:value-type="float">
            <text:p>0.05</text:p>
          </table:table-cell>
          <table:table-cell office:value-type="float" office:value="0.283324849535197" calcext:value-type="float">
            <text:p>0.283324849535197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5:52:32.282093293</dc:date>
    <meta:editing-duration>PT1H37M56S</meta:editing-duration>
    <meta:editing-cycles>15</meta:editing-cycles>
    <meta:generator>LibreOffice/5.3.6.1$Linux_X86_64 LibreOffice_project/30$Build-1</meta:generator>
    <meta:document-statistic meta:table-count="4" meta:cell-count="1865" meta:object-count="0"/>
  </office:meta>
</office:document-meta>
</file>